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2.895cm"/>
    </style:style>
    <style:style style:name="co18" style:family="table-column">
      <style:table-column-properties fo:break-before="auto" style:column-width="3.304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13.234cm"/>
    </style:style>
    <style:style style:name="co21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o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Extração</text:p>
          </table:table-cell>
          <table:table-cell office:value-type="string" calcext:value-type="string">
            <text:p>DI_Ext</text:p>
          </table:table-cell>
          <table:table-cell office:value-type="string" calcext:value-type="string">
            <text:p>DF_Ext</text:p>
          </table:table-cell>
          <table:table-cell office:value-type="string" calcext:value-type="string">
            <text:p>Remodelar</text:p>
          </table:table-cell>
          <table:table-cell office:value-type="string" calcext:value-type="string">
            <text:p>DI_Rem</text:p>
          </table:table-cell>
          <table:table-cell office:value-type="string" calcext:value-type="string">
            <text:p>DF_Rem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DI_Rev</text:p>
          </table:table-cell>
          <table:table-cell office:value-type="string" calcext:value-type="string">
            <text:p>DF_Rev</text:p>
          </table:table-cell>
          <table:table-cell/>
        </table:table-row>
        <table:table-row table:style-name="ro1">
          <table:table-cell office:value-type="string" calcext:value-type="string">
            <text:p>SB-24-Y-D-V-2-NE</text:p>
          </table:table-cell>
          <table:table-cell office:value-type="string" calcext:value-type="string">
            <text:p>1283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2-SO</text:p>
          </table:table-cell>
          <table:table-cell office:value-type="string" calcext:value-type="string">
            <text:p>1283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2-SE</text:p>
          </table:table-cell>
          <table:table-cell office:value-type="string" calcext:value-type="string">
            <text:p>1283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3-NO</text:p>
          </table:table-cell>
          <table:table-cell office:value-type="string" calcext:value-type="string">
            <text:p>1283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3-NE</text:p>
          </table:table-cell>
          <table:table-cell office:value-type="string" calcext:value-type="string">
            <text:p>1283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3-SO</text:p>
          </table:table-cell>
          <table:table-cell office:value-type="string" calcext:value-type="string">
            <text:p>1283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3-SE</text:p>
          </table:table-cell>
          <table:table-cell office:value-type="string" calcext:value-type="string">
            <text:p>1283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4-NO</text:p>
          </table:table-cell>
          <table:table-cell office:value-type="string" calcext:value-type="string">
            <text:p>1283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4-NE</text:p>
          </table:table-cell>
          <table:table-cell office:value-type="string" calcext:value-type="string">
            <text:p>1283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4-SO</text:p>
          </table:table-cell>
          <table:table-cell office:value-type="string" calcext:value-type="string">
            <text:p>1283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1-NO</text:p>
          </table:table-cell>
          <table:table-cell office:value-type="string" calcext:value-type="string">
            <text:p>1282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1-NE</text:p>
          </table:table-cell>
          <table:table-cell office:value-type="string" calcext:value-type="string">
            <text:p>1282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1-SO</text:p>
          </table:table-cell>
          <table:table-cell office:value-type="string" calcext:value-type="string">
            <text:p>1282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1-SE</text:p>
          </table:table-cell>
          <table:table-cell office:value-type="string" calcext:value-type="string">
            <text:p>1282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2-NE</text:p>
          </table:table-cell>
          <table:table-cell office:value-type="string" calcext:value-type="string">
            <text:p>1361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2-NO</text:p>
          </table:table-cell>
          <table:table-cell office:value-type="string" calcext:value-type="string">
            <text:p>1282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2-SO</text:p>
          </table:table-cell>
          <table:table-cell office:value-type="string" calcext:value-type="string">
            <text:p>1361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2-SE</text:p>
          </table:table-cell>
          <table:table-cell office:value-type="string" calcext:value-type="string">
            <text:p>1361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3-NO</text:p>
          </table:table-cell>
          <table:table-cell office:value-type="string" calcext:value-type="string">
            <text:p>1361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3-NE</text:p>
          </table:table-cell>
          <table:table-cell office:value-type="string" calcext:value-type="string">
            <text:p>1361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3-NO</text:p>
          </table:table-cell>
          <table:table-cell office:value-type="string" calcext:value-type="string">
            <text:p>1284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3-SO</text:p>
          </table:table-cell>
          <table:table-cell office:value-type="string" calcext:value-type="string">
            <text:p>1361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3-SE</text:p>
          </table:table-cell>
          <table:table-cell office:value-type="string" calcext:value-type="string">
            <text:p>1361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3-SO</text:p>
          </table:table-cell>
          <table:table-cell office:value-type="string" calcext:value-type="string">
            <text:p>1284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4-NO</text:p>
          </table:table-cell>
          <table:table-cell office:value-type="string" calcext:value-type="string">
            <text:p>1361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4-NE</text:p>
          </table:table-cell>
          <table:table-cell office:value-type="string" calcext:value-type="string">
            <text:p>1361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4-SO</text:p>
          </table:table-cell>
          <table:table-cell office:value-type="string" calcext:value-type="string">
            <text:p>1361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1-NO</text:p>
          </table:table-cell>
          <table:table-cell office:value-type="string" calcext:value-type="string">
            <text:p>1438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4-SE</text:p>
          </table:table-cell>
          <table:table-cell office:value-type="string" calcext:value-type="string">
            <text:p>1282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1-NE</text:p>
          </table:table-cell>
          <table:table-cell office:value-type="string" calcext:value-type="string">
            <text:p>1438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1-NO</text:p>
          </table:table-cell>
          <table:table-cell office:value-type="string" calcext:value-type="string">
            <text:p>1283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1-SO</text:p>
          </table:table-cell>
          <table:table-cell office:value-type="string" calcext:value-type="string">
            <text:p>1438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1-NE</text:p>
          </table:table-cell>
          <table:table-cell office:value-type="string" calcext:value-type="string">
            <text:p>1283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1-SE</text:p>
          </table:table-cell>
          <table:table-cell office:value-type="string" calcext:value-type="string">
            <text:p>1438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1-SO</text:p>
          </table:table-cell>
          <table:table-cell office:value-type="string" calcext:value-type="string">
            <text:p>1283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2-NO</text:p>
          </table:table-cell>
          <table:table-cell office:value-type="string" calcext:value-type="string">
            <text:p>1438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1-SE</text:p>
          </table:table-cell>
          <table:table-cell office:value-type="string" calcext:value-type="string">
            <text:p>1283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2-NE</text:p>
          </table:table-cell>
          <table:table-cell office:value-type="string" calcext:value-type="string">
            <text:p>1362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2-NO</text:p>
          </table:table-cell>
          <table:table-cell office:value-type="string" calcext:value-type="string">
            <text:p>1283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2-SO</text:p>
          </table:table-cell>
          <table:table-cell office:value-type="string" calcext:value-type="string">
            <text:p>1362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2-SE</text:p>
          </table:table-cell>
          <table:table-cell office:value-type="string" calcext:value-type="string">
            <text:p>1362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3-NO</text:p>
          </table:table-cell>
          <table:table-cell office:value-type="string" calcext:value-type="string">
            <text:p>1362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3-NE</text:p>
          </table:table-cell>
          <table:table-cell office:value-type="string" calcext:value-type="string">
            <text:p>1362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3-SO</text:p>
          </table:table-cell>
          <table:table-cell office:value-type="string" calcext:value-type="string">
            <text:p>1362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3-SE</text:p>
          </table:table-cell>
          <table:table-cell office:value-type="string" calcext:value-type="string">
            <text:p>1362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4-NO</text:p>
          </table:table-cell>
          <table:table-cell office:value-type="string" calcext:value-type="string">
            <text:p>1362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4-NE</text:p>
          </table:table-cell>
          <table:table-cell office:value-type="string" calcext:value-type="string">
            <text:p>1362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4-SO</text:p>
          </table:table-cell>
          <table:table-cell office:value-type="string" calcext:value-type="string">
            <text:p>1362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4-SE</text:p>
          </table:table-cell>
          <table:table-cell office:value-type="string" calcext:value-type="string">
            <text:p>1438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1-NO</text:p>
          </table:table-cell>
          <table:table-cell office:value-type="string" calcext:value-type="string">
            <text:p>1361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4-SE</text:p>
          </table:table-cell>
          <table:table-cell office:value-type="string" calcext:value-type="string">
            <text:p>1283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1-NE</text:p>
          </table:table-cell>
          <table:table-cell office:value-type="string" calcext:value-type="string">
            <text:p>1361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1-NO</text:p>
          </table:table-cell>
          <table:table-cell office:value-type="string" calcext:value-type="string">
            <text:p>1284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1-SO</text:p>
          </table:table-cell>
          <table:table-cell office:value-type="string" calcext:value-type="string">
            <text:p>1361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1-SE</text:p>
          </table:table-cell>
          <table:table-cell office:value-type="string" calcext:value-type="string">
            <text:p>1361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1-SO</text:p>
          </table:table-cell>
          <table:table-cell office:value-type="string" calcext:value-type="string">
            <text:p>1284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2-NO</text:p>
          </table:table-cell>
          <table:table-cell office:value-type="string" calcext:value-type="string">
            <text:p>1361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4-SE</text:p>
          </table:table-cell>
          <table:table-cell office:value-type="string" calcext:value-type="string">
            <text:p>1361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1-NO</text:p>
          </table:table-cell>
          <table:table-cell office:value-type="string" calcext:value-type="string">
            <text:p>1362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1-NE</text:p>
          </table:table-cell>
          <table:table-cell office:value-type="string" calcext:value-type="string">
            <text:p>1362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1-SO</text:p>
          </table:table-cell>
          <table:table-cell office:value-type="string" calcext:value-type="string">
            <text:p>1362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1-SE</text:p>
          </table:table-cell>
          <table:table-cell office:value-type="string" calcext:value-type="string">
            <text:p>1362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2-NO</text:p>
          </table:table-cell>
          <table:table-cell office:value-type="string" calcext:value-type="string">
            <text:p>1362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2-SO</text:p>
          </table:table-cell>
          <table:table-cell office:value-type="string" calcext:value-type="string">
            <text:p>1515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2-SE</text:p>
          </table:table-cell>
          <table:table-cell office:value-type="string" calcext:value-type="string">
            <text:p>1515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3-NE</text:p>
          </table:table-cell>
          <table:table-cell office:value-type="string" calcext:value-type="string">
            <text:p>1515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3-SE</text:p>
          </table:table-cell>
          <table:table-cell office:value-type="string" calcext:value-type="string">
            <text:p>1515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4-NO</text:p>
          </table:table-cell>
          <table:table-cell office:value-type="string" calcext:value-type="string">
            <text:p>1515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4-NE</text:p>
          </table:table-cell>
          <table:table-cell office:value-type="string" calcext:value-type="string">
            <text:p>1515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4-SO</text:p>
          </table:table-cell>
          <table:table-cell office:value-type="string" calcext:value-type="string">
            <text:p>1515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1-NE</text:p>
          </table:table-cell>
          <table:table-cell office:value-type="string" calcext:value-type="string">
            <text:p>1515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2-NO</text:p>
          </table:table-cell>
          <table:table-cell office:value-type="string" calcext:value-type="string">
            <text:p>1515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2-NE</text:p>
          </table:table-cell>
          <table:table-cell office:value-type="string" calcext:value-type="string">
            <text:p>1515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2-NE</text:p>
          </table:table-cell>
          <table:table-cell office:value-type="string" calcext:value-type="string">
            <text:p>1281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2-SO</text:p>
          </table:table-cell>
          <table:table-cell office:value-type="string" calcext:value-type="string">
            <text:p>1281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2-SE</text:p>
          </table:table-cell>
          <table:table-cell office:value-type="string" calcext:value-type="string">
            <text:p>1281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4-NO</text:p>
          </table:table-cell>
          <table:table-cell office:value-type="string" calcext:value-type="string">
            <text:p>1281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4-SE</text:p>
          </table:table-cell>
          <table:table-cell office:value-type="string" calcext:value-type="string">
            <text:p>1515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4-NE</text:p>
          </table:table-cell>
          <table:table-cell office:value-type="string" calcext:value-type="string">
            <text:p>1281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-3-NE</text:p>
          </table:table-cell>
          <table:table-cell office:value-type="string" calcext:value-type="string">
            <text:p>1203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-3-SO</text:p>
          </table:table-cell>
          <table:table-cell office:value-type="string" calcext:value-type="string">
            <text:p>1203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-3-SE</text:p>
          </table:table-cell>
          <table:table-cell office:value-type="string" calcext:value-type="string">
            <text:p>1203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-4-SO</text:p>
          </table:table-cell>
          <table:table-cell office:value-type="string" calcext:value-type="string">
            <text:p>1203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2-NE</text:p>
          </table:table-cell>
          <table:table-cell office:value-type="string" calcext:value-type="string">
            <text:p>1360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2-SO</text:p>
          </table:table-cell>
          <table:table-cell office:value-type="string" calcext:value-type="string">
            <text:p>1360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2-NO</text:p>
          </table:table-cell>
          <table:table-cell office:value-type="string" calcext:value-type="string">
            <text:p>1281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2-SE</text:p>
          </table:table-cell>
          <table:table-cell office:value-type="string" calcext:value-type="string">
            <text:p>1360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3-NO</text:p>
          </table:table-cell>
          <table:table-cell office:value-type="string" calcext:value-type="string">
            <text:p>1360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3-NE</text:p>
          </table:table-cell>
          <table:table-cell office:value-type="string" calcext:value-type="string">
            <text:p>1360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3-SO</text:p>
          </table:table-cell>
          <table:table-cell office:value-type="string" calcext:value-type="string">
            <text:p>1360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3-NO</text:p>
          </table:table-cell>
          <table:table-cell office:value-type="string" calcext:value-type="string">
            <text:p>1204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3-SE</text:p>
          </table:table-cell>
          <table:table-cell office:value-type="string" calcext:value-type="string">
            <text:p>1360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3-NE</text:p>
          </table:table-cell>
          <table:table-cell office:value-type="string" calcext:value-type="string">
            <text:p>1204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4-NO</text:p>
          </table:table-cell>
          <table:table-cell office:value-type="string" calcext:value-type="string">
            <text:p>1360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3-SO</text:p>
          </table:table-cell>
          <table:table-cell office:value-type="string" calcext:value-type="string">
            <text:p>1204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4-NE</text:p>
          </table:table-cell>
          <table:table-cell office:value-type="string" calcext:value-type="string">
            <text:p>1360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3-SE</text:p>
          </table:table-cell>
          <table:table-cell office:value-type="string" calcext:value-type="string">
            <text:p>1204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4-SO</text:p>
          </table:table-cell>
          <table:table-cell office:value-type="string" calcext:value-type="string">
            <text:p>1360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4-NO</text:p>
          </table:table-cell>
          <table:table-cell office:value-type="string" calcext:value-type="string">
            <text:p>1204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4-NE</text:p>
          </table:table-cell>
          <table:table-cell office:value-type="string" calcext:value-type="string">
            <text:p>1204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4-SO</text:p>
          </table:table-cell>
          <table:table-cell office:value-type="string" calcext:value-type="string">
            <text:p>1204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4-SE</text:p>
          </table:table-cell>
          <table:table-cell office:value-type="string" calcext:value-type="string">
            <text:p>1281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I-3-SO</text:p>
          </table:table-cell>
          <table:table-cell office:value-type="string" calcext:value-type="string">
            <text:p>1205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-4-SE</text:p>
          </table:table-cell>
          <table:table-cell office:value-type="string" calcext:value-type="string">
            <text:p>1359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-4-SE</text:p>
          </table:table-cell>
          <table:table-cell office:value-type="string" calcext:value-type="string">
            <text:p>1203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1-SE</text:p>
          </table:table-cell>
          <table:table-cell office:value-type="string" calcext:value-type="string">
            <text:p>1360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2-NE</text:p>
          </table:table-cell>
          <table:table-cell office:value-type="string" calcext:value-type="string">
            <text:p>1437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2-SO</text:p>
          </table:table-cell>
          <table:table-cell office:value-type="string" calcext:value-type="string">
            <text:p>1437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2-NE</text:p>
          </table:table-cell>
          <table:table-cell office:value-type="string" calcext:value-type="string">
            <text:p>1282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2-SE</text:p>
          </table:table-cell>
          <table:table-cell office:value-type="string" calcext:value-type="string">
            <text:p>1437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2-SO</text:p>
          </table:table-cell>
          <table:table-cell office:value-type="string" calcext:value-type="string">
            <text:p>1282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2-SE</text:p>
          </table:table-cell>
          <table:table-cell office:value-type="string" calcext:value-type="string">
            <text:p>1282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3-NO</text:p>
          </table:table-cell>
          <table:table-cell office:value-type="string" calcext:value-type="string">
            <text:p>1282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3-NE</text:p>
          </table:table-cell>
          <table:table-cell office:value-type="string" calcext:value-type="string">
            <text:p>1282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3-SO</text:p>
          </table:table-cell>
          <table:table-cell office:value-type="string" calcext:value-type="string">
            <text:p>1282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4-NO</text:p>
          </table:table-cell>
          <table:table-cell office:value-type="string" calcext:value-type="string">
            <text:p>1437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3-SE</text:p>
          </table:table-cell>
          <table:table-cell office:value-type="string" calcext:value-type="string">
            <text:p>1282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4-NE</text:p>
          </table:table-cell>
          <table:table-cell office:value-type="string" calcext:value-type="string">
            <text:p>1437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4-NO</text:p>
          </table:table-cell>
          <table:table-cell office:value-type="string" calcext:value-type="string">
            <text:p>1282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4-NE</text:p>
          </table:table-cell>
          <table:table-cell office:value-type="string" calcext:value-type="string">
            <text:p>1282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4-SE</text:p>
          </table:table-cell>
          <table:table-cell office:value-type="string" calcext:value-type="string">
            <text:p>1360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4-SO</text:p>
          </table:table-cell>
          <table:table-cell office:value-type="string" calcext:value-type="string">
            <text:p>1282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4-SE</text:p>
          </table:table-cell>
          <table:table-cell office:value-type="string" calcext:value-type="string">
            <text:p>1204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2-NE</text:p>
          </table:table-cell>
          <table:table-cell office:value-type="string" calcext:value-type="string">
            <text:p>1438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2-SO</text:p>
          </table:table-cell>
          <table:table-cell office:value-type="string" calcext:value-type="string">
            <text:p>1438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2-SE</text:p>
          </table:table-cell>
          <table:table-cell office:value-type="string" calcext:value-type="string">
            <text:p>1438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3-NO</text:p>
          </table:table-cell>
          <table:table-cell office:value-type="string" calcext:value-type="string">
            <text:p>1438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3-NE</text:p>
          </table:table-cell>
          <table:table-cell office:value-type="string" calcext:value-type="string">
            <text:p>1438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3-SO</text:p>
          </table:table-cell>
          <table:table-cell office:value-type="string" calcext:value-type="string">
            <text:p>1438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3-SE</text:p>
          </table:table-cell>
          <table:table-cell office:value-type="string" calcext:value-type="string">
            <text:p>1438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4-NO</text:p>
          </table:table-cell>
          <table:table-cell office:value-type="string" calcext:value-type="string">
            <text:p>1438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4-NE</text:p>
          </table:table-cell>
          <table:table-cell office:value-type="string" calcext:value-type="string">
            <text:p>1438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4-SO</text:p>
          </table:table-cell>
          <table:table-cell office:value-type="string" calcext:value-type="string">
            <text:p>1438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1-SE</text:p>
          </table:table-cell>
          <table:table-cell office:value-type="string" calcext:value-type="string">
            <text:p>1437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2-NO</text:p>
          </table:table-cell>
          <table:table-cell office:value-type="string" calcext:value-type="string">
            <text:p>1437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3-NO</text:p>
          </table:table-cell>
          <table:table-cell office:value-type="string" calcext:value-type="string">
            <text:p>1363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3-SO</text:p>
          </table:table-cell>
          <table:table-cell office:value-type="string" calcext:value-type="string">
            <text:p>1363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2-SO</text:p>
          </table:table-cell>
          <table:table-cell office:value-type="string" calcext:value-type="string">
            <text:p>1439-2-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5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2021/03/1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7</text:p>
          </table:table-cell>
          <table:table-cell/>
        </table:table-row>
        <table:table-row table:style-name="ro1">
          <table:table-cell office:value-type="string" calcext:value-type="string">
            <text:p>SC-24-V-B-IV-2-SE</text:p>
          </table:table-cell>
          <table:table-cell office:value-type="string" calcext:value-type="string">
            <text:p>1439-2-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7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3/17</text:p>
          </table:table-cell>
          <table:table-cell office:value-type="string" calcext:value-type="string">
            <text:p>2021/03/22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22</text:p>
          </table:table-cell>
          <table:table-cell/>
        </table:table-row>
        <table:table-row table:style-name="ro1">
          <table:table-cell office:value-type="string" calcext:value-type="string">
            <text:p>SC-24-V-B-IV-3-NO</text:p>
          </table:table-cell>
          <table:table-cell office:value-type="string" calcext:value-type="string">
            <text:p>1439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3-NE</text:p>
          </table:table-cell>
          <table:table-cell office:value-type="string" calcext:value-type="string">
            <text:p>1439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3-SO</text:p>
          </table:table-cell>
          <table:table-cell office:value-type="string" calcext:value-type="string">
            <text:p>1439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3-SE</text:p>
          </table:table-cell>
          <table:table-cell office:value-type="string" calcext:value-type="string">
            <text:p>1439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4-NO</text:p>
          </table:table-cell>
          <table:table-cell office:value-type="string" calcext:value-type="string">
            <text:p>1439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4-NE</text:p>
          </table:table-cell>
          <table:table-cell office:value-type="string" calcext:value-type="string">
            <text:p>1439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4-SO</text:p>
          </table:table-cell>
          <table:table-cell office:value-type="string" calcext:value-type="string">
            <text:p>1439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4-SE</text:p>
          </table:table-cell>
          <table:table-cell office:value-type="string" calcext:value-type="string">
            <text:p>1362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1-NO</text:p>
          </table:table-cell>
          <table:table-cell office:value-type="string" calcext:value-type="string">
            <text:p>1363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1-SO</text:p>
          </table:table-cell>
          <table:table-cell office:value-type="string" calcext:value-type="string">
            <text:p>1363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2-SO</text:p>
          </table:table-cell>
          <table:table-cell office:value-type="string" calcext:value-type="string">
            <text:p>1440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2-SE</text:p>
          </table:table-cell>
          <table:table-cell office:value-type="string" calcext:value-type="string">
            <text:p>1440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3-NO</text:p>
          </table:table-cell>
          <table:table-cell office:value-type="string" calcext:value-type="string">
            <text:p>1440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3-NE</text:p>
          </table:table-cell>
          <table:table-cell office:value-type="string" calcext:value-type="string">
            <text:p>1440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3-SO</text:p>
          </table:table-cell>
          <table:table-cell office:value-type="string" calcext:value-type="string">
            <text:p>1440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3-SE</text:p>
          </table:table-cell>
          <table:table-cell office:value-type="string" calcext:value-type="string">
            <text:p>1440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4-NO</text:p>
          </table:table-cell>
          <table:table-cell office:value-type="string" calcext:value-type="string">
            <text:p>1440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1-NO</text:p>
          </table:table-cell>
          <table:table-cell office:value-type="string" calcext:value-type="string">
            <text:p>1439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1-NE</text:p>
          </table:table-cell>
          <table:table-cell office:value-type="string" calcext:value-type="string">
            <text:p>1439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1-SO</text:p>
          </table:table-cell>
          <table:table-cell office:value-type="string" calcext:value-type="string">
            <text:p>1439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1-SE</text:p>
          </table:table-cell>
          <table:table-cell office:value-type="string" calcext:value-type="string">
            <text:p>1439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2-NO</text:p>
          </table:table-cell>
          <table:table-cell office:value-type="string" calcext:value-type="string">
            <text:p>1439-2-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7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3/18</text:p>
          </table:table-cell>
          <table:table-cell office:value-type="string" calcext:value-type="string">
            <text:p>2021/03/22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22</text:p>
          </table:table-cell>
          <table:table-cell/>
        </table:table-row>
        <table:table-row table:style-name="ro1">
          <table:table-cell office:value-type="string" calcext:value-type="string">
            <text:p>SC-24-V-B-IV-2-NE</text:p>
          </table:table-cell>
          <table:table-cell office:value-type="string" calcext:value-type="string">
            <text:p>1439-2-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5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2021/03/16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6</text:p>
          </table:table-cell>
          <table:table-cell/>
        </table:table-row>
        <table:table-row table:style-name="ro1">
          <table:table-cell office:value-type="string" calcext:value-type="string">
            <text:p>SC-24-V-B-IV-4-SE</text:p>
          </table:table-cell>
          <table:table-cell office:value-type="string" calcext:value-type="string">
            <text:p>1439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1-NO</text:p>
          </table:table-cell>
          <table:table-cell office:value-type="string" calcext:value-type="string">
            <text:p>1440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1-NE</text:p>
          </table:table-cell>
          <table:table-cell office:value-type="string" calcext:value-type="string">
            <text:p>1440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1-SO</text:p>
          </table:table-cell>
          <table:table-cell office:value-type="string" calcext:value-type="string">
            <text:p>1440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1-SE</text:p>
          </table:table-cell>
          <table:table-cell office:value-type="string" calcext:value-type="string">
            <text:p>1440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2-NO</text:p>
          </table:table-cell>
          <table:table-cell office:value-type="string" calcext:value-type="string">
            <text:p>1440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2-NE</text:p>
          </table:table-cell>
          <table:table-cell office:value-type="string" calcext:value-type="string">
            <text:p>1440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I-1-NO</text:p>
          </table:table-cell>
          <table:table-cell office:value-type="string" calcext:value-type="string">
            <text:p>1441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III-4-SO</text:p>
          </table:table-cell>
          <table:table-cell office:value-type="string" calcext:value-type="string">
            <text:p>1202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III-4-SE</text:p>
          </table:table-cell>
          <table:table-cell office:value-type="string" calcext:value-type="string">
            <text:p>1202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3-NO</text:p>
          </table:table-cell>
          <table:table-cell office:value-type="string" calcext:value-type="string">
            <text:p>1516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3-NE</text:p>
          </table:table-cell>
          <table:table-cell office:value-type="string" calcext:value-type="string">
            <text:p>1516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3-SO</text:p>
          </table:table-cell>
          <table:table-cell office:value-type="string" calcext:value-type="string">
            <text:p>1516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3-SE</text:p>
          </table:table-cell>
          <table:table-cell office:value-type="string" calcext:value-type="string">
            <text:p>1516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1-NO</text:p>
          </table:table-cell>
          <table:table-cell office:value-type="string" calcext:value-type="string">
            <text:p>1516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1-NE</text:p>
          </table:table-cell>
          <table:table-cell office:value-type="string" calcext:value-type="string">
            <text:p>1516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1-SO</text:p>
          </table:table-cell>
          <table:table-cell office:value-type="string" calcext:value-type="string">
            <text:p>1516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1-SE</text:p>
          </table:table-cell>
          <table:table-cell office:value-type="string" calcext:value-type="string">
            <text:p>1516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2-NO</text:p>
          </table:table-cell>
          <table:table-cell office:value-type="string" calcext:value-type="string">
            <text:p>1516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2-NE</text:p>
          </table:table-cell>
          <table:table-cell office:value-type="string" calcext:value-type="string">
            <text:p>1516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I-1-NO</text:p>
          </table:table-cell>
          <table:table-cell office:value-type="string" calcext:value-type="string">
            <text:p>1517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</table:table>
      <table:table table:name="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no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Extração</text:p>
          </table:table-cell>
          <table:table-cell office:value-type="string" calcext:value-type="string">
            <text:p>DI_Ext</text:p>
          </table:table-cell>
          <table:table-cell office:value-type="string" calcext:value-type="string">
            <text:p>DF_Ext</text:p>
          </table:table-cell>
          <table:table-cell office:value-type="string" calcext:value-type="string">
            <text:p>Remodelar</text:p>
          </table:table-cell>
          <table:table-cell office:value-type="string" calcext:value-type="string">
            <text:p>DI_Rem</text:p>
          </table:table-cell>
          <table:table-cell office:value-type="string" calcext:value-type="string">
            <text:p>DF_Rem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DI_Rev</text:p>
          </table:table-cell>
          <table:table-cell office:value-type="string" calcext:value-type="string">
            <text:p>DF_Rev</text:p>
          </table:table-cell>
        </table:table-row>
        <table:table-row table:style-name="ro1">
          <table:table-cell office:value-type="string" calcext:value-type="string">
            <text:p>SC-24-X-C-II-2-NE</text:p>
          </table:table-cell>
          <table:table-cell office:value-type="string" calcext:value-type="string">
            <text:p>1520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-2-SO</text:p>
          </table:table-cell>
          <table:table-cell office:value-type="string" calcext:value-type="string">
            <text:p>1520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-2-SE</text:p>
          </table:table-cell>
          <table:table-cell office:value-type="string" calcext:value-type="string">
            <text:p>1520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-3-NE</text:p>
          </table:table-cell>
          <table:table-cell office:value-type="string" calcext:value-type="string">
            <text:p>1520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-4-NO</text:p>
          </table:table-cell>
          <table:table-cell office:value-type="string" calcext:value-type="string">
            <text:p>1520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Y-D-VI-2-SE</text:p>
          </table:table-cell>
          <table:table-cell office:value-type="string" calcext:value-type="string">
            <text:p>1284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I-2-NE</text:p>
          </table:table-cell>
          <table:table-cell office:value-type="string" calcext:value-type="string">
            <text:p>1521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Y-D-VI-4-NE</text:p>
          </table:table-cell>
          <table:table-cell office:value-type="string" calcext:value-type="string">
            <text:p>1284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-1-NO</text:p>
          </table:table-cell>
          <table:table-cell office:value-type="string" calcext:value-type="string">
            <text:p>1520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-1-NE</text:p>
          </table:table-cell>
          <table:table-cell office:value-type="string" calcext:value-type="string">
            <text:p>1520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-1-SE</text:p>
          </table:table-cell>
          <table:table-cell office:value-type="string" calcext:value-type="string">
            <text:p>1520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I-1-NO</text:p>
          </table:table-cell>
          <table:table-cell office:value-type="string" calcext:value-type="string">
            <text:p>1521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I-1-NE</text:p>
          </table:table-cell>
          <table:table-cell office:value-type="string" calcext:value-type="string">
            <text:p>1521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I-1-SO</text:p>
          </table:table-cell>
          <table:table-cell office:value-type="string" calcext:value-type="string">
            <text:p>1521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C-III-2-NO</text:p>
          </table:table-cell>
          <table:table-cell office:value-type="string" calcext:value-type="string">
            <text:p>1521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IV-2-SO</text:p>
          </table:table-cell>
          <table:table-cell office:value-type="string" calcext:value-type="string">
            <text:p>1285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IV-2-SE</text:p>
          </table:table-cell>
          <table:table-cell office:value-type="string" calcext:value-type="string">
            <text:p>1285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IV-3-NO</text:p>
          </table:table-cell>
          <table:table-cell office:value-type="string" calcext:value-type="string">
            <text:p>1285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IV-3-NE</text:p>
          </table:table-cell>
          <table:table-cell office:value-type="string" calcext:value-type="string">
            <text:p>1285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IV-3-SO</text:p>
          </table:table-cell>
          <table:table-cell office:value-type="string" calcext:value-type="string">
            <text:p>1285-3-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3</text:p>
          </table:table-cell>
          <table:table-cell office:value-type="string" calcext:value-type="string">
            <text:p>Sgt Souza Mendes</text:p>
          </table:table-cell>
          <table:table-cell office:value-type="string" calcext:value-type="string">
            <text:p>2021/03/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-24-Z-C-IV-3-SE</text:p>
          </table:table-cell>
          <table:table-cell office:value-type="string" calcext:value-type="string">
            <text:p>1285-3-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5</text:p>
          </table:table-cell>
          <table:table-cell office:value-type="string" calcext:value-type="string">
            <text:p>Sgt Romulo Pereira</text:p>
          </table:table-cell>
          <table:table-cell office:value-type="string" calcext:value-type="string">
            <text:p>2021/03/08</text:p>
          </table:table-cell>
          <table:table-cell office:value-type="string" calcext:value-type="string">
            <text:p>2021/03/09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1</text:p>
          </table:table-cell>
        </table:table-row>
        <table:table-row table:style-name="ro1">
          <table:table-cell office:value-type="string" calcext:value-type="string">
            <text:p>SB-24-Z-C-IV-4-NO</text:p>
          </table:table-cell>
          <table:table-cell office:value-type="string" calcext:value-type="string">
            <text:p>1285-4-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2</text:p>
          </table:table-cell>
          <table:table-cell office:value-type="string" calcext:value-type="string">
            <text:p>Sgt Irlan</text:p>
          </table:table-cell>
          <table:table-cell office:value-type="string" calcext:value-type="string">
            <text:p>2021/03/08</text:p>
          </table:table-cell>
          <table:table-cell office:value-type="string" calcext:value-type="string">
            <text:p>2021/03/12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3/23</text:p>
          </table:table-cell>
          <table:table-cell office:value-type="string" calcext:value-type="string">
            <text:p>2021/03/29</text:p>
          </table:table-cell>
        </table:table-row>
        <table:table-row table:style-name="ro1">
          <table:table-cell office:value-type="string" calcext:value-type="string">
            <text:p>SB-24-Z-C-IV-4-NE</text:p>
          </table:table-cell>
          <table:table-cell office:value-type="string" calcext:value-type="string">
            <text:p>1285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IV-4-SO</text:p>
          </table:table-cell>
          <table:table-cell office:value-type="string" calcext:value-type="string">
            <text:p>1285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III-4-SE</text:p>
          </table:table-cell>
          <table:table-cell office:value-type="string" calcext:value-type="string">
            <text:p>1208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IV-1-SO</text:p>
          </table:table-cell>
          <table:table-cell office:value-type="string" calcext:value-type="string">
            <text:p>1285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IV-1-SE</text:p>
          </table:table-cell>
          <table:table-cell office:value-type="string" calcext:value-type="string">
            <text:p>1285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IV-2-NO</text:p>
          </table:table-cell>
          <table:table-cell office:value-type="string" calcext:value-type="string">
            <text:p>1285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III-2-SE</text:p>
          </table:table-cell>
          <table:table-cell office:value-type="string" calcext:value-type="string">
            <text:p>1363-2-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0</text:p>
          </table:table-cell>
          <table:table-cell office:value-type="string" calcext:value-type="string">
            <text:p>Sgt Raoni</text:p>
          </table:table-cell>
          <table:table-cell office:value-type="string" calcext:value-type="string">
            <text:p>2021/03/19</text:p>
          </table:table-cell>
          <table:table-cell office:value-type="string" calcext:value-type="string">
            <text:p>2021/03/25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4/05</text:p>
          </table:table-cell>
          <table:table-cell/>
        </table:table-row>
        <table:table-row table:style-name="ro1">
          <table:table-cell office:value-type="string" calcext:value-type="string">
            <text:p>SC-24-V-B-III-4-NE</text:p>
          </table:table-cell>
          <table:table-cell office:value-type="string" calcext:value-type="string">
            <text:p>1363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Y-D-VI-4-SE</text:p>
          </table:table-cell>
          <table:table-cell office:value-type="string" calcext:value-type="string">
            <text:p>1284-4-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4</text:p>
          </table:table-cell>
          <table:table-cell office:value-type="string" calcext:value-type="string">
            <text:p>Sgt Raoni</text:p>
          </table:table-cell>
          <table:table-cell office:value-type="string" calcext:value-type="string">
            <text:p>2021/03/08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3/24</text:p>
          </table:table-cell>
          <table:table-cell office:value-type="string" calcext:value-type="string">
            <text:p>2021/03/29</text:p>
          </table:table-cell>
        </table:table-row>
        <table:table-row table:style-name="ro1">
          <table:table-cell office:value-type="string" calcext:value-type="string">
            <text:p>SC-24-V-B-III-2-NE</text:p>
          </table:table-cell>
          <table:table-cell office:value-type="string" calcext:value-type="string">
            <text:p>1363-2-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0</text:p>
          </table:table-cell>
          <table:table-cell office:value-type="string" calcext:value-type="string">
            <text:p>Sgt Albuquerque</text:p>
          </table:table-cell>
          <table:table-cell office:value-type="string" calcext:value-type="string">
            <text:p>2021/03/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-24-V-B-III-4-SE</text:p>
          </table:table-cell>
          <table:table-cell office:value-type="string" calcext:value-type="string">
            <text:p>1363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VI-2-SE</text:p>
          </table:table-cell>
          <table:table-cell office:value-type="string" calcext:value-type="string">
            <text:p>1441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VI-4-NE</text:p>
          </table:table-cell>
          <table:table-cell office:value-type="string" calcext:value-type="string">
            <text:p>1441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VI-2-NE</text:p>
          </table:table-cell>
          <table:table-cell office:value-type="string" calcext:value-type="string">
            <text:p>1441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4-SE</text:p>
          </table:table-cell>
          <table:table-cell office:value-type="string" calcext:value-type="string">
            <text:p>1443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1-NO</text:p>
          </table:table-cell>
          <table:table-cell office:value-type="string" calcext:value-type="string">
            <text:p>1444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1-NE</text:p>
          </table:table-cell>
          <table:table-cell office:value-type="string" calcext:value-type="string">
            <text:p>1444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1-SO</text:p>
          </table:table-cell>
          <table:table-cell office:value-type="string" calcext:value-type="string">
            <text:p>1444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1-SE</text:p>
          </table:table-cell>
          <table:table-cell office:value-type="string" calcext:value-type="string">
            <text:p>1444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2-NO</text:p>
          </table:table-cell>
          <table:table-cell office:value-type="string" calcext:value-type="string">
            <text:p>1444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2-NE</text:p>
          </table:table-cell>
          <table:table-cell office:value-type="string" calcext:value-type="string">
            <text:p>1444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4-SE</text:p>
          </table:table-cell>
          <table:table-cell office:value-type="string" calcext:value-type="string">
            <text:p>1444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-2-SE</text:p>
          </table:table-cell>
          <table:table-cell office:value-type="string" calcext:value-type="string">
            <text:p>1286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-3-NO</text:p>
          </table:table-cell>
          <table:table-cell office:value-type="string" calcext:value-type="string">
            <text:p>1286-3-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8</text:p>
          </table:table-cell>
          <table:table-cell office:value-type="string" calcext:value-type="string">
            <text:p>Sgt Romulo Pereira</text:p>
          </table:table-cell>
          <table:table-cell office:value-type="string" calcext:value-type="string">
            <text:p>2021/03/09</text:p>
          </table:table-cell>
          <table:table-cell office:value-type="string" calcext:value-type="string">
            <text:p>2021/03/1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24</text:p>
          </table:table-cell>
        </table:table-row>
        <table:table-row table:style-name="ro1">
          <table:table-cell office:value-type="string" calcext:value-type="string">
            <text:p>SB-24-Z-C-V-3-NE</text:p>
          </table:table-cell>
          <table:table-cell office:value-type="string" calcext:value-type="string">
            <text:p>1286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-3-SO</text:p>
          </table:table-cell>
          <table:table-cell office:value-type="string" calcext:value-type="string">
            <text:p>1286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-3-SE</text:p>
          </table:table-cell>
          <table:table-cell office:value-type="string" calcext:value-type="string">
            <text:p>1286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-4-NO</text:p>
          </table:table-cell>
          <table:table-cell office:value-type="string" calcext:value-type="string">
            <text:p>1286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-4-NE</text:p>
          </table:table-cell>
          <table:table-cell office:value-type="string" calcext:value-type="string">
            <text:p>1286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-4-SO</text:p>
          </table:table-cell>
          <table:table-cell office:value-type="string" calcext:value-type="string">
            <text:p>1286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2-SO</text:p>
          </table:table-cell>
          <table:table-cell office:value-type="string" calcext:value-type="string">
            <text:p>1364-2-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2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3/30</text:p>
          </table:table-cell>
          <table:table-cell office:value-type="string" calcext:value-type="string">
            <text:p>2021/04/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-24-X-A-I-2-SE</text:p>
          </table:table-cell>
          <table:table-cell office:value-type="string" calcext:value-type="string">
            <text:p>1364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2-NE</text:p>
          </table:table-cell>
          <table:table-cell office:value-type="string" calcext:value-type="string">
            <text:p>1287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3-NO</text:p>
          </table:table-cell>
          <table:table-cell office:value-type="string" calcext:value-type="string">
            <text:p>1364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2-SO</text:p>
          </table:table-cell>
          <table:table-cell office:value-type="string" calcext:value-type="string">
            <text:p>1287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3-NE</text:p>
          </table:table-cell>
          <table:table-cell office:value-type="string" calcext:value-type="string">
            <text:p>1364-3-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2</text:p>
          </table:table-cell>
          <table:table-cell office:value-type="string" calcext:value-type="string">
            <text:p>Sgt Irlan</text:p>
          </table:table-cell>
          <table:table-cell office:value-type="string" calcext:value-type="string">
            <text:p>2021/03/30</text:p>
          </table:table-cell>
          <table:table-cell office:value-type="string" calcext:value-type="string">
            <text:p>2021/04/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-24-Z-C-VI-2-SE</text:p>
          </table:table-cell>
          <table:table-cell office:value-type="string" calcext:value-type="string">
            <text:p>1287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3-SO</text:p>
          </table:table-cell>
          <table:table-cell office:value-type="string" calcext:value-type="string">
            <text:p>1364-3-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9</text:p>
          </table:table-cell>
          <table:table-cell office:value-type="string" calcext:value-type="string">
            <text:p>Sgt Josiel</text:p>
          </table:table-cell>
          <table:table-cell office:value-type="string" calcext:value-type="string">
            <text:p>2021/03/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-24-X-C-II-2-NO</text:p>
          </table:table-cell>
          <table:table-cell office:value-type="string" calcext:value-type="string">
            <text:p>1520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3-NO</text:p>
          </table:table-cell>
          <table:table-cell office:value-type="string" calcext:value-type="string">
            <text:p>1287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3-SE</text:p>
          </table:table-cell>
          <table:table-cell office:value-type="string" calcext:value-type="string">
            <text:p>1364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3-NE</text:p>
          </table:table-cell>
          <table:table-cell office:value-type="string" calcext:value-type="string">
            <text:p>1287-3-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8</text:p>
          </table:table-cell>
          <table:table-cell office:value-type="string" calcext:value-type="string">
            <text:p>Sgt Albuquerque</text:p>
          </table:table-cell>
          <table:table-cell office:value-type="string" calcext:value-type="string">
            <text:p>2021/03/09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3/31</text:p>
          </table:table-cell>
          <table:table-cell office:value-type="string" calcext:value-type="string">
            <text:p>2021/04/05</text:p>
          </table:table-cell>
        </table:table-row>
        <table:table-row table:style-name="ro1">
          <table:table-cell office:value-type="string" calcext:value-type="string">
            <text:p>SC-24-X-A-I-4-NO</text:p>
          </table:table-cell>
          <table:table-cell office:value-type="string" calcext:value-type="string">
            <text:p>1364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3-SO</text:p>
          </table:table-cell>
          <table:table-cell office:value-type="string" calcext:value-type="string">
            <text:p>1287-3-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8</text:p>
          </table:table-cell>
          <table:table-cell office:value-type="string" calcext:value-type="string">
            <text:p>Sgt Irlan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2021/03/19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30</text:p>
          </table:table-cell>
        </table:table-row>
        <table:table-row table:style-name="ro1">
          <table:table-cell office:value-type="string" calcext:value-type="string">
            <text:p>SC-24-X-A-I-4-NE</text:p>
          </table:table-cell>
          <table:table-cell office:value-type="string" calcext:value-type="string">
            <text:p>1364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3-SE</text:p>
          </table:table-cell>
          <table:table-cell office:value-type="string" calcext:value-type="string">
            <text:p>1287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4-SO</text:p>
          </table:table-cell>
          <table:table-cell office:value-type="string" calcext:value-type="string">
            <text:p>1364-4-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9</text:p>
          </table:table-cell>
          <table:table-cell office:value-type="string" calcext:value-type="string">
            <text:p>Sgt Romulo Pereira</text:p>
          </table:table-cell>
          <table:table-cell office:value-type="string" calcext:value-type="string">
            <text:p>2021/04/05</text:p>
          </table:table-cell>
          <table:table-cell office:value-type="string" calcext:value-type="string">
            <text:p>2021/04/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-24-Z-C-VI-4-NO</text:p>
          </table:table-cell>
          <table:table-cell office:value-type="string" calcext:value-type="string">
            <text:p>1287-4-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8</text:p>
          </table:table-cell>
          <table:table-cell office:value-type="string" calcext:value-type="string">
            <text:p>Sgt Raoni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2021/03/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-24-Z-C-VI-4-NE</text:p>
          </table:table-cell>
          <table:table-cell office:value-type="string" calcext:value-type="string">
            <text:p>1287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4-SO</text:p>
          </table:table-cell>
          <table:table-cell office:value-type="string" calcext:value-type="string">
            <text:p>1287-4-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8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2021/03/23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3/29</text:p>
          </table:table-cell>
          <table:table-cell office:value-type="string" calcext:value-type="string">
            <text:p>2021/03/31</text:p>
          </table:table-cell>
        </table:table-row>
        <table:table-row table:style-name="ro1">
          <table:table-cell office:value-type="string" calcext:value-type="string">
            <text:p>SB-24-Z-C-IV-4-SE</text:p>
          </table:table-cell>
          <table:table-cell office:value-type="string" calcext:value-type="string">
            <text:p>1285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-1-SO</text:p>
          </table:table-cell>
          <table:table-cell office:value-type="string" calcext:value-type="string">
            <text:p>1286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-1-SE</text:p>
          </table:table-cell>
          <table:table-cell office:value-type="string" calcext:value-type="string">
            <text:p>1286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2-SO</text:p>
          </table:table-cell>
          <table:table-cell office:value-type="string" calcext:value-type="string">
            <text:p>1365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2-SE</text:p>
          </table:table-cell>
          <table:table-cell office:value-type="string" calcext:value-type="string">
            <text:p>1365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3-NO</text:p>
          </table:table-cell>
          <table:table-cell office:value-type="string" calcext:value-type="string">
            <text:p>1365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3-NE</text:p>
          </table:table-cell>
          <table:table-cell office:value-type="string" calcext:value-type="string">
            <text:p>1365-3-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30</text:p>
          </table:table-cell>
          <table:table-cell office:value-type="string" calcext:value-type="string">
            <text:p>Sgt Raoni</text:p>
          </table:table-cell>
          <table:table-cell office:value-type="string" calcext:value-type="string">
            <text:p>2021/04/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-24-X-A-II-3-SO</text:p>
          </table:table-cell>
          <table:table-cell office:value-type="string" calcext:value-type="string">
            <text:p>1365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3-SE</text:p>
          </table:table-cell>
          <table:table-cell office:value-type="string" calcext:value-type="string">
            <text:p>1365-3-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-24-X-A-II-4-NO</text:p>
          </table:table-cell>
          <table:table-cell office:value-type="string" calcext:value-type="string">
            <text:p>1365-4-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-24-X-A-II-4-NE</text:p>
          </table:table-cell>
          <table:table-cell office:value-type="string" calcext:value-type="string">
            <text:p>1365-4-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-24-X-A-II-4-SO</text:p>
          </table:table-cell>
          <table:table-cell office:value-type="string" calcext:value-type="string">
            <text:p>1365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1-NO</text:p>
          </table:table-cell>
          <table:table-cell office:value-type="string" calcext:value-type="string">
            <text:p>1364-1-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1</text:p>
          </table:table-cell>
          <table:table-cell office:value-type="string" calcext:value-type="string">
            <text:p>Sgt Romulo Pereira</text:p>
          </table:table-cell>
          <table:table-cell office:value-type="string" calcext:value-type="string">
            <text:p>2021/03/17</text:p>
          </table:table-cell>
          <table:table-cell office:value-type="string" calcext:value-type="string">
            <text:p>2021/03/31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4/14</text:p>
          </table:table-cell>
          <table:table-cell office:value-type="string" calcext:value-type="string">
            <text:p>2021/04/15</text:p>
          </table:table-cell>
        </table:table-row>
        <table:table-row table:style-name="ro1">
          <table:table-cell office:value-type="string" calcext:value-type="string">
            <text:p>SC-24-X-A-I-1-NE</text:p>
          </table:table-cell>
          <table:table-cell office:value-type="string" calcext:value-type="string">
            <text:p>1364-1-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0</text:p>
          </table:table-cell>
          <table:table-cell office:value-type="string" calcext:value-type="string">
            <text:p>Sgt Irlan</text:p>
          </table:table-cell>
          <table:table-cell office:value-type="string" calcext:value-type="string">
            <text:p>2021/03/22</text:p>
          </table:table-cell>
          <table:table-cell office:value-type="string" calcext:value-type="string">
            <text:p>2021/03/30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4/13</text:p>
          </table:table-cell>
          <table:table-cell office:value-type="string" calcext:value-type="string">
            <text:p>2021/04/14</text:p>
          </table:table-cell>
        </table:table-row>
        <table:table-row table:style-name="ro1">
          <table:table-cell office:value-type="string" calcext:value-type="string">
            <text:p>SB-24-Z-C-V-4-SE</text:p>
          </table:table-cell>
          <table:table-cell office:value-type="string" calcext:value-type="string">
            <text:p>1286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1-SO</text:p>
          </table:table-cell>
          <table:table-cell office:value-type="string" calcext:value-type="string">
            <text:p>1364-1-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1</text:p>
          </table:table-cell>
          <table:table-cell office:value-type="string" calcext:value-type="string">
            <text:p>Sgt Raoni</text:p>
          </table:table-cell>
          <table:table-cell office:value-type="string" calcext:value-type="string">
            <text:p>2021/03/25</text:p>
          </table:table-cell>
          <table:table-cell office:value-type="string" calcext:value-type="string">
            <text:p>2021/03/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-24-X-A-I-1-SE</text:p>
          </table:table-cell>
          <table:table-cell office:value-type="string" calcext:value-type="string">
            <text:p>1364-1-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1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3/24</text:p>
          </table:table-cell>
          <table:table-cell office:value-type="string" calcext:value-type="string">
            <text:p>2021/03/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-24-Z-C-VI-1-NE</text:p>
          </table:table-cell>
          <table:table-cell office:value-type="string" calcext:value-type="string">
            <text:p>1287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2-NO</text:p>
          </table:table-cell>
          <table:table-cell office:value-type="string" calcext:value-type="string">
            <text:p>1364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1-SO</text:p>
          </table:table-cell>
          <table:table-cell office:value-type="string" calcext:value-type="string">
            <text:p>1287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2-NE</text:p>
          </table:table-cell>
          <table:table-cell office:value-type="string" calcext:value-type="string">
            <text:p>1364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1-SE</text:p>
          </table:table-cell>
          <table:table-cell office:value-type="string" calcext:value-type="string">
            <text:p>1287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2-SO</text:p>
          </table:table-cell>
          <table:table-cell office:value-type="string" calcext:value-type="string">
            <text:p>1366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2-NO</text:p>
          </table:table-cell>
          <table:table-cell office:value-type="string" calcext:value-type="string">
            <text:p>1287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2-SE</text:p>
          </table:table-cell>
          <table:table-cell office:value-type="string" calcext:value-type="string">
            <text:p>1366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3-NO</text:p>
          </table:table-cell>
          <table:table-cell office:value-type="string" calcext:value-type="string">
            <text:p>1366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3-NE</text:p>
          </table:table-cell>
          <table:table-cell office:value-type="string" calcext:value-type="string">
            <text:p>1366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3-SO</text:p>
          </table:table-cell>
          <table:table-cell office:value-type="string" calcext:value-type="string">
            <text:p>1366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3-SE</text:p>
          </table:table-cell>
          <table:table-cell office:value-type="string" calcext:value-type="string">
            <text:p>1366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4-NO</text:p>
          </table:table-cell>
          <table:table-cell office:value-type="string" calcext:value-type="string">
            <text:p>1366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4-NE</text:p>
          </table:table-cell>
          <table:table-cell office:value-type="string" calcext:value-type="string">
            <text:p>1366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4-SO</text:p>
          </table:table-cell>
          <table:table-cell office:value-type="string" calcext:value-type="string">
            <text:p>1366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-4-SE</text:p>
          </table:table-cell>
          <table:table-cell office:value-type="string" calcext:value-type="string">
            <text:p>1364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1-NO</text:p>
          </table:table-cell>
          <table:table-cell office:value-type="string" calcext:value-type="string">
            <text:p>1365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1-NE</text:p>
          </table:table-cell>
          <table:table-cell office:value-type="string" calcext:value-type="string">
            <text:p>1365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C-VI-4-SE</text:p>
          </table:table-cell>
          <table:table-cell office:value-type="string" calcext:value-type="string">
            <text:p>1287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1-SO</text:p>
          </table:table-cell>
          <table:table-cell office:value-type="string" calcext:value-type="string">
            <text:p>1365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1-SE</text:p>
          </table:table-cell>
          <table:table-cell office:value-type="string" calcext:value-type="string">
            <text:p>1365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2-NO</text:p>
          </table:table-cell>
          <table:table-cell office:value-type="string" calcext:value-type="string">
            <text:p>1365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2-NE</text:p>
          </table:table-cell>
          <table:table-cell office:value-type="string" calcext:value-type="string">
            <text:p>1365-2-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-24-X-A-IV-2-SO</text:p>
          </table:table-cell>
          <table:table-cell office:value-type="string" calcext:value-type="string">
            <text:p>1442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2-SE</text:p>
          </table:table-cell>
          <table:table-cell office:value-type="string" calcext:value-type="string">
            <text:p>1442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3-NO</text:p>
          </table:table-cell>
          <table:table-cell office:value-type="string" calcext:value-type="string">
            <text:p>1442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3-NE</text:p>
          </table:table-cell>
          <table:table-cell office:value-type="string" calcext:value-type="string">
            <text:p>1442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4-NO</text:p>
          </table:table-cell>
          <table:table-cell office:value-type="string" calcext:value-type="string">
            <text:p>1442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4-NE</text:p>
          </table:table-cell>
          <table:table-cell office:value-type="string" calcext:value-type="string">
            <text:p>1442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4-SO</text:p>
          </table:table-cell>
          <table:table-cell office:value-type="string" calcext:value-type="string">
            <text:p>1442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-4-SE</text:p>
          </table:table-cell>
          <table:table-cell office:value-type="string" calcext:value-type="string">
            <text:p>1365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1-NO</text:p>
          </table:table-cell>
          <table:table-cell office:value-type="string" calcext:value-type="string">
            <text:p>1366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1-NE</text:p>
          </table:table-cell>
          <table:table-cell office:value-type="string" calcext:value-type="string">
            <text:p>1366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1-SO</text:p>
          </table:table-cell>
          <table:table-cell office:value-type="string" calcext:value-type="string">
            <text:p>1366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1-SE</text:p>
          </table:table-cell>
          <table:table-cell office:value-type="string" calcext:value-type="string">
            <text:p>1366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2-NO</text:p>
          </table:table-cell>
          <table:table-cell office:value-type="string" calcext:value-type="string">
            <text:p>1366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2-NE</text:p>
          </table:table-cell>
          <table:table-cell office:value-type="string" calcext:value-type="string">
            <text:p>1366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2-SO</text:p>
          </table:table-cell>
          <table:table-cell office:value-type="string" calcext:value-type="string">
            <text:p>1443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2-SE</text:p>
          </table:table-cell>
          <table:table-cell office:value-type="string" calcext:value-type="string">
            <text:p>1443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3-NO</text:p>
          </table:table-cell>
          <table:table-cell office:value-type="string" calcext:value-type="string">
            <text:p>1443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3-NE</text:p>
          </table:table-cell>
          <table:table-cell office:value-type="string" calcext:value-type="string">
            <text:p>1443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3-SO</text:p>
          </table:table-cell>
          <table:table-cell office:value-type="string" calcext:value-type="string">
            <text:p>1443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3-SE</text:p>
          </table:table-cell>
          <table:table-cell office:value-type="string" calcext:value-type="string">
            <text:p>1443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4-NO</text:p>
          </table:table-cell>
          <table:table-cell office:value-type="string" calcext:value-type="string">
            <text:p>1443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4-NE</text:p>
          </table:table-cell>
          <table:table-cell office:value-type="string" calcext:value-type="string">
            <text:p>1443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4-SO</text:p>
          </table:table-cell>
          <table:table-cell office:value-type="string" calcext:value-type="string">
            <text:p>1443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II-4-SE</text:p>
          </table:table-cell>
          <table:table-cell office:value-type="string" calcext:value-type="string">
            <text:p>1366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1-NO</text:p>
          </table:table-cell>
          <table:table-cell office:value-type="string" calcext:value-type="string">
            <text:p>1442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1-NE</text:p>
          </table:table-cell>
          <table:table-cell office:value-type="string" calcext:value-type="string">
            <text:p>1442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1-SO</text:p>
          </table:table-cell>
          <table:table-cell office:value-type="string" calcext:value-type="string">
            <text:p>1442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1-SE</text:p>
          </table:table-cell>
          <table:table-cell office:value-type="string" calcext:value-type="string">
            <text:p>1442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2-NO</text:p>
          </table:table-cell>
          <table:table-cell office:value-type="string" calcext:value-type="string">
            <text:p>1442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2-NE</text:p>
          </table:table-cell>
          <table:table-cell office:value-type="string" calcext:value-type="string">
            <text:p>1442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2-SO</text:p>
          </table:table-cell>
          <table:table-cell office:value-type="string" calcext:value-type="string">
            <text:p>1444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2-SE</text:p>
          </table:table-cell>
          <table:table-cell office:value-type="string" calcext:value-type="string">
            <text:p>1444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3-NO</text:p>
          </table:table-cell>
          <table:table-cell office:value-type="string" calcext:value-type="string">
            <text:p>1444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3-NE</text:p>
          </table:table-cell>
          <table:table-cell office:value-type="string" calcext:value-type="string">
            <text:p>1444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3-SO</text:p>
          </table:table-cell>
          <table:table-cell office:value-type="string" calcext:value-type="string">
            <text:p>1444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3-SE</text:p>
          </table:table-cell>
          <table:table-cell office:value-type="string" calcext:value-type="string">
            <text:p>1444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4-NO</text:p>
          </table:table-cell>
          <table:table-cell office:value-type="string" calcext:value-type="string">
            <text:p>1444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4-NE</text:p>
          </table:table-cell>
          <table:table-cell office:value-type="string" calcext:value-type="string">
            <text:p>1444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I-4-SO</text:p>
          </table:table-cell>
          <table:table-cell office:value-type="string" calcext:value-type="string">
            <text:p>1444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IV-4-SE</text:p>
          </table:table-cell>
          <table:table-cell office:value-type="string" calcext:value-type="string">
            <text:p>1442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1-NO</text:p>
          </table:table-cell>
          <table:table-cell office:value-type="string" calcext:value-type="string">
            <text:p>1443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1-NE</text:p>
          </table:table-cell>
          <table:table-cell office:value-type="string" calcext:value-type="string">
            <text:p>1443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1-SO</text:p>
          </table:table-cell>
          <table:table-cell office:value-type="string" calcext:value-type="string">
            <text:p>1443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1-SE</text:p>
          </table:table-cell>
          <table:table-cell office:value-type="string" calcext:value-type="string">
            <text:p>1443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2-NO</text:p>
          </table:table-cell>
          <table:table-cell office:value-type="string" calcext:value-type="string">
            <text:p>1443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A-V-2-NE</text:p>
          </table:table-cell>
          <table:table-cell office:value-type="string" calcext:value-type="string">
            <text:p>1443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Y-D-VI-2-SO</text:p>
          </table:table-cell>
          <table:table-cell office:value-type="string" calcext:value-type="string">
            <text:p>1284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Y-D-VI-3-NE</text:p>
          </table:table-cell>
          <table:table-cell office:value-type="string" calcext:value-type="string">
            <text:p>1284-3-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4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3/08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22</text:p>
          </table:table-cell>
        </table:table-row>
        <table:table-row table:style-name="ro1">
          <table:table-cell office:value-type="string" calcext:value-type="string">
            <text:p>SB-24-Y-D-VI-3-SE</text:p>
          </table:table-cell>
          <table:table-cell office:value-type="string" calcext:value-type="string">
            <text:p>1284-3-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1</text:p>
          </table:table-cell>
          <table:table-cell office:value-type="string" calcext:value-type="string">
            <text:p>Sgt Garcia Filho</text:p>
          </table:table-cell>
          <table:table-cell office:value-type="string" calcext:value-type="string">
            <text:p>2021/03/08</text:p>
          </table:table-cell>
          <table:table-cell office:value-type="string" calcext:value-type="string">
            <text:p>2021/03/31</text:p>
          </table:table-cell>
          <table:table-cell office:value-type="string" calcext:value-type="string">
            <text:p>Sgt Eliz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-24-Y-D-VI-4-NO</text:p>
          </table:table-cell>
          <table:table-cell office:value-type="string" calcext:value-type="string">
            <text:p>1284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Y-D-VI-4-SO</text:p>
          </table:table-cell>
          <table:table-cell office:value-type="string" calcext:value-type="string">
            <text:p>1284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Y-D-VI-1-NE</text:p>
          </table:table-cell>
          <table:table-cell office:value-type="string" calcext:value-type="string">
            <text:p>1284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Y-D-VI-1-SE</text:p>
          </table:table-cell>
          <table:table-cell office:value-type="string" calcext:value-type="string">
            <text:p>1284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Y-D-III-3-SE</text:p>
          </table:table-cell>
          <table:table-cell office:value-type="string" calcext:value-type="string">
            <text:p>1205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III-2-SO</text:p>
          </table:table-cell>
          <table:table-cell office:value-type="string" calcext:value-type="string">
            <text:p>1363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III-3-NE</text:p>
          </table:table-cell>
          <table:table-cell office:value-type="string" calcext:value-type="string">
            <text:p>1363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III-3-SE</text:p>
          </table:table-cell>
          <table:table-cell office:value-type="string" calcext:value-type="string">
            <text:p>1363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III-4-NO</text:p>
          </table:table-cell>
          <table:table-cell office:value-type="string" calcext:value-type="string">
            <text:p>1363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III-4-SO</text:p>
          </table:table-cell>
          <table:table-cell office:value-type="string" calcext:value-type="string">
            <text:p>1363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III-1-NE</text:p>
          </table:table-cell>
          <table:table-cell office:value-type="string" calcext:value-type="string">
            <text:p>1363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III-1-SE</text:p>
          </table:table-cell>
          <table:table-cell office:value-type="string" calcext:value-type="string">
            <text:p>1363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III-2-NO</text:p>
          </table:table-cell>
          <table:table-cell office:value-type="string" calcext:value-type="string">
            <text:p>1363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VI-2-SO</text:p>
          </table:table-cell>
          <table:table-cell office:value-type="string" calcext:value-type="string">
            <text:p>1441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VI-1-NE</text:p>
          </table:table-cell>
          <table:table-cell office:value-type="string" calcext:value-type="string">
            <text:p>1441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V-B-VI-2-NO</text:p>
          </table:table-cell>
          <table:table-cell office:value-type="string" calcext:value-type="string">
            <text:p>1441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table table:name="C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no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Extração</text:p>
          </table:table-cell>
          <table:table-cell office:value-type="string" calcext:value-type="string">
            <text:p>DI_Ext</text:p>
          </table:table-cell>
          <table:table-cell office:value-type="string" calcext:value-type="string">
            <text:p>DF_Ext</text:p>
          </table:table-cell>
          <table:table-cell office:value-type="string" calcext:value-type="string">
            <text:p>Remodelar</text:p>
          </table:table-cell>
          <table:table-cell office:value-type="string" calcext:value-type="string">
            <text:p>DI_Rem</text:p>
          </table:table-cell>
          <table:table-cell office:value-type="string" calcext:value-type="string">
            <text:p>DF_Rem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DI_Rev</text:p>
          </table:table-cell>
          <table:table-cell office:value-type="string" calcext:value-type="string">
            <text:p>DF_Rev</text:p>
          </table:table-cell>
        </table:table-row>
        <table:table-row table:style-name="ro1">
          <table:table-cell office:value-type="string" calcext:value-type="string">
            <text:p>SC-24-X-B-VI-4-SO</text:p>
          </table:table-cell>
          <table:table-cell office:value-type="string" calcext:value-type="string">
            <text:p>1447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4-SE</text:p>
          </table:table-cell>
          <table:table-cell office:value-type="string" calcext:value-type="string">
            <text:p>1445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1-NO</text:p>
          </table:table-cell>
          <table:table-cell office:value-type="string" calcext:value-type="string">
            <text:p>1446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1-NE</text:p>
          </table:table-cell>
          <table:table-cell office:value-type="string" calcext:value-type="string">
            <text:p>1446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1-SO</text:p>
          </table:table-cell>
          <table:table-cell office:value-type="string" calcext:value-type="string">
            <text:p>1446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1-SE</text:p>
          </table:table-cell>
          <table:table-cell office:value-type="string" calcext:value-type="string">
            <text:p>1446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2-NO</text:p>
          </table:table-cell>
          <table:table-cell office:value-type="string" calcext:value-type="string">
            <text:p>1446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4-SE</text:p>
          </table:table-cell>
          <table:table-cell office:value-type="string" calcext:value-type="string">
            <text:p>1446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1-NO</text:p>
          </table:table-cell>
          <table:table-cell office:value-type="string" calcext:value-type="string">
            <text:p>1447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1-NE</text:p>
          </table:table-cell>
          <table:table-cell office:value-type="string" calcext:value-type="string">
            <text:p>1447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1-SO</text:p>
          </table:table-cell>
          <table:table-cell office:value-type="string" calcext:value-type="string">
            <text:p>1447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1-SE</text:p>
          </table:table-cell>
          <table:table-cell office:value-type="string" calcext:value-type="string">
            <text:p>1447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2-NO</text:p>
          </table:table-cell>
          <table:table-cell office:value-type="string" calcext:value-type="string">
            <text:p>1447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-2-NE</text:p>
          </table:table-cell>
          <table:table-cell office:value-type="string" calcext:value-type="string">
            <text:p>1522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-2-SO</text:p>
          </table:table-cell>
          <table:table-cell office:value-type="string" calcext:value-type="string">
            <text:p>1522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-2-SE</text:p>
          </table:table-cell>
          <table:table-cell office:value-type="string" calcext:value-type="string">
            <text:p>1522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-4-NO</text:p>
          </table:table-cell>
          <table:table-cell office:value-type="string" calcext:value-type="string">
            <text:p>1522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-4-NE</text:p>
          </table:table-cell>
          <table:table-cell office:value-type="string" calcext:value-type="string">
            <text:p>1522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2-NE</text:p>
          </table:table-cell>
          <table:table-cell office:value-type="string" calcext:value-type="string">
            <text:p>1523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2-SO</text:p>
          </table:table-cell>
          <table:table-cell office:value-type="string" calcext:value-type="string">
            <text:p>1523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2-SE</text:p>
          </table:table-cell>
          <table:table-cell office:value-type="string" calcext:value-type="string">
            <text:p>1523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3-NO</text:p>
          </table:table-cell>
          <table:table-cell office:value-type="string" calcext:value-type="string">
            <text:p>1523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3-NE</text:p>
          </table:table-cell>
          <table:table-cell office:value-type="string" calcext:value-type="string">
            <text:p>1523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3-SO</text:p>
          </table:table-cell>
          <table:table-cell office:value-type="string" calcext:value-type="string">
            <text:p>1523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4-NO</text:p>
          </table:table-cell>
          <table:table-cell office:value-type="string" calcext:value-type="string">
            <text:p>1523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4-NE</text:p>
          </table:table-cell>
          <table:table-cell office:value-type="string" calcext:value-type="string">
            <text:p>1523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-1-NO</text:p>
          </table:table-cell>
          <table:table-cell office:value-type="string" calcext:value-type="string">
            <text:p>1522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-1-NE</text:p>
          </table:table-cell>
          <table:table-cell office:value-type="string" calcext:value-type="string">
            <text:p>1522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-1-SE</text:p>
          </table:table-cell>
          <table:table-cell office:value-type="string" calcext:value-type="string">
            <text:p>1522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-2-NO</text:p>
          </table:table-cell>
          <table:table-cell office:value-type="string" calcext:value-type="string">
            <text:p>1522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I-2-SO</text:p>
          </table:table-cell>
          <table:table-cell office:value-type="string" calcext:value-type="string">
            <text:p>1524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I-3-NO</text:p>
          </table:table-cell>
          <table:table-cell office:value-type="string" calcext:value-type="string">
            <text:p>1524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1-NO</text:p>
          </table:table-cell>
          <table:table-cell office:value-type="string" calcext:value-type="string">
            <text:p>1523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1-NE</text:p>
          </table:table-cell>
          <table:table-cell office:value-type="string" calcext:value-type="string">
            <text:p>1523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1-SO</text:p>
          </table:table-cell>
          <table:table-cell office:value-type="string" calcext:value-type="string">
            <text:p>1523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1-SE</text:p>
          </table:table-cell>
          <table:table-cell office:value-type="string" calcext:value-type="string">
            <text:p>1523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-2-NO</text:p>
          </table:table-cell>
          <table:table-cell office:value-type="string" calcext:value-type="string">
            <text:p>1523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I-1-NO</text:p>
          </table:table-cell>
          <table:table-cell office:value-type="string" calcext:value-type="string">
            <text:p>1524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I-1-NE</text:p>
          </table:table-cell>
          <table:table-cell office:value-type="string" calcext:value-type="string">
            <text:p>1524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I-1-SO</text:p>
          </table:table-cell>
          <table:table-cell office:value-type="string" calcext:value-type="string">
            <text:p>1524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I-1-SE</text:p>
          </table:table-cell>
          <table:table-cell office:value-type="string" calcext:value-type="string">
            <text:p>1524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I-2-NO</text:p>
          </table:table-cell>
          <table:table-cell office:value-type="string" calcext:value-type="string">
            <text:p>1524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V-4-SO</text:p>
          </table:table-cell>
          <table:table-cell office:value-type="string" calcext:value-type="string">
            <text:p>1289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1-NO</text:p>
          </table:table-cell>
          <table:table-cell office:value-type="string" calcext:value-type="string">
            <text:p>1288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1-NE</text:p>
          </table:table-cell>
          <table:table-cell office:value-type="string" calcext:value-type="string">
            <text:p>1288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1-SO</text:p>
          </table:table-cell>
          <table:table-cell office:value-type="string" calcext:value-type="string">
            <text:p>1288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1-SE</text:p>
          </table:table-cell>
          <table:table-cell office:value-type="string" calcext:value-type="string">
            <text:p>1288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2-SO</text:p>
          </table:table-cell>
          <table:table-cell office:value-type="string" calcext:value-type="string">
            <text:p>1367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2-NO</text:p>
          </table:table-cell>
          <table:table-cell office:value-type="string" calcext:value-type="string">
            <text:p>1288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2-SE</text:p>
          </table:table-cell>
          <table:table-cell office:value-type="string" calcext:value-type="string">
            <text:p>1367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3-NO</text:p>
          </table:table-cell>
          <table:table-cell office:value-type="string" calcext:value-type="string">
            <text:p>1367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3-NE</text:p>
          </table:table-cell>
          <table:table-cell office:value-type="string" calcext:value-type="string">
            <text:p>1367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3-SO</text:p>
          </table:table-cell>
          <table:table-cell office:value-type="string" calcext:value-type="string">
            <text:p>1367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VI-3-NO</text:p>
          </table:table-cell>
          <table:table-cell office:value-type="string" calcext:value-type="string">
            <text:p>1290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3-SE</text:p>
          </table:table-cell>
          <table:table-cell office:value-type="string" calcext:value-type="string">
            <text:p>1367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VI-3-NE</text:p>
          </table:table-cell>
          <table:table-cell office:value-type="string" calcext:value-type="string">
            <text:p>1290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4-NO</text:p>
          </table:table-cell>
          <table:table-cell office:value-type="string" calcext:value-type="string">
            <text:p>1367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VI-3-SO</text:p>
          </table:table-cell>
          <table:table-cell office:value-type="string" calcext:value-type="string">
            <text:p>1290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4-NE</text:p>
          </table:table-cell>
          <table:table-cell office:value-type="string" calcext:value-type="string">
            <text:p>1367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VI-3-SE</text:p>
          </table:table-cell>
          <table:table-cell office:value-type="string" calcext:value-type="string">
            <text:p>1290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4-SO</text:p>
          </table:table-cell>
          <table:table-cell office:value-type="string" calcext:value-type="string">
            <text:p>1367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VI-4-NO</text:p>
          </table:table-cell>
          <table:table-cell office:value-type="string" calcext:value-type="string">
            <text:p>1290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VI-4-SO</text:p>
          </table:table-cell>
          <table:table-cell office:value-type="string" calcext:value-type="string">
            <text:p>1290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2-SO</text:p>
          </table:table-cell>
          <table:table-cell office:value-type="string" calcext:value-type="string">
            <text:p>1368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2-SE</text:p>
          </table:table-cell>
          <table:table-cell office:value-type="string" calcext:value-type="string">
            <text:p>1368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3-NO</text:p>
          </table:table-cell>
          <table:table-cell office:value-type="string" calcext:value-type="string">
            <text:p>1368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3-NE</text:p>
          </table:table-cell>
          <table:table-cell office:value-type="string" calcext:value-type="string">
            <text:p>1368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3-SO</text:p>
          </table:table-cell>
          <table:table-cell office:value-type="string" calcext:value-type="string">
            <text:p>1368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3-SE</text:p>
          </table:table-cell>
          <table:table-cell office:value-type="string" calcext:value-type="string">
            <text:p>1368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4-NO</text:p>
          </table:table-cell>
          <table:table-cell office:value-type="string" calcext:value-type="string">
            <text:p>1368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4-NE</text:p>
          </table:table-cell>
          <table:table-cell office:value-type="string" calcext:value-type="string">
            <text:p>1368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4-SO</text:p>
          </table:table-cell>
          <table:table-cell office:value-type="string" calcext:value-type="string">
            <text:p>1368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1-NO</text:p>
          </table:table-cell>
          <table:table-cell office:value-type="string" calcext:value-type="string">
            <text:p>1367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1-NE</text:p>
          </table:table-cell>
          <table:table-cell office:value-type="string" calcext:value-type="string">
            <text:p>1367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V-4-SE</text:p>
          </table:table-cell>
          <table:table-cell office:value-type="string" calcext:value-type="string">
            <text:p>1289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1-SO</text:p>
          </table:table-cell>
          <table:table-cell office:value-type="string" calcext:value-type="string">
            <text:p>1367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1-SE</text:p>
          </table:table-cell>
          <table:table-cell office:value-type="string" calcext:value-type="string">
            <text:p>1367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2-NO</text:p>
          </table:table-cell>
          <table:table-cell office:value-type="string" calcext:value-type="string">
            <text:p>1367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-4-SE</text:p>
          </table:table-cell>
          <table:table-cell office:value-type="string" calcext:value-type="string">
            <text:p>1367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1-SO</text:p>
          </table:table-cell>
          <table:table-cell office:value-type="string" calcext:value-type="string">
            <text:p>1368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1-SE</text:p>
          </table:table-cell>
          <table:table-cell office:value-type="string" calcext:value-type="string">
            <text:p>1368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2-NO</text:p>
          </table:table-cell>
          <table:table-cell office:value-type="string" calcext:value-type="string">
            <text:p>1368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2-NE</text:p>
          </table:table-cell>
          <table:table-cell office:value-type="string" calcext:value-type="string">
            <text:p>1368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-3-NO</text:p>
          </table:table-cell>
          <table:table-cell office:value-type="string" calcext:value-type="string">
            <text:p>1209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-3-NE</text:p>
          </table:table-cell>
          <table:table-cell office:value-type="string" calcext:value-type="string">
            <text:p>1209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-3-SO</text:p>
          </table:table-cell>
          <table:table-cell office:value-type="string" calcext:value-type="string">
            <text:p>1209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-3-SE</text:p>
          </table:table-cell>
          <table:table-cell office:value-type="string" calcext:value-type="string">
            <text:p>1209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-4-NO</text:p>
          </table:table-cell>
          <table:table-cell office:value-type="string" calcext:value-type="string">
            <text:p>1209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-4-NE</text:p>
          </table:table-cell>
          <table:table-cell office:value-type="string" calcext:value-type="string">
            <text:p>1209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-4-SO</text:p>
          </table:table-cell>
          <table:table-cell office:value-type="string" calcext:value-type="string">
            <text:p>1209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I-3-SO</text:p>
          </table:table-cell>
          <table:table-cell office:value-type="string" calcext:value-type="string">
            <text:p>1210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-4-SE</text:p>
          </table:table-cell>
          <table:table-cell office:value-type="string" calcext:value-type="string">
            <text:p>1209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2-NE</text:p>
          </table:table-cell>
          <table:table-cell office:value-type="string" calcext:value-type="string">
            <text:p>1288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2-SO</text:p>
          </table:table-cell>
          <table:table-cell office:value-type="string" calcext:value-type="string">
            <text:p>1288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3-NO</text:p>
          </table:table-cell>
          <table:table-cell office:value-type="string" calcext:value-type="string">
            <text:p>1288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3-NE</text:p>
          </table:table-cell>
          <table:table-cell office:value-type="string" calcext:value-type="string">
            <text:p>1288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3-SO</text:p>
          </table:table-cell>
          <table:table-cell office:value-type="string" calcext:value-type="string">
            <text:p>1288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3-SE</text:p>
          </table:table-cell>
          <table:table-cell office:value-type="string" calcext:value-type="string">
            <text:p>1288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4-NO</text:p>
          </table:table-cell>
          <table:table-cell office:value-type="string" calcext:value-type="string">
            <text:p>1288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IV-4-SO</text:p>
          </table:table-cell>
          <table:table-cell office:value-type="string" calcext:value-type="string">
            <text:p>1288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2-SO</text:p>
          </table:table-cell>
          <table:table-cell office:value-type="string" calcext:value-type="string">
            <text:p>1369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3-NO</text:p>
          </table:table-cell>
          <table:table-cell office:value-type="string" calcext:value-type="string">
            <text:p>1369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3-NE</text:p>
          </table:table-cell>
          <table:table-cell office:value-type="string" calcext:value-type="string">
            <text:p>1369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3-SO</text:p>
          </table:table-cell>
          <table:table-cell office:value-type="string" calcext:value-type="string">
            <text:p>1369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3-SE</text:p>
          </table:table-cell>
          <table:table-cell office:value-type="string" calcext:value-type="string">
            <text:p>1369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4-NO</text:p>
          </table:table-cell>
          <table:table-cell office:value-type="string" calcext:value-type="string">
            <text:p>1369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4-SO</text:p>
          </table:table-cell>
          <table:table-cell office:value-type="string" calcext:value-type="string">
            <text:p>1369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2-NE</text:p>
          </table:table-cell>
          <table:table-cell office:value-type="string" calcext:value-type="string">
            <text:p>1445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2-SO</text:p>
          </table:table-cell>
          <table:table-cell office:value-type="string" calcext:value-type="string">
            <text:p>1445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2-SE</text:p>
          </table:table-cell>
          <table:table-cell office:value-type="string" calcext:value-type="string">
            <text:p>1445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3-NO</text:p>
          </table:table-cell>
          <table:table-cell office:value-type="string" calcext:value-type="string">
            <text:p>1445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3-NE</text:p>
          </table:table-cell>
          <table:table-cell office:value-type="string" calcext:value-type="string">
            <text:p>1445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3-SO</text:p>
          </table:table-cell>
          <table:table-cell office:value-type="string" calcext:value-type="string">
            <text:p>1445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3-SE</text:p>
          </table:table-cell>
          <table:table-cell office:value-type="string" calcext:value-type="string">
            <text:p>1445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4-NO</text:p>
          </table:table-cell>
          <table:table-cell office:value-type="string" calcext:value-type="string">
            <text:p>1445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4-NE</text:p>
          </table:table-cell>
          <table:table-cell office:value-type="string" calcext:value-type="string">
            <text:p>1445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4-SO</text:p>
          </table:table-cell>
          <table:table-cell office:value-type="string" calcext:value-type="string">
            <text:p>1445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-4-SE</text:p>
          </table:table-cell>
          <table:table-cell office:value-type="string" calcext:value-type="string">
            <text:p>1368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1-NO</text:p>
          </table:table-cell>
          <table:table-cell office:value-type="string" calcext:value-type="string">
            <text:p>1369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1-NE</text:p>
          </table:table-cell>
          <table:table-cell office:value-type="string" calcext:value-type="string">
            <text:p>1369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1-SO</text:p>
          </table:table-cell>
          <table:table-cell office:value-type="string" calcext:value-type="string">
            <text:p>1369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1-SE</text:p>
          </table:table-cell>
          <table:table-cell office:value-type="string" calcext:value-type="string">
            <text:p>1369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2-NO</text:p>
          </table:table-cell>
          <table:table-cell office:value-type="string" calcext:value-type="string">
            <text:p>1369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2-NE</text:p>
          </table:table-cell>
          <table:table-cell office:value-type="string" calcext:value-type="string">
            <text:p>1446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2-SO</text:p>
          </table:table-cell>
          <table:table-cell office:value-type="string" calcext:value-type="string">
            <text:p>1446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2-SE</text:p>
          </table:table-cell>
          <table:table-cell office:value-type="string" calcext:value-type="string">
            <text:p>1446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3-NO</text:p>
          </table:table-cell>
          <table:table-cell office:value-type="string" calcext:value-type="string">
            <text:p>1446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3-NE</text:p>
          </table:table-cell>
          <table:table-cell office:value-type="string" calcext:value-type="string">
            <text:p>1446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3-SO</text:p>
          </table:table-cell>
          <table:table-cell office:value-type="string" calcext:value-type="string">
            <text:p>1446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3-SE</text:p>
          </table:table-cell>
          <table:table-cell office:value-type="string" calcext:value-type="string">
            <text:p>1446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4-NO</text:p>
          </table:table-cell>
          <table:table-cell office:value-type="string" calcext:value-type="string">
            <text:p>1446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4-NE</text:p>
          </table:table-cell>
          <table:table-cell office:value-type="string" calcext:value-type="string">
            <text:p>1446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-4-SO</text:p>
          </table:table-cell>
          <table:table-cell office:value-type="string" calcext:value-type="string">
            <text:p>1446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1-NO</text:p>
          </table:table-cell>
          <table:table-cell office:value-type="string" calcext:value-type="string">
            <text:p>1445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1-NE</text:p>
          </table:table-cell>
          <table:table-cell office:value-type="string" calcext:value-type="string">
            <text:p>1445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1-SO</text:p>
          </table:table-cell>
          <table:table-cell office:value-type="string" calcext:value-type="string">
            <text:p>1445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1-SE</text:p>
          </table:table-cell>
          <table:table-cell office:value-type="string" calcext:value-type="string">
            <text:p>1445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V-2-NO</text:p>
          </table:table-cell>
          <table:table-cell office:value-type="string" calcext:value-type="string">
            <text:p>1445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2-SO</text:p>
          </table:table-cell>
          <table:table-cell office:value-type="string" calcext:value-type="string">
            <text:p>1447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3-NO</text:p>
          </table:table-cell>
          <table:table-cell office:value-type="string" calcext:value-type="string">
            <text:p>1447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3-NE</text:p>
          </table:table-cell>
          <table:table-cell office:value-type="string" calcext:value-type="string">
            <text:p>1447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3-SO</text:p>
          </table:table-cell>
          <table:table-cell office:value-type="string" calcext:value-type="string">
            <text:p>1447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3-SE</text:p>
          </table:table-cell>
          <table:table-cell office:value-type="string" calcext:value-type="string">
            <text:p>1447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4-NO</text:p>
          </table:table-cell>
          <table:table-cell office:value-type="string" calcext:value-type="string">
            <text:p>1447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table table:name="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no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Extração</text:p>
          </table:table-cell>
          <table:table-cell office:value-type="string" calcext:value-type="string">
            <text:p>DI_Ext</text:p>
          </table:table-cell>
          <table:table-cell office:value-type="string" calcext:value-type="string">
            <text:p>DF_Ext</text:p>
          </table:table-cell>
          <table:table-cell office:value-type="string" calcext:value-type="string">
            <text:p>Remodelar</text:p>
          </table:table-cell>
          <table:table-cell office:value-type="string" calcext:value-type="string">
            <text:p>DI_Rem</text:p>
          </table:table-cell>
          <table:table-cell office:value-type="string" calcext:value-type="string">
            <text:p>DF_Rem</text:p>
          </table:table-cell>
          <table:table-cell office:value-type="string" calcext:value-type="string">
            <text:p>Revisar</text:p>
          </table:table-cell>
          <table:table-cell office:value-type="string" calcext:value-type="string">
            <text:p>DI_Rev</text:p>
          </table:table-cell>
          <table:table-cell office:value-type="string" calcext:value-type="string">
            <text:p>DF_Rev</text:p>
          </table:table-cell>
        </table:table-row>
        <table:table-row table:style-name="ro1">
          <table:table-cell office:value-type="string" calcext:value-type="string">
            <text:p>SC-24-X-B-VI-4-SE</text:p>
          </table:table-cell>
          <table:table-cell office:value-type="string" calcext:value-type="string">
            <text:p>1447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D-III-2-NE</text:p>
          </table:table-cell>
          <table:table-cell office:value-type="string" calcext:value-type="string">
            <text:p>1524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-4-SE</text:p>
          </table:table-cell>
          <table:table-cell office:value-type="string" calcext:value-type="string">
            <text:p>1212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2-NE</text:p>
          </table:table-cell>
          <table:table-cell office:value-type="string" calcext:value-type="string">
            <text:p>1291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2-SO</text:p>
          </table:table-cell>
          <table:table-cell office:value-type="string" calcext:value-type="string">
            <text:p>1291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2-SE</text:p>
          </table:table-cell>
          <table:table-cell office:value-type="string" calcext:value-type="string">
            <text:p>1291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3-NO</text:p>
          </table:table-cell>
          <table:table-cell office:value-type="string" calcext:value-type="string">
            <text:p>1291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3-NE</text:p>
          </table:table-cell>
          <table:table-cell office:value-type="string" calcext:value-type="string">
            <text:p>1291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3-SO</text:p>
          </table:table-cell>
          <table:table-cell office:value-type="string" calcext:value-type="string">
            <text:p>1291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3-SE</text:p>
          </table:table-cell>
          <table:table-cell office:value-type="string" calcext:value-type="string">
            <text:p>1291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4-NO</text:p>
          </table:table-cell>
          <table:table-cell office:value-type="string" calcext:value-type="string">
            <text:p>1291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4-NE</text:p>
          </table:table-cell>
          <table:table-cell office:value-type="string" calcext:value-type="string">
            <text:p>1291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4-SO</text:p>
          </table:table-cell>
          <table:table-cell office:value-type="string" calcext:value-type="string">
            <text:p>1291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I-4-SE</text:p>
          </table:table-cell>
          <table:table-cell office:value-type="string" calcext:value-type="string">
            <text:p>1213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1-SE</text:p>
          </table:table-cell>
          <table:table-cell office:value-type="string" calcext:value-type="string">
            <text:p>1291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VI-4-SE</text:p>
          </table:table-cell>
          <table:table-cell office:value-type="string" calcext:value-type="string">
            <text:p>1290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I-3-SO</text:p>
          </table:table-cell>
          <table:table-cell office:value-type="string" calcext:value-type="string">
            <text:p>1213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I-3-SE</text:p>
          </table:table-cell>
          <table:table-cell office:value-type="string" calcext:value-type="string">
            <text:p>1213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I-4-NO</text:p>
          </table:table-cell>
          <table:table-cell office:value-type="string" calcext:value-type="string">
            <text:p>1213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I-4-SO</text:p>
          </table:table-cell>
          <table:table-cell office:value-type="string" calcext:value-type="string">
            <text:p>1213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4-Z-D-VI-4-NE</text:p>
          </table:table-cell>
          <table:table-cell office:value-type="string" calcext:value-type="string">
            <text:p>1290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4-SO</text:p>
          </table:table-cell>
          <table:table-cell office:value-type="string" calcext:value-type="string">
            <text:p>1370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4-NE</text:p>
          </table:table-cell>
          <table:table-cell office:value-type="string" calcext:value-type="string">
            <text:p>1370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4-NO</text:p>
          </table:table-cell>
          <table:table-cell office:value-type="string" calcext:value-type="string">
            <text:p>1370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3-SE</text:p>
          </table:table-cell>
          <table:table-cell office:value-type="string" calcext:value-type="string">
            <text:p>1370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3-SO</text:p>
          </table:table-cell>
          <table:table-cell office:value-type="string" calcext:value-type="string">
            <text:p>1370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3-NE</text:p>
          </table:table-cell>
          <table:table-cell office:value-type="string" calcext:value-type="string">
            <text:p>1370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3-NO</text:p>
          </table:table-cell>
          <table:table-cell office:value-type="string" calcext:value-type="string">
            <text:p>1370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2-SE</text:p>
          </table:table-cell>
          <table:table-cell office:value-type="string" calcext:value-type="string">
            <text:p>1370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2-SO</text:p>
          </table:table-cell>
          <table:table-cell office:value-type="string" calcext:value-type="string">
            <text:p>1370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2-NE</text:p>
          </table:table-cell>
          <table:table-cell office:value-type="string" calcext:value-type="string">
            <text:p>1370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2-NO</text:p>
          </table:table-cell>
          <table:table-cell office:value-type="string" calcext:value-type="string">
            <text:p>1370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1-SE</text:p>
          </table:table-cell>
          <table:table-cell office:value-type="string" calcext:value-type="string">
            <text:p>1370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1-SO</text:p>
          </table:table-cell>
          <table:table-cell office:value-type="string" calcext:value-type="string">
            <text:p>1370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1-NE</text:p>
          </table:table-cell>
          <table:table-cell office:value-type="string" calcext:value-type="string">
            <text:p>1370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1-NO</text:p>
          </table:table-cell>
          <table:table-cell office:value-type="string" calcext:value-type="string">
            <text:p>1370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-2-NE</text:p>
          </table:table-cell>
          <table:table-cell office:value-type="string" calcext:value-type="string">
            <text:p>1371-2-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06</text:p>
          </table:table-cell>
          <table:table-cell office:value-type="string" calcext:value-type="string">
            <text:p>Sgt Albuquerque</text:p>
          </table:table-cell>
          <table:table-cell office:value-type="string" calcext:value-type="string">
            <text:p>2021/04/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-25-V-A-II-2-NO</text:p>
          </table:table-cell>
          <table:table-cell office:value-type="string" calcext:value-type="string">
            <text:p>1371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-1-NE</text:p>
          </table:table-cell>
          <table:table-cell office:value-type="string" calcext:value-type="string">
            <text:p>1371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-1-NO</text:p>
          </table:table-cell>
          <table:table-cell office:value-type="string" calcext:value-type="string">
            <text:p>1371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-4-SE</text:p>
          </table:table-cell>
          <table:table-cell office:value-type="string" calcext:value-type="string">
            <text:p>1370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4-SO</text:p>
          </table:table-cell>
          <table:table-cell office:value-type="string" calcext:value-type="string">
            <text:p>1448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4-NE</text:p>
          </table:table-cell>
          <table:table-cell office:value-type="string" calcext:value-type="string">
            <text:p>1448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4-NO</text:p>
          </table:table-cell>
          <table:table-cell office:value-type="string" calcext:value-type="string">
            <text:p>1448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3-SE</text:p>
          </table:table-cell>
          <table:table-cell office:value-type="string" calcext:value-type="string">
            <text:p>1448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3-SO</text:p>
          </table:table-cell>
          <table:table-cell office:value-type="string" calcext:value-type="string">
            <text:p>1448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3-NE</text:p>
          </table:table-cell>
          <table:table-cell office:value-type="string" calcext:value-type="string">
            <text:p>1448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3-NO</text:p>
          </table:table-cell>
          <table:table-cell office:value-type="string" calcext:value-type="string">
            <text:p>1448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2-SE</text:p>
          </table:table-cell>
          <table:table-cell office:value-type="string" calcext:value-type="string">
            <text:p>1448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2-SO</text:p>
          </table:table-cell>
          <table:table-cell office:value-type="string" calcext:value-type="string">
            <text:p>1448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2-NE</text:p>
          </table:table-cell>
          <table:table-cell office:value-type="string" calcext:value-type="string">
            <text:p>1448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2-NO</text:p>
          </table:table-cell>
          <table:table-cell office:value-type="string" calcext:value-type="string">
            <text:p>1448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1-SE</text:p>
          </table:table-cell>
          <table:table-cell office:value-type="string" calcext:value-type="string">
            <text:p>1448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1-SO</text:p>
          </table:table-cell>
          <table:table-cell office:value-type="string" calcext:value-type="string">
            <text:p>1448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1-NE</text:p>
          </table:table-cell>
          <table:table-cell office:value-type="string" calcext:value-type="string">
            <text:p>1448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V-1-NO</text:p>
          </table:table-cell>
          <table:table-cell office:value-type="string" calcext:value-type="string">
            <text:p>1448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2-NE</text:p>
          </table:table-cell>
          <table:table-cell office:value-type="string" calcext:value-type="string">
            <text:p>1292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2-SO</text:p>
          </table:table-cell>
          <table:table-cell office:value-type="string" calcext:value-type="string">
            <text:p>1292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2-SE</text:p>
          </table:table-cell>
          <table:table-cell office:value-type="string" calcext:value-type="string">
            <text:p>1292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3-NO</text:p>
          </table:table-cell>
          <table:table-cell office:value-type="string" calcext:value-type="string">
            <text:p>1292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3-NE</text:p>
          </table:table-cell>
          <table:table-cell office:value-type="string" calcext:value-type="string">
            <text:p>1292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3-SO</text:p>
          </table:table-cell>
          <table:table-cell office:value-type="string" calcext:value-type="string">
            <text:p>1292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3-SE</text:p>
          </table:table-cell>
          <table:table-cell office:value-type="string" calcext:value-type="string">
            <text:p>1292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4-NO</text:p>
          </table:table-cell>
          <table:table-cell office:value-type="string" calcext:value-type="string">
            <text:p>1292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4-NE</text:p>
          </table:table-cell>
          <table:table-cell office:value-type="string" calcext:value-type="string">
            <text:p>1292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4-SO</text:p>
          </table:table-cell>
          <table:table-cell office:value-type="string" calcext:value-type="string">
            <text:p>1292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IV-4-SE</text:p>
          </table:table-cell>
          <table:table-cell office:value-type="string" calcext:value-type="string">
            <text:p>1291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1-NO</text:p>
          </table:table-cell>
          <table:table-cell office:value-type="string" calcext:value-type="string">
            <text:p>1292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1-NE</text:p>
          </table:table-cell>
          <table:table-cell office:value-type="string" calcext:value-type="string">
            <text:p>1292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2-NE</text:p>
          </table:table-cell>
          <table:table-cell office:value-type="string" calcext:value-type="string">
            <text:p>1369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1-SO</text:p>
          </table:table-cell>
          <table:table-cell office:value-type="string" calcext:value-type="string">
            <text:p>1292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1-SE</text:p>
          </table:table-cell>
          <table:table-cell office:value-type="string" calcext:value-type="string">
            <text:p>1292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2-SE</text:p>
          </table:table-cell>
          <table:table-cell office:value-type="string" calcext:value-type="string">
            <text:p>1369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2-NO</text:p>
          </table:table-cell>
          <table:table-cell office:value-type="string" calcext:value-type="string">
            <text:p>1292-2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4-NE</text:p>
          </table:table-cell>
          <table:table-cell office:value-type="string" calcext:value-type="string">
            <text:p>1369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-4-SE</text:p>
          </table:table-cell>
          <table:table-cell office:value-type="string" calcext:value-type="string">
            <text:p>1292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III-4-SE</text:p>
          </table:table-cell>
          <table:table-cell office:value-type="string" calcext:value-type="string">
            <text:p>1369-4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2-NE</text:p>
          </table:table-cell>
          <table:table-cell office:value-type="string" calcext:value-type="string">
            <text:p>1447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2-SE</text:p>
          </table:table-cell>
          <table:table-cell office:value-type="string" calcext:value-type="string">
            <text:p>1447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4-X-B-VI-4-NE</text:p>
          </table:table-cell>
          <table:table-cell office:value-type="string" calcext:value-type="string">
            <text:p>1447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table table:name="E" table:style-name="ta1"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no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Extração</text:p>
          </table:table-cell>
          <table:table-cell office:value-type="string" calcext:value-type="string">
            <text:p>DI_Ext</text:p>
          </table:table-cell>
          <table:table-cell office:value-type="string" calcext:value-type="string">
            <text:p>DF_Ext</text:p>
          </table:table-cell>
          <table:table-cell office:value-type="string" calcext:value-type="string">
            <text:p>Remodelar</text:p>
          </table:table-cell>
          <table:table-cell office:value-type="string" calcext:value-type="string">
            <text:p>DI_Rem</text:p>
          </table:table-cell>
          <table:table-cell office:value-type="string" calcext:value-type="string">
            <text:p>DF_Rem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DI_Rev</text:p>
          </table:table-cell>
          <table:table-cell office:value-type="string" calcext:value-type="string">
            <text:p>DF_Rev</text:p>
          </table:table-cell>
        </table:table-row>
        <table:table-row table:style-name="ro1">
          <table:table-cell office:value-type="string" calcext:value-type="string">
            <text:p>SB-25-Y-C-III-3-SO</text:p>
          </table:table-cell>
          <table:table-cell office:value-type="string" calcext:value-type="string">
            <text:p>1214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-4-SO</text:p>
          </table:table-cell>
          <table:table-cell office:value-type="string" calcext:value-type="string">
            <text:p>1371-4-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-25-V-A-II-4-NE</text:p>
          </table:table-cell>
          <table:table-cell office:value-type="string" calcext:value-type="string">
            <text:p>1371-4-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07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4/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-25-V-A-II-4-NO</text:p>
          </table:table-cell>
          <table:table-cell office:value-type="string" calcext:value-type="string">
            <text:p>1371-4-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7</text:p>
          </table:table-cell>
          <table:table-cell office:value-type="string" calcext:value-type="string">
            <text:p>Sgt Irlan</text:p>
          </table:table-cell>
          <table:table-cell office:value-type="string" calcext:value-type="string">
            <text:p>2021/04/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-25-V-A-II-3-SE</text:p>
          </table:table-cell>
          <table:table-cell office:value-type="string" calcext:value-type="string">
            <text:p>1371-3-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4/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-25-V-A-II-3-SO</text:p>
          </table:table-cell>
          <table:table-cell office:value-type="string" calcext:value-type="string">
            <text:p>1371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-3-NE</text:p>
          </table:table-cell>
          <table:table-cell office:value-type="string" calcext:value-type="string">
            <text:p>1371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-3-NO</text:p>
          </table:table-cell>
          <table:table-cell office:value-type="string" calcext:value-type="string">
            <text:p>1371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-2-SE</text:p>
          </table:table-cell>
          <table:table-cell office:value-type="string" calcext:value-type="string">
            <text:p>1371-2-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7</text:p>
          </table:table-cell>
          <table:table-cell office:value-type="string" calcext:value-type="string">
            <text:p>Sgt Romulo Pereira</text:p>
          </table:table-cell>
          <table:table-cell office:value-type="string" calcext:value-type="string">
            <text:p>2021/04/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-25-V-A-II-2-SO</text:p>
          </table:table-cell>
          <table:table-cell office:value-type="string" calcext:value-type="string">
            <text:p>1371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-1-SE</text:p>
          </table:table-cell>
          <table:table-cell office:value-type="string" calcext:value-type="string">
            <text:p>1371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-1-SO</text:p>
          </table:table-cell>
          <table:table-cell office:value-type="string" calcext:value-type="string">
            <text:p>1371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I-3-SO</text:p>
          </table:table-cell>
          <table:table-cell office:value-type="string" calcext:value-type="string">
            <text:p>1372-3-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9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12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13</text:p>
          </table:table-cell>
        </table:table-row>
        <table:table-row table:style-name="ro1">
          <table:table-cell office:value-type="string" calcext:value-type="string">
            <text:p>SC-25-V-A-III-3-NO</text:p>
          </table:table-cell>
          <table:table-cell office:value-type="string" calcext:value-type="string">
            <text:p>1372-3-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09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4/09</text:p>
          </table:table-cell>
          <table:table-cell office:value-type="string" calcext:value-type="string">
            <text:p>2021/04/1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13</text:p>
          </table:table-cell>
        </table:table-row>
        <table:table-row table:style-name="ro1">
          <table:table-cell office:value-type="string" calcext:value-type="string">
            <text:p>SC-25-V-A-III-1-SO</text:p>
          </table:table-cell>
          <table:table-cell office:value-type="string" calcext:value-type="string">
            <text:p>1372-1-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8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8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09</text:p>
          </table:table-cell>
        </table:table-row>
        <table:table-row table:style-name="ro1">
          <table:table-cell office:value-type="string" calcext:value-type="string">
            <text:p>SC-25-V-A-III-1-NE</text:p>
          </table:table-cell>
          <table:table-cell office:value-type="string" calcext:value-type="string">
            <text:p>1372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III-1-NO</text:p>
          </table:table-cell>
          <table:table-cell office:value-type="string" calcext:value-type="string">
            <text:p>1372-1-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4/07</text:p>
          </table:table-cell>
          <table:table-cell office:value-type="string" calcext:value-type="string">
            <text:p>2021/04/08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4/08</text:p>
          </table:table-cell>
          <table:table-cell office:value-type="string" calcext:value-type="string">
            <text:p>2021/04/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-25-V-A-II-4-SE</text:p>
          </table:table-cell>
          <table:table-cell office:value-type="string" calcext:value-type="string">
            <text:p>1371-4-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-25-V-A-V-4-SO</text:p>
          </table:table-cell>
          <table:table-cell office:value-type="string" calcext:value-type="string">
            <text:p>1449-4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4-NE</text:p>
          </table:table-cell>
          <table:table-cell office:value-type="string" calcext:value-type="string">
            <text:p>1449-4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4-NO</text:p>
          </table:table-cell>
          <table:table-cell office:value-type="string" calcext:value-type="string">
            <text:p>1449-4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3-SE</text:p>
          </table:table-cell>
          <table:table-cell office:value-type="string" calcext:value-type="string">
            <text:p>1449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3-NE</text:p>
          </table:table-cell>
          <table:table-cell office:value-type="string" calcext:value-type="string">
            <text:p>1449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3-NO</text:p>
          </table:table-cell>
          <table:table-cell office:value-type="string" calcext:value-type="string">
            <text:p>1449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2-SE</text:p>
          </table:table-cell>
          <table:table-cell office:value-type="string" calcext:value-type="string">
            <text:p>1449-2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2-SO</text:p>
          </table:table-cell>
          <table:table-cell office:value-type="string" calcext:value-type="string">
            <text:p>1449-2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2-NE</text:p>
          </table:table-cell>
          <table:table-cell office:value-type="string" calcext:value-type="string">
            <text:p>1449-2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2-NO</text:p>
          </table:table-cell>
          <table:table-cell office:value-type="string" calcext:value-type="string">
            <text:p>1449-2-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-25-V-A-V-1-SE</text:p>
          </table:table-cell>
          <table:table-cell office:value-type="string" calcext:value-type="string">
            <text:p>1449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1-SO</text:p>
          </table:table-cell>
          <table:table-cell office:value-type="string" calcext:value-type="string">
            <text:p>1449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-1-NE</text:p>
          </table:table-cell>
          <table:table-cell office:value-type="string" calcext:value-type="string">
            <text:p>1449-1-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-25-V-A-V-1-NO</text:p>
          </table:table-cell>
          <table:table-cell office:value-type="string" calcext:value-type="string">
            <text:p>1449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-25-V-A-VI-1-NO</text:p>
          </table:table-cell>
          <table:table-cell office:value-type="string" calcext:value-type="string">
            <text:p>1449-A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I-3-NO</text:p>
          </table:table-cell>
          <table:table-cell office:value-type="string" calcext:value-type="string">
            <text:p>1293-3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I-3-NE</text:p>
          </table:table-cell>
          <table:table-cell office:value-type="string" calcext:value-type="string">
            <text:p>1293-3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I-3-SO</text:p>
          </table:table-cell>
          <table:table-cell office:value-type="string" calcext:value-type="string">
            <text:p>1293-3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I-3-SE</text:p>
          </table:table-cell>
          <table:table-cell office:value-type="string" calcext:value-type="string">
            <text:p>1293-3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I-1-NO</text:p>
          </table:table-cell>
          <table:table-cell office:value-type="string" calcext:value-type="string">
            <text:p>1293-1-N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I-1-NE</text:p>
          </table:table-cell>
          <table:table-cell office:value-type="string" calcext:value-type="string">
            <text:p>1293-1-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I-1-SO</text:p>
          </table:table-cell>
          <table:table-cell office:value-type="string" calcext:value-type="string">
            <text:p>1293-1-S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-25-Y-C-VI-1-SE</text:p>
          </table:table-cell>
          <table:table-cell office:value-type="string" calcext:value-type="string">
            <text:p>1293-1-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nom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Extração</text:p>
          </table:table-cell>
          <table:table-cell office:value-type="string" calcext:value-type="string">
            <text:p>DI_Ext</text:p>
          </table:table-cell>
          <table:table-cell office:value-type="string" calcext:value-type="string">
            <text:p>DF_Ext</text:p>
          </table:table-cell>
          <table:table-cell office:value-type="string" calcext:value-type="string">
            <text:p>Remodelar</text:p>
          </table:table-cell>
          <table:table-cell office:value-type="string" calcext:value-type="string">
            <text:p>DI_Rem</text:p>
          </table:table-cell>
          <table:table-cell office:value-type="string" calcext:value-type="string">
            <text:p>DF_Rem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DI_Rev</text:p>
          </table:table-cell>
          <table:table-cell office:value-type="string" calcext:value-type="string">
            <text:p>DF_Rev</text:p>
          </table:table-cell>
          <table:table-cell/>
        </table:table-row>
        <table:table-row table:style-name="ro1">
          <table:table-cell office:value-type="string" calcext:value-type="string">
            <text:p>SC-25-V-A-II-3-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3-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4/16</text:p>
          </table:table-cell>
          <table:table-cell/>
          <table:table-cell office:value-type="string" calcext:value-type="string">
            <text:p>ST Alves Neto</text:p>
          </table:table-cell>
          <table:table-cell office:value-type="string" calcext:value-type="string">
            <text:p>2021/04/22</text:p>
          </table:table-cell>
          <table:table-cell table:number-columns-repeated="4"/>
          <table:table-cell table:formula="of:=&quot;update cartas set status = '&quot;&amp;IF([.M2]&lt;&gt;&quot;&quot;;&quot;2.0&quot;;IF([.L2]&lt;&gt;&quot;&quot;;&quot;1.256&quot;;IF([.J2]&lt;&gt;&quot;&quot;;&quot;1.128&quot;;&quot;1.64&quot;)))&amp;&quot;', &quot;&quot;aqhid&quot;&quot; = &quot;&amp;VLOOKUP([.H2];[$usuarios_id.$A$1:.$B$10];2;0)&amp;&quot;, &quot;&quot;inicioaqhid&quot;&quot; = '&quot;&amp;SUBSTITUTE(SUBSTITUTE([.I2];&quot;/&quot;;&quot;-&quot;;1);&quot;/&quot;;&quot;-&quot;;1)&amp;&quot; 00:00:00'&quot;&amp;IF([.J2]&lt;&gt;&quot;&quot;;&quot;, &quot;&quot;terminoaqhid&quot;&quot; = '&quot;&amp;SUBSTITUTE(SUBSTITUTE([.J2];&quot;/&quot;;&quot;-&quot;;1);&quot;/&quot;;&quot;-&quot;;1)&amp;&quot; 00:00:00'&quot;;&quot;&quot;)&amp;IF([.K2]&lt;&gt;&quot;&quot;;&quot;, &quot;&quot;revhid&quot;&quot; = &quot;&amp;VLOOKUP([.K2];[$usuarios_id.$A$1:.$B$10];2;0)&amp;&quot;, &quot;&quot;iniciorevhid&quot;&quot; = '&quot;&amp;SUBSTITUTE(SUBSTITUTE([.L2];&quot;/&quot;;&quot;-&quot;;1);&quot;/&quot;;&quot;-&quot;;1)&amp;&quot; 00:00:00'&quot;;&quot;&quot;)&amp;IF([.M2]&lt;&gt;&quot;&quot;;&quot;, &quot;&quot;terminoRevhid&quot;&quot; = '&quot;&amp;SUBSTITUTE(SUBSTITUTE([.M2];&quot;/&quot;;&quot;-&quot;;1);&quot;/&quot;;&quot;-&quot;;1)&amp;&quot; 00:00:00'&quot;;&quot;&quot;)&amp;&quot; WHERE mi = '&quot;&amp;[.C2]&amp;&quot;';&quot;" office:value-type="string" office:string-value="update cartas set status = '1.64', &quot;aqhid&quot; = 3, &quot;inicioaqhid&quot; = '2021-04-22 00:00:00' WHERE mi = '1371-3-SE';" calcext:value-type="string">
            <text:p>update cartas set status = '1.64', "aqhid" = 3, "inicioaqhid" = '2021-04-22 00:00:00' WHERE mi = '1371-3-SE';</text:p>
          </table:table-cell>
        </table:table-row>
        <table:table-row table:style-name="ro1">
          <table:table-cell office:value-type="string" calcext:value-type="string">
            <text:p>SC-25-V-A-III-1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2-1-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8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8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09</text:p>
          </table:table-cell>
          <table:table-cell table:formula="of:=&quot;update cartas set status = '&quot;&amp;IF([.M3]&lt;&gt;&quot;&quot;;&quot;2.0&quot;;IF([.L3]&lt;&gt;&quot;&quot;;&quot;1.256&quot;;IF([.J3]&lt;&gt;&quot;&quot;;&quot;1.128&quot;;&quot;1.64&quot;)))&amp;&quot;', &quot;&quot;aqhid&quot;&quot; = &quot;&amp;VLOOKUP([.H3];[$usuarios_id.$A$1:.$B$10];2;0)&amp;&quot;, &quot;&quot;inicioaqhid&quot;&quot; = '&quot;&amp;SUBSTITUTE(SUBSTITUTE([.I3];&quot;/&quot;;&quot;-&quot;;1);&quot;/&quot;;&quot;-&quot;;1)&amp;&quot; 00:00:00'&quot;&amp;IF([.J3]&lt;&gt;&quot;&quot;;&quot;, &quot;&quot;terminoaqhid&quot;&quot; = '&quot;&amp;SUBSTITUTE(SUBSTITUTE([.J3];&quot;/&quot;;&quot;-&quot;;1);&quot;/&quot;;&quot;-&quot;;1)&amp;&quot; 00:00:00'&quot;;&quot;&quot;)&amp;IF([.K3]&lt;&gt;&quot;&quot;;&quot;, &quot;&quot;revhid&quot;&quot; = &quot;&amp;VLOOKUP([.K3];[$usuarios_id.$A$1:.$B$10];2;0)&amp;&quot;, &quot;&quot;iniciorevhid&quot;&quot; = '&quot;&amp;SUBSTITUTE(SUBSTITUTE([.L3];&quot;/&quot;;&quot;-&quot;;1);&quot;/&quot;;&quot;-&quot;;1)&amp;&quot; 00:00:00'&quot;;&quot;&quot;)&amp;IF([.M3]&lt;&gt;&quot;&quot;;&quot;, &quot;&quot;terminoRevhid&quot;&quot; = '&quot;&amp;SUBSTITUTE(SUBSTITUTE([.M3];&quot;/&quot;;&quot;-&quot;;1);&quot;/&quot;;&quot;-&quot;;1)&amp;&quot; 00:00:00'&quot;;&quot;&quot;)&amp;&quot; WHERE mi = '&quot;&amp;[.C3]&amp;&quot;';&quot;" office:value-type="string" office:string-value="update cartas set status = '2.0', &quot;aqhid&quot; = 3, &quot;inicioaqhid&quot; = '2021-04-08 00:00:00', &quot;terminoaqhid&quot; = '2021-04-08 00:00:00', &quot;revhid&quot; = 8, &quot;iniciorevhid&quot; = '2021-04-09 00:00:00', &quot;terminoRevhid&quot; = '2021-04-09 00:00:00' WHERE mi = '1372-1-SO';" calcext:value-type="string">
            <text:p>update cartas set status = '2.0', "aqhid" = 3, "inicioaqhid" = '2021-04-08 00:00:00', "terminoaqhid" = '2021-04-08 00:00:00', "revhid" = 8, "iniciorevhid" = '2021-04-09 00:00:00', "terminoRevhid" = '2021-04-09 00:00:00' WHERE mi = '1372-1-SO';</text:p>
          </table:table-cell>
        </table:table-row>
        <table:table-row table:style-name="ro1">
          <table:table-cell office:value-type="string" calcext:value-type="string">
            <text:p>SC-25-V-A-III-3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2-3-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9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12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13</text:p>
          </table:table-cell>
          <table:table-cell table:formula="of:=&quot;update cartas set status = '&quot;&amp;IF([.M4]&lt;&gt;&quot;&quot;;&quot;2.0&quot;;IF([.L4]&lt;&gt;&quot;&quot;;&quot;1.256&quot;;IF([.J4]&lt;&gt;&quot;&quot;;&quot;1.128&quot;;&quot;1.64&quot;)))&amp;&quot;', &quot;&quot;aqhid&quot;&quot; = &quot;&amp;VLOOKUP([.H4];[$usuarios_id.$A$1:.$B$10];2;0)&amp;&quot;, &quot;&quot;inicioaqhid&quot;&quot; = '&quot;&amp;SUBSTITUTE(SUBSTITUTE([.I4];&quot;/&quot;;&quot;-&quot;;1);&quot;/&quot;;&quot;-&quot;;1)&amp;&quot; 00:00:00'&quot;&amp;IF([.J4]&lt;&gt;&quot;&quot;;&quot;, &quot;&quot;terminoaqhid&quot;&quot; = '&quot;&amp;SUBSTITUTE(SUBSTITUTE([.J4];&quot;/&quot;;&quot;-&quot;;1);&quot;/&quot;;&quot;-&quot;;1)&amp;&quot; 00:00:00'&quot;;&quot;&quot;)&amp;IF([.K4]&lt;&gt;&quot;&quot;;&quot;, &quot;&quot;revhid&quot;&quot; = &quot;&amp;VLOOKUP([.K4];[$usuarios_id.$A$1:.$B$10];2;0)&amp;&quot;, &quot;&quot;iniciorevhid&quot;&quot; = '&quot;&amp;SUBSTITUTE(SUBSTITUTE([.L4];&quot;/&quot;;&quot;-&quot;;1);&quot;/&quot;;&quot;-&quot;;1)&amp;&quot; 00:00:00'&quot;;&quot;&quot;)&amp;IF([.M4]&lt;&gt;&quot;&quot;;&quot;, &quot;&quot;terminoRevhid&quot;&quot; = '&quot;&amp;SUBSTITUTE(SUBSTITUTE([.M4];&quot;/&quot;;&quot;-&quot;;1);&quot;/&quot;;&quot;-&quot;;1)&amp;&quot; 00:00:00'&quot;;&quot;&quot;)&amp;&quot; WHERE mi = '&quot;&amp;[.C4]&amp;&quot;';&quot;" office:value-type="string" office:string-value="update cartas set status = '2.0', &quot;aqhid&quot; = 3, &quot;inicioaqhid&quot; = '2021-04-12 00:00:00', &quot;terminoaqhid&quot; = '2021-04-12 00:00:00', &quot;revhid&quot; = 8, &quot;iniciorevhid&quot; = '2021-04-13 00:00:00', &quot;terminoRevhid&quot; = '2021-04-13 00:00:00' WHERE mi = '1372-3-SO';" calcext:value-type="string">
            <text:p>update cartas set status = '2.0', "aqhid" = 3, "inicioaqhid" = '2021-04-12 00:00:00', "terminoaqhid" = '2021-04-12 00:00:00', "revhid" = 8, "iniciorevhid" = '2021-04-13 00:00:00', "terminoRevhid" = '2021-04-13 00:00:00' WHERE mi = '1372-3-SO';</text:p>
          </table:table-cell>
        </table:table-row>
        <table:table-row table:style-name="ro1">
          <table:table-cell office:value-type="string" calcext:value-type="string">
            <text:p>SC-24-V-B-IV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2-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5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2021/03/16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6</text:p>
          </table:table-cell>
          <table:table-cell table:formula="of:=&quot;update cartas set status = '&quot;&amp;IF([.M5]&lt;&gt;&quot;&quot;;&quot;2.0&quot;;IF([.L5]&lt;&gt;&quot;&quot;;&quot;1.256&quot;;IF([.J5]&lt;&gt;&quot;&quot;;&quot;1.128&quot;;&quot;1.64&quot;)))&amp;&quot;', &quot;&quot;aqhid&quot;&quot; = &quot;&amp;VLOOKUP([.H5];[$usuarios_id.$A$1:.$B$10];2;0)&amp;&quot;, &quot;&quot;inicioaqhid&quot;&quot; = '&quot;&amp;SUBSTITUTE(SUBSTITUTE([.I5];&quot;/&quot;;&quot;-&quot;;1);&quot;/&quot;;&quot;-&quot;;1)&amp;&quot; 00:00:00'&quot;&amp;IF([.J5]&lt;&gt;&quot;&quot;;&quot;, &quot;&quot;terminoaqhid&quot;&quot; = '&quot;&amp;SUBSTITUTE(SUBSTITUTE([.J5];&quot;/&quot;;&quot;-&quot;;1);&quot;/&quot;;&quot;-&quot;;1)&amp;&quot; 00:00:00'&quot;;&quot;&quot;)&amp;IF([.K5]&lt;&gt;&quot;&quot;;&quot;, &quot;&quot;revhid&quot;&quot; = &quot;&amp;VLOOKUP([.K5];[$usuarios_id.$A$1:.$B$10];2;0)&amp;&quot;, &quot;&quot;iniciorevhid&quot;&quot; = '&quot;&amp;SUBSTITUTE(SUBSTITUTE([.L5];&quot;/&quot;;&quot;-&quot;;1);&quot;/&quot;;&quot;-&quot;;1)&amp;&quot; 00:00:00'&quot;;&quot;&quot;)&amp;IF([.M5]&lt;&gt;&quot;&quot;;&quot;, &quot;&quot;terminoRevhid&quot;&quot; = '&quot;&amp;SUBSTITUTE(SUBSTITUTE([.M5];&quot;/&quot;;&quot;-&quot;;1);&quot;/&quot;;&quot;-&quot;;1)&amp;&quot; 00:00:00'&quot;;&quot;&quot;)&amp;&quot; WHERE mi = '&quot;&amp;[.C5]&amp;&quot;';&quot;" office:value-type="string" office:string-value="update cartas set status = '2.0', &quot;aqhid&quot; = 3, &quot;inicioaqhid&quot; = '2021-03-15 00:00:00', &quot;terminoaqhid&quot; = '2021-03-16 00:00:00', &quot;revhid&quot; = 8, &quot;iniciorevhid&quot; = '2021-03-16 00:00:00', &quot;terminoRevhid&quot; = '2021-03-16 00:00:00' WHERE mi = '1439-2-NE';" calcext:value-type="string">
            <text:p>update cartas set status = '2.0', "aqhid" = 3, "inicioaqhid" = '2021-03-15 00:00:00', "terminoaqhid" = '2021-03-16 00:00:00', "revhid" = 8, "iniciorevhid" = '2021-03-16 00:00:00', "terminoRevhid" = '2021-03-16 00:00:00' WHERE mi = '1439-2-NE';</text:p>
          </table:table-cell>
        </table:table-row>
        <table:table-row table:style-name="ro1">
          <table:table-cell office:value-type="string" calcext:value-type="string">
            <text:p>SC-24-V-B-IV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2-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7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3/18</text:p>
          </table:table-cell>
          <table:table-cell office:value-type="string" calcext:value-type="string">
            <text:p>2021/03/22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22</text:p>
          </table:table-cell>
          <table:table-cell table:formula="of:=&quot;update cartas set status = '&quot;&amp;IF([.M6]&lt;&gt;&quot;&quot;;&quot;2.0&quot;;IF([.L6]&lt;&gt;&quot;&quot;;&quot;1.256&quot;;IF([.J6]&lt;&gt;&quot;&quot;;&quot;1.128&quot;;&quot;1.64&quot;)))&amp;&quot;', &quot;&quot;aqhid&quot;&quot; = &quot;&amp;VLOOKUP([.H6];[$usuarios_id.$A$1:.$B$10];2;0)&amp;&quot;, &quot;&quot;inicioaqhid&quot;&quot; = '&quot;&amp;SUBSTITUTE(SUBSTITUTE([.I6];&quot;/&quot;;&quot;-&quot;;1);&quot;/&quot;;&quot;-&quot;;1)&amp;&quot; 00:00:00'&quot;&amp;IF([.J6]&lt;&gt;&quot;&quot;;&quot;, &quot;&quot;terminoaqhid&quot;&quot; = '&quot;&amp;SUBSTITUTE(SUBSTITUTE([.J6];&quot;/&quot;;&quot;-&quot;;1);&quot;/&quot;;&quot;-&quot;;1)&amp;&quot; 00:00:00'&quot;;&quot;&quot;)&amp;IF([.K6]&lt;&gt;&quot;&quot;;&quot;, &quot;&quot;revhid&quot;&quot; = &quot;&amp;VLOOKUP([.K6];[$usuarios_id.$A$1:.$B$10];2;0)&amp;&quot;, &quot;&quot;iniciorevhid&quot;&quot; = '&quot;&amp;SUBSTITUTE(SUBSTITUTE([.L6];&quot;/&quot;;&quot;-&quot;;1);&quot;/&quot;;&quot;-&quot;;1)&amp;&quot; 00:00:00'&quot;;&quot;&quot;)&amp;IF([.M6]&lt;&gt;&quot;&quot;;&quot;, &quot;&quot;terminoRevhid&quot;&quot; = '&quot;&amp;SUBSTITUTE(SUBSTITUTE([.M6];&quot;/&quot;;&quot;-&quot;;1);&quot;/&quot;;&quot;-&quot;;1)&amp;&quot; 00:00:00'&quot;;&quot;&quot;)&amp;&quot; WHERE mi = '&quot;&amp;[.C6]&amp;&quot;';&quot;" office:value-type="string" office:string-value="update cartas set status = '2.0', &quot;aqhid&quot; = 3, &quot;inicioaqhid&quot; = '2021-03-18 00:00:00', &quot;terminoaqhid&quot; = '2021-03-22 00:00:00', &quot;revhid&quot; = 8, &quot;iniciorevhid&quot; = '2021-03-22 00:00:00', &quot;terminoRevhid&quot; = '2021-03-22 00:00:00' WHERE mi = '1439-2-NO';" calcext:value-type="string">
            <text:p>update cartas set status = '2.0', "aqhid" = 3, "inicioaqhid" = '2021-03-18 00:00:00', "terminoaqhid" = '2021-03-22 00:00:00', "revhid" = 8, "iniciorevhid" = '2021-03-22 00:00:00', "terminoRevhid" = '2021-03-22 00:00:00' WHERE mi = '1439-2-NO';</text:p>
          </table:table-cell>
        </table:table-row>
        <table:table-row table:style-name="ro1">
          <table:table-cell office:value-type="string" calcext:value-type="string">
            <text:p>SC-24-X-A-II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2-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22</text:p>
          </table:table-cell>
          <table:table-cell office:value-type="string" calcext:value-type="string">
            <text:p>Sgt Souza Mendes</text:p>
          </table:table-cell>
          <table:table-cell office:value-type="string" calcext:value-type="string">
            <text:p>2021/04/23</text:p>
          </table:table-cell>
          <table:table-cell table:number-columns-repeated="4"/>
          <table:table-cell table:formula="of:=&quot;update cartas set status = '&quot;&amp;IF([.M7]&lt;&gt;&quot;&quot;;&quot;2.0&quot;;IF([.L7]&lt;&gt;&quot;&quot;;&quot;1.256&quot;;IF([.J7]&lt;&gt;&quot;&quot;;&quot;1.128&quot;;&quot;1.64&quot;)))&amp;&quot;', &quot;&quot;aqhid&quot;&quot; = &quot;&amp;VLOOKUP([.H7];[$usuarios_id.$A$1:.$B$10];2;0)&amp;&quot;, &quot;&quot;inicioaqhid&quot;&quot; = '&quot;&amp;SUBSTITUTE(SUBSTITUTE([.I7];&quot;/&quot;;&quot;-&quot;;1);&quot;/&quot;;&quot;-&quot;;1)&amp;&quot; 00:00:00'&quot;&amp;IF([.J7]&lt;&gt;&quot;&quot;;&quot;, &quot;&quot;terminoaqhid&quot;&quot; = '&quot;&amp;SUBSTITUTE(SUBSTITUTE([.J7];&quot;/&quot;;&quot;-&quot;;1);&quot;/&quot;;&quot;-&quot;;1)&amp;&quot; 00:00:00'&quot;;&quot;&quot;)&amp;IF([.K7]&lt;&gt;&quot;&quot;;&quot;, &quot;&quot;revhid&quot;&quot; = &quot;&amp;VLOOKUP([.K7];[$usuarios_id.$A$1:.$B$10];2;0)&amp;&quot;, &quot;&quot;iniciorevhid&quot;&quot; = '&quot;&amp;SUBSTITUTE(SUBSTITUTE([.L7];&quot;/&quot;;&quot;-&quot;;1);&quot;/&quot;;&quot;-&quot;;1)&amp;&quot; 00:00:00'&quot;;&quot;&quot;)&amp;IF([.M7]&lt;&gt;&quot;&quot;;&quot;, &quot;&quot;terminoRevhid&quot;&quot; = '&quot;&amp;SUBSTITUTE(SUBSTITUTE([.M7];&quot;/&quot;;&quot;-&quot;;1);&quot;/&quot;;&quot;-&quot;;1)&amp;&quot; 00:00:00'&quot;;&quot;&quot;)&amp;&quot; WHERE mi = '&quot;&amp;[.C7]&amp;&quot;';&quot;" office:value-type="string" office:string-value="update cartas set status = '1.64', &quot;aqhid&quot; = 23, &quot;inicioaqhid&quot; = '2021-04-23 00:00:00' WHERE mi = '1365-2-NE';" calcext:value-type="string">
            <text:p>update cartas set status = '1.64', "aqhid" = 23, "inicioaqhid" = '2021-04-23 00:00:00' WHERE mi = '1365-2-NE';</text:p>
          </table:table-cell>
        </table:table-row>
        <table:table-row table:style-name="ro1">
          <table:table-cell office:value-type="string" calcext:value-type="string">
            <text:p>SB-24-Z-C-IV-3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3-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3</text:p>
          </table:table-cell>
          <table:table-cell office:value-type="string" calcext:value-type="string">
            <text:p>Sgt Souza Mendes</text:p>
          </table:table-cell>
          <table:table-cell office:value-type="string" calcext:value-type="string">
            <text:p>2021/03/08</text:p>
          </table:table-cell>
          <table:table-cell table:number-columns-repeated="4"/>
          <table:table-cell table:formula="of:=&quot;update cartas set status = '&quot;&amp;IF([.M8]&lt;&gt;&quot;&quot;;&quot;2.0&quot;;IF([.L8]&lt;&gt;&quot;&quot;;&quot;1.256&quot;;IF([.J8]&lt;&gt;&quot;&quot;;&quot;1.128&quot;;&quot;1.64&quot;)))&amp;&quot;', &quot;&quot;aqhid&quot;&quot; = &quot;&amp;VLOOKUP([.H8];[$usuarios_id.$A$1:.$B$10];2;0)&amp;&quot;, &quot;&quot;inicioaqhid&quot;&quot; = '&quot;&amp;SUBSTITUTE(SUBSTITUTE([.I8];&quot;/&quot;;&quot;-&quot;;1);&quot;/&quot;;&quot;-&quot;;1)&amp;&quot; 00:00:00'&quot;&amp;IF([.J8]&lt;&gt;&quot;&quot;;&quot;, &quot;&quot;terminoaqhid&quot;&quot; = '&quot;&amp;SUBSTITUTE(SUBSTITUTE([.J8];&quot;/&quot;;&quot;-&quot;;1);&quot;/&quot;;&quot;-&quot;;1)&amp;&quot; 00:00:00'&quot;;&quot;&quot;)&amp;IF([.K8]&lt;&gt;&quot;&quot;;&quot;, &quot;&quot;revhid&quot;&quot; = &quot;&amp;VLOOKUP([.K8];[$usuarios_id.$A$1:.$B$10];2;0)&amp;&quot;, &quot;&quot;iniciorevhid&quot;&quot; = '&quot;&amp;SUBSTITUTE(SUBSTITUTE([.L8];&quot;/&quot;;&quot;-&quot;;1);&quot;/&quot;;&quot;-&quot;;1)&amp;&quot; 00:00:00'&quot;;&quot;&quot;)&amp;IF([.M8]&lt;&gt;&quot;&quot;;&quot;, &quot;&quot;terminoRevhid&quot;&quot; = '&quot;&amp;SUBSTITUTE(SUBSTITUTE([.M8];&quot;/&quot;;&quot;-&quot;;1);&quot;/&quot;;&quot;-&quot;;1)&amp;&quot; 00:00:00'&quot;;&quot;&quot;)&amp;&quot; WHERE mi = '&quot;&amp;[.C8]&amp;&quot;';&quot;" office:value-type="string" office:string-value="update cartas set status = '1.64', &quot;aqhid&quot; = 23, &quot;inicioaqhid&quot; = '2021-03-08 00:00:00' WHERE mi = '1285-3-SO';" calcext:value-type="string">
            <text:p>update cartas set status = '1.64', "aqhid" = 23, "inicioaqhid" = '2021-03-08 00:00:00' WHERE mi = '1285-3-SO';</text:p>
          </table:table-cell>
        </table:table-row>
        <table:table-row table:style-name="ro1">
          <table:table-cell office:value-type="string" calcext:value-type="string">
            <text:p>SB-24-Z-C-IV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3-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5</text:p>
          </table:table-cell>
          <table:table-cell office:value-type="string" calcext:value-type="string">
            <text:p>Sgt Romulo Pereira</text:p>
          </table:table-cell>
          <table:table-cell office:value-type="string" calcext:value-type="string">
            <text:p>2021/03/08</text:p>
          </table:table-cell>
          <table:table-cell office:value-type="string" calcext:value-type="string">
            <text:p>2021/03/09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1</text:p>
          </table:table-cell>
          <table:table-cell table:formula="of:=&quot;update cartas set status = '&quot;&amp;IF([.M9]&lt;&gt;&quot;&quot;;&quot;2.0&quot;;IF([.L9]&lt;&gt;&quot;&quot;;&quot;1.256&quot;;IF([.J9]&lt;&gt;&quot;&quot;;&quot;1.128&quot;;&quot;1.64&quot;)))&amp;&quot;', &quot;&quot;aqhid&quot;&quot; = &quot;&amp;VLOOKUP([.H9];[$usuarios_id.$A$1:.$B$10];2;0)&amp;&quot;, &quot;&quot;inicioaqhid&quot;&quot; = '&quot;&amp;SUBSTITUTE(SUBSTITUTE([.I9];&quot;/&quot;;&quot;-&quot;;1);&quot;/&quot;;&quot;-&quot;;1)&amp;&quot; 00:00:00'&quot;&amp;IF([.J9]&lt;&gt;&quot;&quot;;&quot;, &quot;&quot;terminoaqhid&quot;&quot; = '&quot;&amp;SUBSTITUTE(SUBSTITUTE([.J9];&quot;/&quot;;&quot;-&quot;;1);&quot;/&quot;;&quot;-&quot;;1)&amp;&quot; 00:00:00'&quot;;&quot;&quot;)&amp;IF([.K9]&lt;&gt;&quot;&quot;;&quot;, &quot;&quot;revhid&quot;&quot; = &quot;&amp;VLOOKUP([.K9];[$usuarios_id.$A$1:.$B$10];2;0)&amp;&quot;, &quot;&quot;iniciorevhid&quot;&quot; = '&quot;&amp;SUBSTITUTE(SUBSTITUTE([.L9];&quot;/&quot;;&quot;-&quot;;1);&quot;/&quot;;&quot;-&quot;;1)&amp;&quot; 00:00:00'&quot;;&quot;&quot;)&amp;IF([.M9]&lt;&gt;&quot;&quot;;&quot;, &quot;&quot;terminoRevhid&quot;&quot; = '&quot;&amp;SUBSTITUTE(SUBSTITUTE([.M9];&quot;/&quot;;&quot;-&quot;;1);&quot;/&quot;;&quot;-&quot;;1)&amp;&quot; 00:00:00'&quot;;&quot;&quot;)&amp;&quot; WHERE mi = '&quot;&amp;[.C9]&amp;&quot;';&quot;" office:value-type="string" office:string-value="update cartas set status = '2.0', &quot;aqhid&quot; = 18, &quot;inicioaqhid&quot; = '2021-03-08 00:00:00', &quot;terminoaqhid&quot; = '2021-03-09 00:00:00', &quot;revhid&quot; = 3, &quot;iniciorevhid&quot; = '2021-03-11 00:00:00', &quot;terminoRevhid&quot; = '2021-03-11 00:00:00' WHERE mi = '1285-3-SE';" calcext:value-type="string">
            <text:p>update cartas set status = '2.0', "aqhid" = 18, "inicioaqhid" = '2021-03-08 00:00:00', "terminoaqhid" = '2021-03-09 00:00:00', "revhid" = 3, "iniciorevhid" = '2021-03-11 00:00:00', "terminoRevhid" = '2021-03-11 00:00:00' WHERE mi = '1285-3-SE';</text:p>
          </table:table-cell>
        </table:table-row>
        <table:table-row table:style-name="ro1">
          <table:table-cell office:value-type="string" calcext:value-type="string">
            <text:p>SB-24-Z-C-V-3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3-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8</text:p>
          </table:table-cell>
          <table:table-cell office:value-type="string" calcext:value-type="string">
            <text:p>Sgt Romulo Pereira</text:p>
          </table:table-cell>
          <table:table-cell office:value-type="string" calcext:value-type="string">
            <text:p>2021/03/09</text:p>
          </table:table-cell>
          <table:table-cell office:value-type="string" calcext:value-type="string">
            <text:p>2021/03/1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24</text:p>
          </table:table-cell>
          <table:table-cell table:formula="of:=&quot;update cartas set status = '&quot;&amp;IF([.M10]&lt;&gt;&quot;&quot;;&quot;2.0&quot;;IF([.L10]&lt;&gt;&quot;&quot;;&quot;1.256&quot;;IF([.J10]&lt;&gt;&quot;&quot;;&quot;1.128&quot;;&quot;1.64&quot;)))&amp;&quot;', &quot;&quot;aqhid&quot;&quot; = &quot;&amp;VLOOKUP([.H10];[$usuarios_id.$A$1:.$B$10];2;0)&amp;&quot;, &quot;&quot;inicioaqhid&quot;&quot; = '&quot;&amp;SUBSTITUTE(SUBSTITUTE([.I10];&quot;/&quot;;&quot;-&quot;;1);&quot;/&quot;;&quot;-&quot;;1)&amp;&quot; 00:00:00'&quot;&amp;IF([.J10]&lt;&gt;&quot;&quot;;&quot;, &quot;&quot;terminoaqhid&quot;&quot; = '&quot;&amp;SUBSTITUTE(SUBSTITUTE([.J10];&quot;/&quot;;&quot;-&quot;;1);&quot;/&quot;;&quot;-&quot;;1)&amp;&quot; 00:00:00'&quot;;&quot;&quot;)&amp;IF([.K10]&lt;&gt;&quot;&quot;;&quot;, &quot;&quot;revhid&quot;&quot; = &quot;&amp;VLOOKUP([.K10];[$usuarios_id.$A$1:.$B$10];2;0)&amp;&quot;, &quot;&quot;iniciorevhid&quot;&quot; = '&quot;&amp;SUBSTITUTE(SUBSTITUTE([.L10];&quot;/&quot;;&quot;-&quot;;1);&quot;/&quot;;&quot;-&quot;;1)&amp;&quot; 00:00:00'&quot;;&quot;&quot;)&amp;IF([.M10]&lt;&gt;&quot;&quot;;&quot;, &quot;&quot;terminoRevhid&quot;&quot; = '&quot;&amp;SUBSTITUTE(SUBSTITUTE([.M10];&quot;/&quot;;&quot;-&quot;;1);&quot;/&quot;;&quot;-&quot;;1)&amp;&quot; 00:00:00'&quot;;&quot;&quot;)&amp;&quot; WHERE mi = '&quot;&amp;[.C10]&amp;&quot;';&quot;" office:value-type="string" office:string-value="update cartas set status = '2.0', &quot;aqhid&quot; = 18, &quot;inicioaqhid&quot; = '2021-03-09 00:00:00', &quot;terminoaqhid&quot; = '2021-03-17 00:00:00', &quot;revhid&quot; = 3, &quot;iniciorevhid&quot; = '2021-03-24 00:00:00', &quot;terminoRevhid&quot; = '2021-03-24 00:00:00' WHERE mi = '1286-3-NO';" calcext:value-type="string">
            <text:p>update cartas set status = '2.0', "aqhid" = 18, "inicioaqhid" = '2021-03-09 00:00:00', "terminoaqhid" = '2021-03-17 00:00:00', "revhid" = 3, "iniciorevhid" = '2021-03-24 00:00:00', "terminoRevhid" = '2021-03-24 00:00:00' WHERE mi = '1286-3-NO';</text:p>
          </table:table-cell>
        </table:table-row>
        <table:table-row table:style-name="ro1">
          <table:table-cell office:value-type="string" calcext:value-type="string">
            <text:p>SC-24-X-A-I-1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1-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1</text:p>
          </table:table-cell>
          <table:table-cell office:value-type="string" calcext:value-type="string">
            <text:p>Sgt Romulo Pereira</text:p>
          </table:table-cell>
          <table:table-cell office:value-type="string" calcext:value-type="string">
            <text:p>2021/03/17</text:p>
          </table:table-cell>
          <table:table-cell office:value-type="string" calcext:value-type="string">
            <text:p>2021/03/31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4/14</text:p>
          </table:table-cell>
          <table:table-cell office:value-type="string" calcext:value-type="string">
            <text:p>2021/04/15</text:p>
          </table:table-cell>
          <table:table-cell table:formula="of:=&quot;update cartas set status = '&quot;&amp;IF([.M11]&lt;&gt;&quot;&quot;;&quot;2.0&quot;;IF([.L11]&lt;&gt;&quot;&quot;;&quot;1.256&quot;;IF([.J11]&lt;&gt;&quot;&quot;;&quot;1.128&quot;;&quot;1.64&quot;)))&amp;&quot;', &quot;&quot;aqhid&quot;&quot; = &quot;&amp;VLOOKUP([.H11];[$usuarios_id.$A$1:.$B$10];2;0)&amp;&quot;, &quot;&quot;inicioaqhid&quot;&quot; = '&quot;&amp;SUBSTITUTE(SUBSTITUTE([.I11];&quot;/&quot;;&quot;-&quot;;1);&quot;/&quot;;&quot;-&quot;;1)&amp;&quot; 00:00:00'&quot;&amp;IF([.J11]&lt;&gt;&quot;&quot;;&quot;, &quot;&quot;terminoaqhid&quot;&quot; = '&quot;&amp;SUBSTITUTE(SUBSTITUTE([.J11];&quot;/&quot;;&quot;-&quot;;1);&quot;/&quot;;&quot;-&quot;;1)&amp;&quot; 00:00:00'&quot;;&quot;&quot;)&amp;IF([.K11]&lt;&gt;&quot;&quot;;&quot;, &quot;&quot;revhid&quot;&quot; = &quot;&amp;VLOOKUP([.K11];[$usuarios_id.$A$1:.$B$10];2;0)&amp;&quot;, &quot;&quot;iniciorevhid&quot;&quot; = '&quot;&amp;SUBSTITUTE(SUBSTITUTE([.L11];&quot;/&quot;;&quot;-&quot;;1);&quot;/&quot;;&quot;-&quot;;1)&amp;&quot; 00:00:00'&quot;;&quot;&quot;)&amp;IF([.M11]&lt;&gt;&quot;&quot;;&quot;, &quot;&quot;terminoRevhid&quot;&quot; = '&quot;&amp;SUBSTITUTE(SUBSTITUTE([.M11];&quot;/&quot;;&quot;-&quot;;1);&quot;/&quot;;&quot;-&quot;;1)&amp;&quot; 00:00:00'&quot;;&quot;&quot;)&amp;&quot; WHERE mi = '&quot;&amp;[.C11]&amp;&quot;';&quot;" office:value-type="string" office:string-value="update cartas set status = '2.0', &quot;aqhid&quot; = 18, &quot;inicioaqhid&quot; = '2021-03-17 00:00:00', &quot;terminoaqhid&quot; = '2021-03-31 00:00:00', &quot;revhid&quot; = 3, &quot;iniciorevhid&quot; = '2021-04-14 00:00:00', &quot;terminoRevhid&quot; = '2021-04-15 00:00:00' WHERE mi = '1364-1-NO';" calcext:value-type="string">
            <text:p>update cartas set status = '2.0', "aqhid" = 18, "inicioaqhid" = '2021-03-17 00:00:00', "terminoaqhid" = '2021-03-31 00:00:00', "revhid" = 3, "iniciorevhid" = '2021-04-14 00:00:00', "terminoRevhid" = '2021-04-15 00:00:00' WHERE mi = '1364-1-NO';</text:p>
          </table:table-cell>
        </table:table-row>
        <table:table-row table:style-name="ro1">
          <table:table-cell office:value-type="string" calcext:value-type="string">
            <text:p>SC-24-X-A-I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4-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9</text:p>
          </table:table-cell>
          <table:table-cell office:value-type="string" calcext:value-type="string">
            <text:p>Sgt Romulo Pereira</text:p>
          </table:table-cell>
          <table:table-cell office:value-type="string" calcext:value-type="string">
            <text:p>2021/04/05</text:p>
          </table:table-cell>
          <table:table-cell office:value-type="string" calcext:value-type="string">
            <text:p>2021/04/08</text:p>
          </table:table-cell>
          <table:table-cell table:number-columns-repeated="3"/>
          <table:table-cell table:formula="of:=&quot;update cartas set status = '&quot;&amp;IF([.M12]&lt;&gt;&quot;&quot;;&quot;2.0&quot;;IF([.L12]&lt;&gt;&quot;&quot;;&quot;1.256&quot;;IF([.J12]&lt;&gt;&quot;&quot;;&quot;1.128&quot;;&quot;1.64&quot;)))&amp;&quot;', &quot;&quot;aqhid&quot;&quot; = &quot;&amp;VLOOKUP([.H12];[$usuarios_id.$A$1:.$B$10];2;0)&amp;&quot;, &quot;&quot;inicioaqhid&quot;&quot; = '&quot;&amp;SUBSTITUTE(SUBSTITUTE([.I12];&quot;/&quot;;&quot;-&quot;;1);&quot;/&quot;;&quot;-&quot;;1)&amp;&quot; 00:00:00'&quot;&amp;IF([.J12]&lt;&gt;&quot;&quot;;&quot;, &quot;&quot;terminoaqhid&quot;&quot; = '&quot;&amp;SUBSTITUTE(SUBSTITUTE([.J12];&quot;/&quot;;&quot;-&quot;;1);&quot;/&quot;;&quot;-&quot;;1)&amp;&quot; 00:00:00'&quot;;&quot;&quot;)&amp;IF([.K12]&lt;&gt;&quot;&quot;;&quot;, &quot;&quot;revhid&quot;&quot; = &quot;&amp;VLOOKUP([.K12];[$usuarios_id.$A$1:.$B$10];2;0)&amp;&quot;, &quot;&quot;iniciorevhid&quot;&quot; = '&quot;&amp;SUBSTITUTE(SUBSTITUTE([.L12];&quot;/&quot;;&quot;-&quot;;1);&quot;/&quot;;&quot;-&quot;;1)&amp;&quot; 00:00:00'&quot;;&quot;&quot;)&amp;IF([.M12]&lt;&gt;&quot;&quot;;&quot;, &quot;&quot;terminoRevhid&quot;&quot; = '&quot;&amp;SUBSTITUTE(SUBSTITUTE([.M12];&quot;/&quot;;&quot;-&quot;;1);&quot;/&quot;;&quot;-&quot;;1)&amp;&quot; 00:00:00'&quot;;&quot;&quot;)&amp;&quot; WHERE mi = '&quot;&amp;[.C12]&amp;&quot;';&quot;" office:value-type="string" office:string-value="update cartas set status = '1.128', &quot;aqhid&quot; = 18, &quot;inicioaqhid&quot; = '2021-04-05 00:00:00', &quot;terminoaqhid&quot; = '2021-04-08 00:00:00' WHERE mi = '1364-4-SO';" calcext:value-type="string">
            <text:p>update cartas set status = '1.128', "aqhid" = 18, "inicioaqhid" = '2021-04-05 00:00:00', "terminoaqhid" = '2021-04-08 00:00:00' WHERE mi = '1364-4-SO';</text:p>
          </table:table-cell>
        </table:table-row>
        <table:table-row table:style-name="ro1">
          <table:table-cell office:value-type="string" calcext:value-type="string">
            <text:p>SC-25-V-A-II-2-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2-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7</text:p>
          </table:table-cell>
          <table:table-cell office:value-type="string" calcext:value-type="string">
            <text:p>Sgt Romulo Pereira</text:p>
          </table:table-cell>
          <table:table-cell office:value-type="string" calcext:value-type="string">
            <text:p>2021/04/08</text:p>
          </table:table-cell>
          <table:table-cell table:number-columns-repeated="4"/>
          <table:table-cell table:formula="of:=&quot;update cartas set status = '&quot;&amp;IF([.M13]&lt;&gt;&quot;&quot;;&quot;2.0&quot;;IF([.L13]&lt;&gt;&quot;&quot;;&quot;1.256&quot;;IF([.J13]&lt;&gt;&quot;&quot;;&quot;1.128&quot;;&quot;1.64&quot;)))&amp;&quot;', &quot;&quot;aqhid&quot;&quot; = &quot;&amp;VLOOKUP([.H13];[$usuarios_id.$A$1:.$B$10];2;0)&amp;&quot;, &quot;&quot;inicioaqhid&quot;&quot; = '&quot;&amp;SUBSTITUTE(SUBSTITUTE([.I13];&quot;/&quot;;&quot;-&quot;;1);&quot;/&quot;;&quot;-&quot;;1)&amp;&quot; 00:00:00'&quot;&amp;IF([.J13]&lt;&gt;&quot;&quot;;&quot;, &quot;&quot;terminoaqhid&quot;&quot; = '&quot;&amp;SUBSTITUTE(SUBSTITUTE([.J13];&quot;/&quot;;&quot;-&quot;;1);&quot;/&quot;;&quot;-&quot;;1)&amp;&quot; 00:00:00'&quot;;&quot;&quot;)&amp;IF([.K13]&lt;&gt;&quot;&quot;;&quot;, &quot;&quot;revhid&quot;&quot; = &quot;&amp;VLOOKUP([.K13];[$usuarios_id.$A$1:.$B$10];2;0)&amp;&quot;, &quot;&quot;iniciorevhid&quot;&quot; = '&quot;&amp;SUBSTITUTE(SUBSTITUTE([.L13];&quot;/&quot;;&quot;-&quot;;1);&quot;/&quot;;&quot;-&quot;;1)&amp;&quot; 00:00:00'&quot;;&quot;&quot;)&amp;IF([.M13]&lt;&gt;&quot;&quot;;&quot;, &quot;&quot;terminoRevhid&quot;&quot; = '&quot;&amp;SUBSTITUTE(SUBSTITUTE([.M13];&quot;/&quot;;&quot;-&quot;;1);&quot;/&quot;;&quot;-&quot;;1)&amp;&quot; 00:00:00'&quot;;&quot;&quot;)&amp;&quot; WHERE mi = '&quot;&amp;[.C13]&amp;&quot;';&quot;" office:value-type="string" office:string-value="update cartas set status = '1.64', &quot;aqhid&quot; = 18, &quot;inicioaqhid&quot; = '2021-04-08 00:00:00' WHERE mi = '1371-2-SE';" calcext:value-type="string">
            <text:p>update cartas set status = '1.64', "aqhid" = 18, "inicioaqhid" = '2021-04-08 00:00:00' WHERE mi = '1371-2-SE';</text:p>
          </table:table-cell>
        </table:table-row>
        <table:table-row table:style-name="ro1">
          <table:table-cell office:value-type="string" calcext:value-type="string">
            <text:p>SB-24-Y-D-VI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4-4-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4</text:p>
          </table:table-cell>
          <table:table-cell office:value-type="string" calcext:value-type="string">
            <text:p>Sgt Raoni</text:p>
          </table:table-cell>
          <table:table-cell office:value-type="string" calcext:value-type="string">
            <text:p>2021/03/08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3/24</text:p>
          </table:table-cell>
          <table:table-cell office:value-type="string" calcext:value-type="string">
            <text:p>2021/03/29</text:p>
          </table:table-cell>
          <table:table-cell table:formula="of:=&quot;update cartas set status = '&quot;&amp;IF([.M14]&lt;&gt;&quot;&quot;;&quot;2.0&quot;;IF([.L14]&lt;&gt;&quot;&quot;;&quot;1.256&quot;;IF([.J14]&lt;&gt;&quot;&quot;;&quot;1.128&quot;;&quot;1.64&quot;)))&amp;&quot;', &quot;&quot;aqhid&quot;&quot; = &quot;&amp;VLOOKUP([.H14];[$usuarios_id.$A$1:.$B$10];2;0)&amp;&quot;, &quot;&quot;inicioaqhid&quot;&quot; = '&quot;&amp;SUBSTITUTE(SUBSTITUTE([.I14];&quot;/&quot;;&quot;-&quot;;1);&quot;/&quot;;&quot;-&quot;;1)&amp;&quot; 00:00:00'&quot;&amp;IF([.J14]&lt;&gt;&quot;&quot;;&quot;, &quot;&quot;terminoaqhid&quot;&quot; = '&quot;&amp;SUBSTITUTE(SUBSTITUTE([.J14];&quot;/&quot;;&quot;-&quot;;1);&quot;/&quot;;&quot;-&quot;;1)&amp;&quot; 00:00:00'&quot;;&quot;&quot;)&amp;IF([.K14]&lt;&gt;&quot;&quot;;&quot;, &quot;&quot;revhid&quot;&quot; = &quot;&amp;VLOOKUP([.K14];[$usuarios_id.$A$1:.$B$10];2;0)&amp;&quot;, &quot;&quot;iniciorevhid&quot;&quot; = '&quot;&amp;SUBSTITUTE(SUBSTITUTE([.L14];&quot;/&quot;;&quot;-&quot;;1);&quot;/&quot;;&quot;-&quot;;1)&amp;&quot; 00:00:00'&quot;;&quot;&quot;)&amp;IF([.M14]&lt;&gt;&quot;&quot;;&quot;, &quot;&quot;terminoRevhid&quot;&quot; = '&quot;&amp;SUBSTITUTE(SUBSTITUTE([.M14];&quot;/&quot;;&quot;-&quot;;1);&quot;/&quot;;&quot;-&quot;;1)&amp;&quot; 00:00:00'&quot;;&quot;&quot;)&amp;&quot; WHERE mi = '&quot;&amp;[.C14]&amp;&quot;';&quot;" office:value-type="string" office:string-value="update cartas set status = '2.0', &quot;aqhid&quot; = 19, &quot;inicioaqhid&quot; = '2021-03-08 00:00:00', &quot;terminoaqhid&quot; = '2021-03-15 00:00:00', &quot;revhid&quot; = 3, &quot;iniciorevhid&quot; = '2021-03-24 00:00:00', &quot;terminoRevhid&quot; = '2021-03-29 00:00:00' WHERE mi = '1284-4-SE';" calcext:value-type="string">
            <text:p>update cartas set status = '2.0', "aqhid" = 19, "inicioaqhid" = '2021-03-08 00:00:00', "terminoaqhid" = '2021-03-15 00:00:00', "revhid" = 3, "iniciorevhid" = '2021-03-24 00:00:00', "terminoRevhid" = '2021-03-29 00:00:00' WHERE mi = '1284-4-SE';</text:p>
          </table:table-cell>
        </table:table-row>
        <table:table-row table:style-name="ro1">
          <table:table-cell office:value-type="string" calcext:value-type="string">
            <text:p>SB-24-Z-C-VI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4-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8</text:p>
          </table:table-cell>
          <table:table-cell office:value-type="string" calcext:value-type="string">
            <text:p>Sgt Raoni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2021/03/18</text:p>
          </table:table-cell>
          <table:table-cell table:number-columns-repeated="3"/>
          <table:table-cell table:formula="of:=&quot;update cartas set status = '&quot;&amp;IF([.M15]&lt;&gt;&quot;&quot;;&quot;2.0&quot;;IF([.L15]&lt;&gt;&quot;&quot;;&quot;1.256&quot;;IF([.J15]&lt;&gt;&quot;&quot;;&quot;1.128&quot;;&quot;1.64&quot;)))&amp;&quot;', &quot;&quot;aqhid&quot;&quot; = &quot;&amp;VLOOKUP([.H15];[$usuarios_id.$A$1:.$B$10];2;0)&amp;&quot;, &quot;&quot;inicioaqhid&quot;&quot; = '&quot;&amp;SUBSTITUTE(SUBSTITUTE([.I15];&quot;/&quot;;&quot;-&quot;;1);&quot;/&quot;;&quot;-&quot;;1)&amp;&quot; 00:00:00'&quot;&amp;IF([.J15]&lt;&gt;&quot;&quot;;&quot;, &quot;&quot;terminoaqhid&quot;&quot; = '&quot;&amp;SUBSTITUTE(SUBSTITUTE([.J15];&quot;/&quot;;&quot;-&quot;;1);&quot;/&quot;;&quot;-&quot;;1)&amp;&quot; 00:00:00'&quot;;&quot;&quot;)&amp;IF([.K15]&lt;&gt;&quot;&quot;;&quot;, &quot;&quot;revhid&quot;&quot; = &quot;&amp;VLOOKUP([.K15];[$usuarios_id.$A$1:.$B$10];2;0)&amp;&quot;, &quot;&quot;iniciorevhid&quot;&quot; = '&quot;&amp;SUBSTITUTE(SUBSTITUTE([.L15];&quot;/&quot;;&quot;-&quot;;1);&quot;/&quot;;&quot;-&quot;;1)&amp;&quot; 00:00:00'&quot;;&quot;&quot;)&amp;IF([.M15]&lt;&gt;&quot;&quot;;&quot;, &quot;&quot;terminoRevhid&quot;&quot; = '&quot;&amp;SUBSTITUTE(SUBSTITUTE([.M15];&quot;/&quot;;&quot;-&quot;;1);&quot;/&quot;;&quot;-&quot;;1)&amp;&quot; 00:00:00'&quot;;&quot;&quot;)&amp;&quot; WHERE mi = '&quot;&amp;[.C15]&amp;&quot;';&quot;" office:value-type="string" office:string-value="update cartas set status = '1.128', &quot;aqhid&quot; = 19, &quot;inicioaqhid&quot; = '2021-03-15 00:00:00', &quot;terminoaqhid&quot; = '2021-03-18 00:00:00' WHERE mi = '1287-4-NO';" calcext:value-type="string">
            <text:p>update cartas set status = '1.128', "aqhid" = 19, "inicioaqhid" = '2021-03-15 00:00:00', "terminoaqhid" = '2021-03-18 00:00:00' WHERE mi = '1287-4-NO';</text:p>
          </table:table-cell>
        </table:table-row>
        <table:table-row table:style-name="ro1">
          <table:table-cell office:value-type="string" calcext:value-type="string">
            <text:p>SC-24-V-B-III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2-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0</text:p>
          </table:table-cell>
          <table:table-cell office:value-type="string" calcext:value-type="string">
            <text:p>Sgt Raoni</text:p>
          </table:table-cell>
          <table:table-cell office:value-type="string" calcext:value-type="string">
            <text:p>2021/03/19</text:p>
          </table:table-cell>
          <table:table-cell office:value-type="string" calcext:value-type="string">
            <text:p>2021/03/25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4/05</text:p>
          </table:table-cell>
          <table:table-cell/>
          <table:table-cell table:formula="of:=&quot;update cartas set status = '&quot;&amp;IF([.M16]&lt;&gt;&quot;&quot;;&quot;2.0&quot;;IF([.L16]&lt;&gt;&quot;&quot;;&quot;1.256&quot;;IF([.J16]&lt;&gt;&quot;&quot;;&quot;1.128&quot;;&quot;1.64&quot;)))&amp;&quot;', &quot;&quot;aqhid&quot;&quot; = &quot;&amp;VLOOKUP([.H16];[$usuarios_id.$A$1:.$B$10];2;0)&amp;&quot;, &quot;&quot;inicioaqhid&quot;&quot; = '&quot;&amp;SUBSTITUTE(SUBSTITUTE([.I16];&quot;/&quot;;&quot;-&quot;;1);&quot;/&quot;;&quot;-&quot;;1)&amp;&quot; 00:00:00'&quot;&amp;IF([.J16]&lt;&gt;&quot;&quot;;&quot;, &quot;&quot;terminoaqhid&quot;&quot; = '&quot;&amp;SUBSTITUTE(SUBSTITUTE([.J16];&quot;/&quot;;&quot;-&quot;;1);&quot;/&quot;;&quot;-&quot;;1)&amp;&quot; 00:00:00'&quot;;&quot;&quot;)&amp;IF([.K16]&lt;&gt;&quot;&quot;;&quot;, &quot;&quot;revhid&quot;&quot; = &quot;&amp;VLOOKUP([.K16];[$usuarios_id.$A$1:.$B$10];2;0)&amp;&quot;, &quot;&quot;iniciorevhid&quot;&quot; = '&quot;&amp;SUBSTITUTE(SUBSTITUTE([.L16];&quot;/&quot;;&quot;-&quot;;1);&quot;/&quot;;&quot;-&quot;;1)&amp;&quot; 00:00:00'&quot;;&quot;&quot;)&amp;IF([.M16]&lt;&gt;&quot;&quot;;&quot;, &quot;&quot;terminoRevhid&quot;&quot; = '&quot;&amp;SUBSTITUTE(SUBSTITUTE([.M16];&quot;/&quot;;&quot;-&quot;;1);&quot;/&quot;;&quot;-&quot;;1)&amp;&quot; 00:00:00'&quot;;&quot;&quot;)&amp;&quot; WHERE mi = '&quot;&amp;[.C16]&amp;&quot;';&quot;" office:value-type="string" office:string-value="update cartas set status = '1.256', &quot;aqhid&quot; = 19, &quot;inicioaqhid&quot; = '2021-03-19 00:00:00', &quot;terminoaqhid&quot; = '2021-03-25 00:00:00', &quot;revhid&quot; = 8, &quot;iniciorevhid&quot; = '2021-04-05 00:00:00' WHERE mi = '1363-2-SE';" calcext:value-type="string">
            <text:p>update cartas set status = '1.256', "aqhid" = 19, "inicioaqhid" = '2021-03-19 00:00:00', "terminoaqhid" = '2021-03-25 00:00:00', "revhid" = 8, "iniciorevhid" = '2021-04-05 00:00:00' WHERE mi = '1363-2-SE';</text:p>
          </table:table-cell>
        </table:table-row>
        <table:table-row table:style-name="ro1">
          <table:table-cell office:value-type="string" calcext:value-type="string">
            <text:p>SC-24-X-A-I-1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1-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1</text:p>
          </table:table-cell>
          <table:table-cell office:value-type="string" calcext:value-type="string">
            <text:p>Sgt Raoni</text:p>
          </table:table-cell>
          <table:table-cell office:value-type="string" calcext:value-type="string">
            <text:p>2021/03/25</text:p>
          </table:table-cell>
          <table:table-cell office:value-type="string" calcext:value-type="string">
            <text:p>2021/03/31</text:p>
          </table:table-cell>
          <table:table-cell table:number-columns-repeated="3"/>
          <table:table-cell table:formula="of:=&quot;update cartas set status = '&quot;&amp;IF([.M17]&lt;&gt;&quot;&quot;;&quot;2.0&quot;;IF([.L17]&lt;&gt;&quot;&quot;;&quot;1.256&quot;;IF([.J17]&lt;&gt;&quot;&quot;;&quot;1.128&quot;;&quot;1.64&quot;)))&amp;&quot;', &quot;&quot;aqhid&quot;&quot; = &quot;&amp;VLOOKUP([.H17];[$usuarios_id.$A$1:.$B$10];2;0)&amp;&quot;, &quot;&quot;inicioaqhid&quot;&quot; = '&quot;&amp;SUBSTITUTE(SUBSTITUTE([.I17];&quot;/&quot;;&quot;-&quot;;1);&quot;/&quot;;&quot;-&quot;;1)&amp;&quot; 00:00:00'&quot;&amp;IF([.J17]&lt;&gt;&quot;&quot;;&quot;, &quot;&quot;terminoaqhid&quot;&quot; = '&quot;&amp;SUBSTITUTE(SUBSTITUTE([.J17];&quot;/&quot;;&quot;-&quot;;1);&quot;/&quot;;&quot;-&quot;;1)&amp;&quot; 00:00:00'&quot;;&quot;&quot;)&amp;IF([.K17]&lt;&gt;&quot;&quot;;&quot;, &quot;&quot;revhid&quot;&quot; = &quot;&amp;VLOOKUP([.K17];[$usuarios_id.$A$1:.$B$10];2;0)&amp;&quot;, &quot;&quot;iniciorevhid&quot;&quot; = '&quot;&amp;SUBSTITUTE(SUBSTITUTE([.L17];&quot;/&quot;;&quot;-&quot;;1);&quot;/&quot;;&quot;-&quot;;1)&amp;&quot; 00:00:00'&quot;;&quot;&quot;)&amp;IF([.M17]&lt;&gt;&quot;&quot;;&quot;, &quot;&quot;terminoRevhid&quot;&quot; = '&quot;&amp;SUBSTITUTE(SUBSTITUTE([.M17];&quot;/&quot;;&quot;-&quot;;1);&quot;/&quot;;&quot;-&quot;;1)&amp;&quot; 00:00:00'&quot;;&quot;&quot;)&amp;&quot; WHERE mi = '&quot;&amp;[.C17]&amp;&quot;';&quot;" office:value-type="string" office:string-value="update cartas set status = '1.128', &quot;aqhid&quot; = 19, &quot;inicioaqhid&quot; = '2021-03-25 00:00:00', &quot;terminoaqhid&quot; = '2021-03-31 00:00:00' WHERE mi = '1364-1-SO';" calcext:value-type="string">
            <text:p>update cartas set status = '1.128', "aqhid" = 19, "inicioaqhid" = '2021-03-25 00:00:00', "terminoaqhid" = '2021-03-31 00:00:00' WHERE mi = '1364-1-SO';</text:p>
          </table:table-cell>
        </table:table-row>
        <table:table-row table:style-name="ro1">
          <table:table-cell office:value-type="string" calcext:value-type="string">
            <text:p>SC-24-X-A-II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3-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30</text:p>
          </table:table-cell>
          <table:table-cell office:value-type="string" calcext:value-type="string">
            <text:p>Sgt Raoni</text:p>
          </table:table-cell>
          <table:table-cell office:value-type="string" calcext:value-type="string">
            <text:p>2021/04/15</text:p>
          </table:table-cell>
          <table:table-cell table:number-columns-repeated="4"/>
          <table:table-cell table:formula="of:=&quot;update cartas set status = '&quot;&amp;IF([.M18]&lt;&gt;&quot;&quot;;&quot;2.0&quot;;IF([.L18]&lt;&gt;&quot;&quot;;&quot;1.256&quot;;IF([.J18]&lt;&gt;&quot;&quot;;&quot;1.128&quot;;&quot;1.64&quot;)))&amp;&quot;', &quot;&quot;aqhid&quot;&quot; = &quot;&amp;VLOOKUP([.H18];[$usuarios_id.$A$1:.$B$10];2;0)&amp;&quot;, &quot;&quot;inicioaqhid&quot;&quot; = '&quot;&amp;SUBSTITUTE(SUBSTITUTE([.I18];&quot;/&quot;;&quot;-&quot;;1);&quot;/&quot;;&quot;-&quot;;1)&amp;&quot; 00:00:00'&quot;&amp;IF([.J18]&lt;&gt;&quot;&quot;;&quot;, &quot;&quot;terminoaqhid&quot;&quot; = '&quot;&amp;SUBSTITUTE(SUBSTITUTE([.J18];&quot;/&quot;;&quot;-&quot;;1);&quot;/&quot;;&quot;-&quot;;1)&amp;&quot; 00:00:00'&quot;;&quot;&quot;)&amp;IF([.K18]&lt;&gt;&quot;&quot;;&quot;, &quot;&quot;revhid&quot;&quot; = &quot;&amp;VLOOKUP([.K18];[$usuarios_id.$A$1:.$B$10];2;0)&amp;&quot;, &quot;&quot;iniciorevhid&quot;&quot; = '&quot;&amp;SUBSTITUTE(SUBSTITUTE([.L18];&quot;/&quot;;&quot;-&quot;;1);&quot;/&quot;;&quot;-&quot;;1)&amp;&quot; 00:00:00'&quot;;&quot;&quot;)&amp;IF([.M18]&lt;&gt;&quot;&quot;;&quot;, &quot;&quot;terminoRevhid&quot;&quot; = '&quot;&amp;SUBSTITUTE(SUBSTITUTE([.M18];&quot;/&quot;;&quot;-&quot;;1);&quot;/&quot;;&quot;-&quot;;1)&amp;&quot; 00:00:00'&quot;;&quot;&quot;)&amp;&quot; WHERE mi = '&quot;&amp;[.C18]&amp;&quot;';&quot;" office:value-type="string" office:string-value="update cartas set status = '1.64', &quot;aqhid&quot; = 19, &quot;inicioaqhid&quot; = '2021-04-15 00:00:00' WHERE mi = '1365-3-NE';" calcext:value-type="string">
            <text:p>update cartas set status = '1.64', "aqhid" = 19, "inicioaqhid" = '2021-04-15 00:00:00' WHERE mi = '1365-3-NE';</text:p>
          </table:table-cell>
        </table:table-row>
        <table:table-row table:style-name="ro1">
          <table:table-cell office:value-type="string" calcext:value-type="string">
            <text:p>SB-24-Y-D-VI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4-3-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4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3/08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22</text:p>
          </table:table-cell>
          <table:table-cell table:formula="of:=&quot;update cartas set status = '&quot;&amp;IF([.M19]&lt;&gt;&quot;&quot;;&quot;2.0&quot;;IF([.L19]&lt;&gt;&quot;&quot;;&quot;1.256&quot;;IF([.J19]&lt;&gt;&quot;&quot;;&quot;1.128&quot;;&quot;1.64&quot;)))&amp;&quot;', &quot;&quot;aqhid&quot;&quot; = &quot;&amp;VLOOKUP([.H19];[$usuarios_id.$A$1:.$B$10];2;0)&amp;&quot;, &quot;&quot;inicioaqhid&quot;&quot; = '&quot;&amp;SUBSTITUTE(SUBSTITUTE([.I19];&quot;/&quot;;&quot;-&quot;;1);&quot;/&quot;;&quot;-&quot;;1)&amp;&quot; 00:00:00'&quot;&amp;IF([.J19]&lt;&gt;&quot;&quot;;&quot;, &quot;&quot;terminoaqhid&quot;&quot; = '&quot;&amp;SUBSTITUTE(SUBSTITUTE([.J19];&quot;/&quot;;&quot;-&quot;;1);&quot;/&quot;;&quot;-&quot;;1)&amp;&quot; 00:00:00'&quot;;&quot;&quot;)&amp;IF([.K19]&lt;&gt;&quot;&quot;;&quot;, &quot;&quot;revhid&quot;&quot; = &quot;&amp;VLOOKUP([.K19];[$usuarios_id.$A$1:.$B$10];2;0)&amp;&quot;, &quot;&quot;iniciorevhid&quot;&quot; = '&quot;&amp;SUBSTITUTE(SUBSTITUTE([.L19];&quot;/&quot;;&quot;-&quot;;1);&quot;/&quot;;&quot;-&quot;;1)&amp;&quot; 00:00:00'&quot;;&quot;&quot;)&amp;IF([.M19]&lt;&gt;&quot;&quot;;&quot;, &quot;&quot;terminoRevhid&quot;&quot; = '&quot;&amp;SUBSTITUTE(SUBSTITUTE([.M19];&quot;/&quot;;&quot;-&quot;;1);&quot;/&quot;;&quot;-&quot;;1)&amp;&quot; 00:00:00'&quot;;&quot;&quot;)&amp;&quot; WHERE mi = '&quot;&amp;[.C19]&amp;&quot;';&quot;" office:value-type="string" office:string-value="update cartas set status = '2.0', &quot;aqhid&quot; = 24, &quot;inicioaqhid&quot; = '2021-03-08 00:00:00', &quot;terminoaqhid&quot; = '2021-03-15 00:00:00', &quot;revhid&quot; = 3, &quot;iniciorevhid&quot; = '2021-03-22 00:00:00', &quot;terminoRevhid&quot; = '2021-03-22 00:00:00' WHERE mi = '1284-3-NE';" calcext:value-type="string">
            <text:p>update cartas set status = '2.0', "aqhid" = 24, "inicioaqhid" = '2021-03-08 00:00:00', "terminoaqhid" = '2021-03-15 00:00:00', "revhid" = 3, "iniciorevhid" = '2021-03-22 00:00:00', "terminoRevhid" = '2021-03-22 00:00:00' WHERE mi = '1284-3-NE';</text:p>
          </table:table-cell>
        </table:table-row>
        <table:table-row table:style-name="ro1">
          <table:table-cell office:value-type="string" calcext:value-type="string">
            <text:p>SB-24-Z-C-VI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4-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8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2021/03/23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3/29</text:p>
          </table:table-cell>
          <table:table-cell office:value-type="string" calcext:value-type="string">
            <text:p>2021/03/31</text:p>
          </table:table-cell>
          <table:table-cell table:formula="of:=&quot;update cartas set status = '&quot;&amp;IF([.M20]&lt;&gt;&quot;&quot;;&quot;2.0&quot;;IF([.L20]&lt;&gt;&quot;&quot;;&quot;1.256&quot;;IF([.J20]&lt;&gt;&quot;&quot;;&quot;1.128&quot;;&quot;1.64&quot;)))&amp;&quot;', &quot;&quot;aqhid&quot;&quot; = &quot;&amp;VLOOKUP([.H20];[$usuarios_id.$A$1:.$B$10];2;0)&amp;&quot;, &quot;&quot;inicioaqhid&quot;&quot; = '&quot;&amp;SUBSTITUTE(SUBSTITUTE([.I20];&quot;/&quot;;&quot;-&quot;;1);&quot;/&quot;;&quot;-&quot;;1)&amp;&quot; 00:00:00'&quot;&amp;IF([.J20]&lt;&gt;&quot;&quot;;&quot;, &quot;&quot;terminoaqhid&quot;&quot; = '&quot;&amp;SUBSTITUTE(SUBSTITUTE([.J20];&quot;/&quot;;&quot;-&quot;;1);&quot;/&quot;;&quot;-&quot;;1)&amp;&quot; 00:00:00'&quot;;&quot;&quot;)&amp;IF([.K20]&lt;&gt;&quot;&quot;;&quot;, &quot;&quot;revhid&quot;&quot; = &quot;&amp;VLOOKUP([.K20];[$usuarios_id.$A$1:.$B$10];2;0)&amp;&quot;, &quot;&quot;iniciorevhid&quot;&quot; = '&quot;&amp;SUBSTITUTE(SUBSTITUTE([.L20];&quot;/&quot;;&quot;-&quot;;1);&quot;/&quot;;&quot;-&quot;;1)&amp;&quot; 00:00:00'&quot;;&quot;&quot;)&amp;IF([.M20]&lt;&gt;&quot;&quot;;&quot;, &quot;&quot;terminoRevhid&quot;&quot; = '&quot;&amp;SUBSTITUTE(SUBSTITUTE([.M20];&quot;/&quot;;&quot;-&quot;;1);&quot;/&quot;;&quot;-&quot;;1)&amp;&quot; 00:00:00'&quot;;&quot;&quot;)&amp;&quot; WHERE mi = '&quot;&amp;[.C20]&amp;&quot;';&quot;" office:value-type="string" office:string-value="update cartas set status = '2.0', &quot;aqhid&quot; = 24, &quot;inicioaqhid&quot; = '2021-03-15 00:00:00', &quot;terminoaqhid&quot; = '2021-03-23 00:00:00', &quot;revhid&quot; = 8, &quot;iniciorevhid&quot; = '2021-03-29 00:00:00', &quot;terminoRevhid&quot; = '2021-03-31 00:00:00' WHERE mi = '1287-4-SO';" calcext:value-type="string">
            <text:p>update cartas set status = '2.0', "aqhid" = 24, "inicioaqhid" = '2021-03-15 00:00:00', "terminoaqhid" = '2021-03-23 00:00:00', "revhid" = 8, "iniciorevhid" = '2021-03-29 00:00:00', "terminoRevhid" = '2021-03-31 00:00:00' WHERE mi = '1287-4-SO';</text:p>
          </table:table-cell>
        </table:table-row>
        <table:table-row table:style-name="ro1">
          <table:table-cell office:value-type="string" calcext:value-type="string">
            <text:p>SC-24-X-A-I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1-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1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3/24</text:p>
          </table:table-cell>
          <table:table-cell office:value-type="string" calcext:value-type="string">
            <text:p>2021/03/29</text:p>
          </table:table-cell>
          <table:table-cell table:number-columns-repeated="3"/>
          <table:table-cell table:formula="of:=&quot;update cartas set status = '&quot;&amp;IF([.M21]&lt;&gt;&quot;&quot;;&quot;2.0&quot;;IF([.L21]&lt;&gt;&quot;&quot;;&quot;1.256&quot;;IF([.J21]&lt;&gt;&quot;&quot;;&quot;1.128&quot;;&quot;1.64&quot;)))&amp;&quot;', &quot;&quot;aqhid&quot;&quot; = &quot;&amp;VLOOKUP([.H21];[$usuarios_id.$A$1:.$B$10];2;0)&amp;&quot;, &quot;&quot;inicioaqhid&quot;&quot; = '&quot;&amp;SUBSTITUTE(SUBSTITUTE([.I21];&quot;/&quot;;&quot;-&quot;;1);&quot;/&quot;;&quot;-&quot;;1)&amp;&quot; 00:00:00'&quot;&amp;IF([.J21]&lt;&gt;&quot;&quot;;&quot;, &quot;&quot;terminoaqhid&quot;&quot; = '&quot;&amp;SUBSTITUTE(SUBSTITUTE([.J21];&quot;/&quot;;&quot;-&quot;;1);&quot;/&quot;;&quot;-&quot;;1)&amp;&quot; 00:00:00'&quot;;&quot;&quot;)&amp;IF([.K21]&lt;&gt;&quot;&quot;;&quot;, &quot;&quot;revhid&quot;&quot; = &quot;&amp;VLOOKUP([.K21];[$usuarios_id.$A$1:.$B$10];2;0)&amp;&quot;, &quot;&quot;iniciorevhid&quot;&quot; = '&quot;&amp;SUBSTITUTE(SUBSTITUTE([.L21];&quot;/&quot;;&quot;-&quot;;1);&quot;/&quot;;&quot;-&quot;;1)&amp;&quot; 00:00:00'&quot;;&quot;&quot;)&amp;IF([.M21]&lt;&gt;&quot;&quot;;&quot;, &quot;&quot;terminoRevhid&quot;&quot; = '&quot;&amp;SUBSTITUTE(SUBSTITUTE([.M21];&quot;/&quot;;&quot;-&quot;;1);&quot;/&quot;;&quot;-&quot;;1)&amp;&quot; 00:00:00'&quot;;&quot;&quot;)&amp;&quot; WHERE mi = '&quot;&amp;[.C21]&amp;&quot;';&quot;" office:value-type="string" office:string-value="update cartas set status = '1.128', &quot;aqhid&quot; = 24, &quot;inicioaqhid&quot; = '2021-03-24 00:00:00', &quot;terminoaqhid&quot; = '2021-03-29 00:00:00' WHERE mi = '1364-1-SE';" calcext:value-type="string">
            <text:p>update cartas set status = '1.128', "aqhid" = 24, "inicioaqhid" = '2021-03-24 00:00:00', "terminoaqhid" = '2021-03-29 00:00:00' WHERE mi = '1364-1-SE';</text:p>
          </table:table-cell>
        </table:table-row>
        <table:table-row table:style-name="ro1">
          <table:table-cell office:value-type="string" calcext:value-type="string">
            <text:p>SC-24-X-A-I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2-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2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3/30</text:p>
          </table:table-cell>
          <table:table-cell office:value-type="string" calcext:value-type="string">
            <text:p>2021/04/08</text:p>
          </table:table-cell>
          <table:table-cell table:number-columns-repeated="3"/>
          <table:table-cell table:formula="of:=&quot;update cartas set status = '&quot;&amp;IF([.M22]&lt;&gt;&quot;&quot;;&quot;2.0&quot;;IF([.L22]&lt;&gt;&quot;&quot;;&quot;1.256&quot;;IF([.J22]&lt;&gt;&quot;&quot;;&quot;1.128&quot;;&quot;1.64&quot;)))&amp;&quot;', &quot;&quot;aqhid&quot;&quot; = &quot;&amp;VLOOKUP([.H22];[$usuarios_id.$A$1:.$B$10];2;0)&amp;&quot;, &quot;&quot;inicioaqhid&quot;&quot; = '&quot;&amp;SUBSTITUTE(SUBSTITUTE([.I22];&quot;/&quot;;&quot;-&quot;;1);&quot;/&quot;;&quot;-&quot;;1)&amp;&quot; 00:00:00'&quot;&amp;IF([.J22]&lt;&gt;&quot;&quot;;&quot;, &quot;&quot;terminoaqhid&quot;&quot; = '&quot;&amp;SUBSTITUTE(SUBSTITUTE([.J22];&quot;/&quot;;&quot;-&quot;;1);&quot;/&quot;;&quot;-&quot;;1)&amp;&quot; 00:00:00'&quot;;&quot;&quot;)&amp;IF([.K22]&lt;&gt;&quot;&quot;;&quot;, &quot;&quot;revhid&quot;&quot; = &quot;&amp;VLOOKUP([.K22];[$usuarios_id.$A$1:.$B$10];2;0)&amp;&quot;, &quot;&quot;iniciorevhid&quot;&quot; = '&quot;&amp;SUBSTITUTE(SUBSTITUTE([.L22];&quot;/&quot;;&quot;-&quot;;1);&quot;/&quot;;&quot;-&quot;;1)&amp;&quot; 00:00:00'&quot;;&quot;&quot;)&amp;IF([.M22]&lt;&gt;&quot;&quot;;&quot;, &quot;&quot;terminoRevhid&quot;&quot; = '&quot;&amp;SUBSTITUTE(SUBSTITUTE([.M22];&quot;/&quot;;&quot;-&quot;;1);&quot;/&quot;;&quot;-&quot;;1)&amp;&quot; 00:00:00'&quot;;&quot;&quot;)&amp;&quot; WHERE mi = '&quot;&amp;[.C22]&amp;&quot;';&quot;" office:value-type="string" office:string-value="update cartas set status = '1.128', &quot;aqhid&quot; = 24, &quot;inicioaqhid&quot; = '2021-03-30 00:00:00', &quot;terminoaqhid&quot; = '2021-04-08 00:00:00' WHERE mi = '1364-2-SO';" calcext:value-type="string">
            <text:p>update cartas set status = '1.128', "aqhid" = 24, "inicioaqhid" = '2021-03-30 00:00:00', "terminoaqhid" = '2021-04-08 00:00:00' WHERE mi = '1364-2-SO';</text:p>
          </table:table-cell>
        </table:table-row>
        <table:table-row table:style-name="ro1">
          <table:table-cell office:value-type="string" calcext:value-type="string">
            <text:p>SC-25-V-A-II-4-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4-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07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4/15</text:p>
          </table:table-cell>
          <table:table-cell table:number-columns-repeated="4"/>
          <table:table-cell table:formula="of:=&quot;update cartas set status = '&quot;&amp;IF([.M23]&lt;&gt;&quot;&quot;;&quot;2.0&quot;;IF([.L23]&lt;&gt;&quot;&quot;;&quot;1.256&quot;;IF([.J23]&lt;&gt;&quot;&quot;;&quot;1.128&quot;;&quot;1.64&quot;)))&amp;&quot;', &quot;&quot;aqhid&quot;&quot; = &quot;&amp;VLOOKUP([.H23];[$usuarios_id.$A$1:.$B$10];2;0)&amp;&quot;, &quot;&quot;inicioaqhid&quot;&quot; = '&quot;&amp;SUBSTITUTE(SUBSTITUTE([.I23];&quot;/&quot;;&quot;-&quot;;1);&quot;/&quot;;&quot;-&quot;;1)&amp;&quot; 00:00:00'&quot;&amp;IF([.J23]&lt;&gt;&quot;&quot;;&quot;, &quot;&quot;terminoaqhid&quot;&quot; = '&quot;&amp;SUBSTITUTE(SUBSTITUTE([.J23];&quot;/&quot;;&quot;-&quot;;1);&quot;/&quot;;&quot;-&quot;;1)&amp;&quot; 00:00:00'&quot;;&quot;&quot;)&amp;IF([.K23]&lt;&gt;&quot;&quot;;&quot;, &quot;&quot;revhid&quot;&quot; = &quot;&amp;VLOOKUP([.K23];[$usuarios_id.$A$1:.$B$10];2;0)&amp;&quot;, &quot;&quot;iniciorevhid&quot;&quot; = '&quot;&amp;SUBSTITUTE(SUBSTITUTE([.L23];&quot;/&quot;;&quot;-&quot;;1);&quot;/&quot;;&quot;-&quot;;1)&amp;&quot; 00:00:00'&quot;;&quot;&quot;)&amp;IF([.M23]&lt;&gt;&quot;&quot;;&quot;, &quot;&quot;terminoRevhid&quot;&quot; = '&quot;&amp;SUBSTITUTE(SUBSTITUTE([.M23];&quot;/&quot;;&quot;-&quot;;1);&quot;/&quot;;&quot;-&quot;;1)&amp;&quot; 00:00:00'&quot;;&quot;&quot;)&amp;&quot; WHERE mi = '&quot;&amp;[.C23]&amp;&quot;';&quot;" office:value-type="string" office:string-value="update cartas set status = '1.64', &quot;aqhid&quot; = 24, &quot;inicioaqhid&quot; = '2021-04-15 00:00:00' WHERE mi = '1371-4-NE';" calcext:value-type="string">
            <text:p>update cartas set status = '1.64', "aqhid" = 24, "inicioaqhid" = '2021-04-15 00:00:00' WHERE mi = '1371-4-NE';</text:p>
          </table:table-cell>
        </table:table-row>
        <table:table-row table:style-name="ro1">
          <table:table-cell office:value-type="string" calcext:value-type="string">
            <text:p>SC-25-V-A-III-1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2-1-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4/07</text:p>
          </table:table-cell>
          <table:table-cell office:value-type="string" calcext:value-type="string">
            <text:p>2021/04/08</text:p>
          </table:table-cell>
          <table:table-cell office:value-type="string" calcext:value-type="string">
            <text:p>Sgt Olivaldo</text:p>
          </table:table-cell>
          <table:table-cell office:value-type="string" calcext:value-type="string">
            <text:p>2021/04/08</text:p>
          </table:table-cell>
          <table:table-cell office:value-type="string" calcext:value-type="string">
            <text:p>2021/04/14</text:p>
          </table:table-cell>
          <table:table-cell table:number-columns-repeated="3"/>
          <table:table-cell table:formula="of:=&quot;update cartas set status = '&quot;&amp;IF([.M24]&lt;&gt;&quot;&quot;;&quot;2.0&quot;;IF([.L24]&lt;&gt;&quot;&quot;;&quot;1.256&quot;;IF([.J24]&lt;&gt;&quot;&quot;;&quot;1.128&quot;;&quot;1.64&quot;)))&amp;&quot;', &quot;&quot;aqhid&quot;&quot; = &quot;&amp;VLOOKUP([.H24];[$usuarios_id.$A$1:.$B$10];2;0)&amp;&quot;, &quot;&quot;inicioaqhid&quot;&quot; = '&quot;&amp;SUBSTITUTE(SUBSTITUTE([.I24];&quot;/&quot;;&quot;-&quot;;1);&quot;/&quot;;&quot;-&quot;;1)&amp;&quot; 00:00:00'&quot;&amp;IF([.J24]&lt;&gt;&quot;&quot;;&quot;, &quot;&quot;terminoaqhid&quot;&quot; = '&quot;&amp;SUBSTITUTE(SUBSTITUTE([.J24];&quot;/&quot;;&quot;-&quot;;1);&quot;/&quot;;&quot;-&quot;;1)&amp;&quot; 00:00:00'&quot;;&quot;&quot;)&amp;IF([.K24]&lt;&gt;&quot;&quot;;&quot;, &quot;&quot;revhid&quot;&quot; = &quot;&amp;VLOOKUP([.K24];[$usuarios_id.$A$1:.$B$10];2;0)&amp;&quot;, &quot;&quot;iniciorevhid&quot;&quot; = '&quot;&amp;SUBSTITUTE(SUBSTITUTE([.L24];&quot;/&quot;;&quot;-&quot;;1);&quot;/&quot;;&quot;-&quot;;1)&amp;&quot; 00:00:00'&quot;;&quot;&quot;)&amp;IF([.M24]&lt;&gt;&quot;&quot;;&quot;, &quot;&quot;terminoRevhid&quot;&quot; = '&quot;&amp;SUBSTITUTE(SUBSTITUTE([.M24];&quot;/&quot;;&quot;-&quot;;1);&quot;/&quot;;&quot;-&quot;;1)&amp;&quot; 00:00:00'&quot;;&quot;&quot;)&amp;&quot; WHERE mi = '&quot;&amp;[.C24]&amp;&quot;';&quot;" office:value-type="string" office:string-value="update cartas set status = '1.128', &quot;aqhid&quot; = 24, &quot;inicioaqhid&quot; = '2021-04-08 00:00:00', &quot;terminoaqhid&quot; = '2021-04-14 00:00:00' WHERE mi = '1372-1-NO';" calcext:value-type="string">
            <text:p>update cartas set status = '1.128', "aqhid" = 24, "inicioaqhid" = '2021-04-08 00:00:00', "terminoaqhid" = '2021-04-14 00:00:00' WHERE mi = '1372-1-NO';</text:p>
          </table:table-cell>
        </table:table-row>
        <table:table-row table:style-name="ro1">
          <table:table-cell office:value-type="string" calcext:value-type="string">
            <text:p>SC-24-X-A-I-3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3-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9</text:p>
          </table:table-cell>
          <table:table-cell office:value-type="string" calcext:value-type="string">
            <text:p>Sgt Josiel</text:p>
          </table:table-cell>
          <table:table-cell office:value-type="string" calcext:value-type="string">
            <text:p>2021/03/31</text:p>
          </table:table-cell>
          <table:table-cell table:number-columns-repeated="4"/>
          <table:table-cell table:formula="of:=&quot;update cartas set status = '&quot;&amp;IF([.M25]&lt;&gt;&quot;&quot;;&quot;2.0&quot;;IF([.L25]&lt;&gt;&quot;&quot;;&quot;1.256&quot;;IF([.J25]&lt;&gt;&quot;&quot;;&quot;1.128&quot;;&quot;1.64&quot;)))&amp;&quot;', &quot;&quot;aqhid&quot;&quot; = &quot;&amp;VLOOKUP([.H25];[$usuarios_id.$A$1:.$B$10];2;0)&amp;&quot;, &quot;&quot;inicioaqhid&quot;&quot; = '&quot;&amp;SUBSTITUTE(SUBSTITUTE([.I25];&quot;/&quot;;&quot;-&quot;;1);&quot;/&quot;;&quot;-&quot;;1)&amp;&quot; 00:00:00'&quot;&amp;IF([.J25]&lt;&gt;&quot;&quot;;&quot;, &quot;&quot;terminoaqhid&quot;&quot; = '&quot;&amp;SUBSTITUTE(SUBSTITUTE([.J25];&quot;/&quot;;&quot;-&quot;;1);&quot;/&quot;;&quot;-&quot;;1)&amp;&quot; 00:00:00'&quot;;&quot;&quot;)&amp;IF([.K25]&lt;&gt;&quot;&quot;;&quot;, &quot;&quot;revhid&quot;&quot; = &quot;&amp;VLOOKUP([.K25];[$usuarios_id.$A$1:.$B$10];2;0)&amp;&quot;, &quot;&quot;iniciorevhid&quot;&quot; = '&quot;&amp;SUBSTITUTE(SUBSTITUTE([.L25];&quot;/&quot;;&quot;-&quot;;1);&quot;/&quot;;&quot;-&quot;;1)&amp;&quot; 00:00:00'&quot;;&quot;&quot;)&amp;IF([.M25]&lt;&gt;&quot;&quot;;&quot;, &quot;&quot;terminoRevhid&quot;&quot; = '&quot;&amp;SUBSTITUTE(SUBSTITUTE([.M25];&quot;/&quot;;&quot;-&quot;;1);&quot;/&quot;;&quot;-&quot;;1)&amp;&quot; 00:00:00'&quot;;&quot;&quot;)&amp;&quot; WHERE mi = '&quot;&amp;[.C25]&amp;&quot;';&quot;" office:value-type="string" office:string-value="update cartas set status = '1.64', &quot;aqhid&quot; = 28, &quot;inicioaqhid&quot; = '2021-03-31 00:00:00' WHERE mi = '1364-3-SO';" calcext:value-type="string">
            <text:p>update cartas set status = '1.64', "aqhid" = 28, "inicioaqhid" = '2021-03-31 00:00:00' WHERE mi = '1364-3-SO';</text:p>
          </table:table-cell>
        </table:table-row>
        <table:table-row table:style-name="ro1">
          <table:table-cell office:value-type="string" calcext:value-type="string">
            <text:p>SB-24-Z-C-IV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4-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2</text:p>
          </table:table-cell>
          <table:table-cell office:value-type="string" calcext:value-type="string">
            <text:p>Sgt Irlan</text:p>
          </table:table-cell>
          <table:table-cell office:value-type="string" calcext:value-type="string">
            <text:p>2021/03/08</text:p>
          </table:table-cell>
          <table:table-cell office:value-type="string" calcext:value-type="string">
            <text:p>2021/03/12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3/23</text:p>
          </table:table-cell>
          <table:table-cell office:value-type="string" calcext:value-type="string">
            <text:p>2021/03/29</text:p>
          </table:table-cell>
          <table:table-cell table:formula="of:=&quot;update cartas set status = '&quot;&amp;IF([.M26]&lt;&gt;&quot;&quot;;&quot;2.0&quot;;IF([.L26]&lt;&gt;&quot;&quot;;&quot;1.256&quot;;IF([.J26]&lt;&gt;&quot;&quot;;&quot;1.128&quot;;&quot;1.64&quot;)))&amp;&quot;', &quot;&quot;aqhid&quot;&quot; = &quot;&amp;VLOOKUP([.H26];[$usuarios_id.$A$1:.$B$10];2;0)&amp;&quot;, &quot;&quot;inicioaqhid&quot;&quot; = '&quot;&amp;SUBSTITUTE(SUBSTITUTE([.I26];&quot;/&quot;;&quot;-&quot;;1);&quot;/&quot;;&quot;-&quot;;1)&amp;&quot; 00:00:00'&quot;&amp;IF([.J26]&lt;&gt;&quot;&quot;;&quot;, &quot;&quot;terminoaqhid&quot;&quot; = '&quot;&amp;SUBSTITUTE(SUBSTITUTE([.J26];&quot;/&quot;;&quot;-&quot;;1);&quot;/&quot;;&quot;-&quot;;1)&amp;&quot; 00:00:00'&quot;;&quot;&quot;)&amp;IF([.K26]&lt;&gt;&quot;&quot;;&quot;, &quot;&quot;revhid&quot;&quot; = &quot;&amp;VLOOKUP([.K26];[$usuarios_id.$A$1:.$B$10];2;0)&amp;&quot;, &quot;&quot;iniciorevhid&quot;&quot; = '&quot;&amp;SUBSTITUTE(SUBSTITUTE([.L26];&quot;/&quot;;&quot;-&quot;;1);&quot;/&quot;;&quot;-&quot;;1)&amp;&quot; 00:00:00'&quot;;&quot;&quot;)&amp;IF([.M26]&lt;&gt;&quot;&quot;;&quot;, &quot;&quot;terminoRevhid&quot;&quot; = '&quot;&amp;SUBSTITUTE(SUBSTITUTE([.M26];&quot;/&quot;;&quot;-&quot;;1);&quot;/&quot;;&quot;-&quot;;1)&amp;&quot; 00:00:00'&quot;;&quot;&quot;)&amp;&quot; WHERE mi = '&quot;&amp;[.C26]&amp;&quot;';&quot;" office:value-type="string" office:string-value="update cartas set status = '2.0', &quot;aqhid&quot; = 29, &quot;inicioaqhid&quot; = '2021-03-08 00:00:00', &quot;terminoaqhid&quot; = '2021-03-12 00:00:00', &quot;revhid&quot; = 8, &quot;iniciorevhid&quot; = '2021-03-23 00:00:00', &quot;terminoRevhid&quot; = '2021-03-29 00:00:00' WHERE mi = '1285-4-NO';" calcext:value-type="string">
            <text:p>update cartas set status = '2.0', "aqhid" = 29, "inicioaqhid" = '2021-03-08 00:00:00', "terminoaqhid" = '2021-03-12 00:00:00', "revhid" = 8, "iniciorevhid" = '2021-03-23 00:00:00', "terminoRevhid" = '2021-03-29 00:00:00' WHERE mi = '1285-4-NO';</text:p>
          </table:table-cell>
        </table:table-row>
        <table:table-row table:style-name="ro1">
          <table:table-cell office:value-type="string" calcext:value-type="string">
            <text:p>SB-24-Z-C-VI-3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3-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08</text:p>
          </table:table-cell>
          <table:table-cell office:value-type="string" calcext:value-type="string">
            <text:p>Sgt Irlan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2021/03/19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30</text:p>
          </table:table-cell>
          <table:table-cell table:formula="of:=&quot;update cartas set status = '&quot;&amp;IF([.M27]&lt;&gt;&quot;&quot;;&quot;2.0&quot;;IF([.L27]&lt;&gt;&quot;&quot;;&quot;1.256&quot;;IF([.J27]&lt;&gt;&quot;&quot;;&quot;1.128&quot;;&quot;1.64&quot;)))&amp;&quot;', &quot;&quot;aqhid&quot;&quot; = &quot;&amp;VLOOKUP([.H27];[$usuarios_id.$A$1:.$B$10];2;0)&amp;&quot;, &quot;&quot;inicioaqhid&quot;&quot; = '&quot;&amp;SUBSTITUTE(SUBSTITUTE([.I27];&quot;/&quot;;&quot;-&quot;;1);&quot;/&quot;;&quot;-&quot;;1)&amp;&quot; 00:00:00'&quot;&amp;IF([.J27]&lt;&gt;&quot;&quot;;&quot;, &quot;&quot;terminoaqhid&quot;&quot; = '&quot;&amp;SUBSTITUTE(SUBSTITUTE([.J27];&quot;/&quot;;&quot;-&quot;;1);&quot;/&quot;;&quot;-&quot;;1)&amp;&quot; 00:00:00'&quot;;&quot;&quot;)&amp;IF([.K27]&lt;&gt;&quot;&quot;;&quot;, &quot;&quot;revhid&quot;&quot; = &quot;&amp;VLOOKUP([.K27];[$usuarios_id.$A$1:.$B$10];2;0)&amp;&quot;, &quot;&quot;iniciorevhid&quot;&quot; = '&quot;&amp;SUBSTITUTE(SUBSTITUTE([.L27];&quot;/&quot;;&quot;-&quot;;1);&quot;/&quot;;&quot;-&quot;;1)&amp;&quot; 00:00:00'&quot;;&quot;&quot;)&amp;IF([.M27]&lt;&gt;&quot;&quot;;&quot;, &quot;&quot;terminoRevhid&quot;&quot; = '&quot;&amp;SUBSTITUTE(SUBSTITUTE([.M27];&quot;/&quot;;&quot;-&quot;;1);&quot;/&quot;;&quot;-&quot;;1)&amp;&quot; 00:00:00'&quot;;&quot;&quot;)&amp;&quot; WHERE mi = '&quot;&amp;[.C27]&amp;&quot;';&quot;" office:value-type="string" office:string-value="update cartas set status = '2.0', &quot;aqhid&quot; = 29, &quot;inicioaqhid&quot; = '2021-03-15 00:00:00', &quot;terminoaqhid&quot; = '2021-03-19 00:00:00', &quot;revhid&quot; = 3, &quot;iniciorevhid&quot; = '2021-03-30 00:00:00', &quot;terminoRevhid&quot; = '2021-03-30 00:00:00' WHERE mi = '1287-3-SO';" calcext:value-type="string">
            <text:p>update cartas set status = '2.0', "aqhid" = 29, "inicioaqhid" = '2021-03-15 00:00:00', "terminoaqhid" = '2021-03-19 00:00:00', "revhid" = 3, "iniciorevhid" = '2021-03-30 00:00:00', "terminoRevhid" = '2021-03-30 00:00:00' WHERE mi = '1287-3-SO';</text:p>
          </table:table-cell>
        </table:table-row>
        <table:table-row table:style-name="ro1">
          <table:table-cell office:value-type="string" calcext:value-type="string">
            <text:p>SC-24-X-A-I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1-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0</text:p>
          </table:table-cell>
          <table:table-cell office:value-type="string" calcext:value-type="string">
            <text:p>Sgt Irlan</text:p>
          </table:table-cell>
          <table:table-cell office:value-type="string" calcext:value-type="string">
            <text:p>2021/03/22</text:p>
          </table:table-cell>
          <table:table-cell office:value-type="string" calcext:value-type="string">
            <text:p>2021/03/30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4/13</text:p>
          </table:table-cell>
          <table:table-cell office:value-type="string" calcext:value-type="string">
            <text:p>2021/04/14</text:p>
          </table:table-cell>
          <table:table-cell table:formula="of:=&quot;update cartas set status = '&quot;&amp;IF([.M28]&lt;&gt;&quot;&quot;;&quot;2.0&quot;;IF([.L28]&lt;&gt;&quot;&quot;;&quot;1.256&quot;;IF([.J28]&lt;&gt;&quot;&quot;;&quot;1.128&quot;;&quot;1.64&quot;)))&amp;&quot;', &quot;&quot;aqhid&quot;&quot; = &quot;&amp;VLOOKUP([.H28];[$usuarios_id.$A$1:.$B$10];2;0)&amp;&quot;, &quot;&quot;inicioaqhid&quot;&quot; = '&quot;&amp;SUBSTITUTE(SUBSTITUTE([.I28];&quot;/&quot;;&quot;-&quot;;1);&quot;/&quot;;&quot;-&quot;;1)&amp;&quot; 00:00:00'&quot;&amp;IF([.J28]&lt;&gt;&quot;&quot;;&quot;, &quot;&quot;terminoaqhid&quot;&quot; = '&quot;&amp;SUBSTITUTE(SUBSTITUTE([.J28];&quot;/&quot;;&quot;-&quot;;1);&quot;/&quot;;&quot;-&quot;;1)&amp;&quot; 00:00:00'&quot;;&quot;&quot;)&amp;IF([.K28]&lt;&gt;&quot;&quot;;&quot;, &quot;&quot;revhid&quot;&quot; = &quot;&amp;VLOOKUP([.K28];[$usuarios_id.$A$1:.$B$10];2;0)&amp;&quot;, &quot;&quot;iniciorevhid&quot;&quot; = '&quot;&amp;SUBSTITUTE(SUBSTITUTE([.L28];&quot;/&quot;;&quot;-&quot;;1);&quot;/&quot;;&quot;-&quot;;1)&amp;&quot; 00:00:00'&quot;;&quot;&quot;)&amp;IF([.M28]&lt;&gt;&quot;&quot;;&quot;, &quot;&quot;terminoRevhid&quot;&quot; = '&quot;&amp;SUBSTITUTE(SUBSTITUTE([.M28];&quot;/&quot;;&quot;-&quot;;1);&quot;/&quot;;&quot;-&quot;;1)&amp;&quot; 00:00:00'&quot;;&quot;&quot;)&amp;&quot; WHERE mi = '&quot;&amp;[.C28]&amp;&quot;';&quot;" office:value-type="string" office:string-value="update cartas set status = '2.0', &quot;aqhid&quot; = 29, &quot;inicioaqhid&quot; = '2021-03-22 00:00:00', &quot;terminoaqhid&quot; = '2021-03-30 00:00:00', &quot;revhid&quot; = 8, &quot;iniciorevhid&quot; = '2021-04-13 00:00:00', &quot;terminoRevhid&quot; = '2021-04-14 00:00:00' WHERE mi = '1364-1-NE';" calcext:value-type="string">
            <text:p>update cartas set status = '2.0', "aqhid" = 29, "inicioaqhid" = '2021-03-22 00:00:00', "terminoaqhid" = '2021-03-30 00:00:00', "revhid" = 8, "iniciorevhid" = '2021-04-13 00:00:00', "terminoRevhid" = '2021-04-14 00:00:00' WHERE mi = '1364-1-NE';</text:p>
          </table:table-cell>
        </table:table-row>
        <table:table-row table:style-name="ro1">
          <table:table-cell office:value-type="string" calcext:value-type="string">
            <text:p>SC-24-X-A-I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3-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2</text:p>
          </table:table-cell>
          <table:table-cell office:value-type="string" calcext:value-type="string">
            <text:p>Sgt Irlan</text:p>
          </table:table-cell>
          <table:table-cell office:value-type="string" calcext:value-type="string">
            <text:p>2021/03/30</text:p>
          </table:table-cell>
          <table:table-cell office:value-type="string" calcext:value-type="string">
            <text:p>2021/04/09</text:p>
          </table:table-cell>
          <table:table-cell table:number-columns-repeated="3"/>
          <table:table-cell table:formula="of:=&quot;update cartas set status = '&quot;&amp;IF([.M29]&lt;&gt;&quot;&quot;;&quot;2.0&quot;;IF([.L29]&lt;&gt;&quot;&quot;;&quot;1.256&quot;;IF([.J29]&lt;&gt;&quot;&quot;;&quot;1.128&quot;;&quot;1.64&quot;)))&amp;&quot;', &quot;&quot;aqhid&quot;&quot; = &quot;&amp;VLOOKUP([.H29];[$usuarios_id.$A$1:.$B$10];2;0)&amp;&quot;, &quot;&quot;inicioaqhid&quot;&quot; = '&quot;&amp;SUBSTITUTE(SUBSTITUTE([.I29];&quot;/&quot;;&quot;-&quot;;1);&quot;/&quot;;&quot;-&quot;;1)&amp;&quot; 00:00:00'&quot;&amp;IF([.J29]&lt;&gt;&quot;&quot;;&quot;, &quot;&quot;terminoaqhid&quot;&quot; = '&quot;&amp;SUBSTITUTE(SUBSTITUTE([.J29];&quot;/&quot;;&quot;-&quot;;1);&quot;/&quot;;&quot;-&quot;;1)&amp;&quot; 00:00:00'&quot;;&quot;&quot;)&amp;IF([.K29]&lt;&gt;&quot;&quot;;&quot;, &quot;&quot;revhid&quot;&quot; = &quot;&amp;VLOOKUP([.K29];[$usuarios_id.$A$1:.$B$10];2;0)&amp;&quot;, &quot;&quot;iniciorevhid&quot;&quot; = '&quot;&amp;SUBSTITUTE(SUBSTITUTE([.L29];&quot;/&quot;;&quot;-&quot;;1);&quot;/&quot;;&quot;-&quot;;1)&amp;&quot; 00:00:00'&quot;;&quot;&quot;)&amp;IF([.M29]&lt;&gt;&quot;&quot;;&quot;, &quot;&quot;terminoRevhid&quot;&quot; = '&quot;&amp;SUBSTITUTE(SUBSTITUTE([.M29];&quot;/&quot;;&quot;-&quot;;1);&quot;/&quot;;&quot;-&quot;;1)&amp;&quot; 00:00:00'&quot;;&quot;&quot;)&amp;&quot; WHERE mi = '&quot;&amp;[.C29]&amp;&quot;';&quot;" office:value-type="string" office:string-value="update cartas set status = '1.128', &quot;aqhid&quot; = 29, &quot;inicioaqhid&quot; = '2021-03-30 00:00:00', &quot;terminoaqhid&quot; = '2021-04-09 00:00:00' WHERE mi = '1364-3-NE';" calcext:value-type="string">
            <text:p>update cartas set status = '1.128', "aqhid" = 29, "inicioaqhid" = '2021-03-30 00:00:00', "terminoaqhid" = '2021-04-09 00:00:00' WHERE mi = '1364-3-NE';</text:p>
          </table:table-cell>
        </table:table-row>
        <table:table-row table:style-name="ro1">
          <table:table-cell office:value-type="string" calcext:value-type="string">
            <text:p>SC-25-V-A-II-4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4-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7</text:p>
          </table:table-cell>
          <table:table-cell office:value-type="string" calcext:value-type="string">
            <text:p>Sgt Irlan</text:p>
          </table:table-cell>
          <table:table-cell office:value-type="string" calcext:value-type="string">
            <text:p>2021/04/12</text:p>
          </table:table-cell>
          <table:table-cell table:number-columns-repeated="4"/>
          <table:table-cell table:formula="of:=&quot;update cartas set status = '&quot;&amp;IF([.M30]&lt;&gt;&quot;&quot;;&quot;2.0&quot;;IF([.L30]&lt;&gt;&quot;&quot;;&quot;1.256&quot;;IF([.J30]&lt;&gt;&quot;&quot;;&quot;1.128&quot;;&quot;1.64&quot;)))&amp;&quot;', &quot;&quot;aqhid&quot;&quot; = &quot;&amp;VLOOKUP([.H30];[$usuarios_id.$A$1:.$B$10];2;0)&amp;&quot;, &quot;&quot;inicioaqhid&quot;&quot; = '&quot;&amp;SUBSTITUTE(SUBSTITUTE([.I30];&quot;/&quot;;&quot;-&quot;;1);&quot;/&quot;;&quot;-&quot;;1)&amp;&quot; 00:00:00'&quot;&amp;IF([.J30]&lt;&gt;&quot;&quot;;&quot;, &quot;&quot;terminoaqhid&quot;&quot; = '&quot;&amp;SUBSTITUTE(SUBSTITUTE([.J30];&quot;/&quot;;&quot;-&quot;;1);&quot;/&quot;;&quot;-&quot;;1)&amp;&quot; 00:00:00'&quot;;&quot;&quot;)&amp;IF([.K30]&lt;&gt;&quot;&quot;;&quot;, &quot;&quot;revhid&quot;&quot; = &quot;&amp;VLOOKUP([.K30];[$usuarios_id.$A$1:.$B$10];2;0)&amp;&quot;, &quot;&quot;iniciorevhid&quot;&quot; = '&quot;&amp;SUBSTITUTE(SUBSTITUTE([.L30];&quot;/&quot;;&quot;-&quot;;1);&quot;/&quot;;&quot;-&quot;;1)&amp;&quot; 00:00:00'&quot;;&quot;&quot;)&amp;IF([.M30]&lt;&gt;&quot;&quot;;&quot;, &quot;&quot;terminoRevhid&quot;&quot; = '&quot;&amp;SUBSTITUTE(SUBSTITUTE([.M30];&quot;/&quot;;&quot;-&quot;;1);&quot;/&quot;;&quot;-&quot;;1)&amp;&quot; 00:00:00'&quot;;&quot;&quot;)&amp;&quot; WHERE mi = '&quot;&amp;[.C30]&amp;&quot;';&quot;" office:value-type="string" office:string-value="update cartas set status = '1.64', &quot;aqhid&quot; = 29, &quot;inicioaqhid&quot; = '2021-04-12 00:00:00' WHERE mi = '1371-4-NO';" calcext:value-type="string">
            <text:p>update cartas set status = '1.64', "aqhid" = 29, "inicioaqhid" = '2021-04-12 00:00:00' WHERE mi = '1371-4-NO';</text:p>
          </table:table-cell>
        </table:table-row>
        <table:table-row table:style-name="ro1">
          <table:table-cell office:value-type="string" calcext:value-type="string">
            <text:p>SB-24-Y-D-VI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4-3-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1</text:p>
          </table:table-cell>
          <table:table-cell office:value-type="string" calcext:value-type="string">
            <text:p>Sgt Garcia Filho</text:p>
          </table:table-cell>
          <table:table-cell office:value-type="string" calcext:value-type="string">
            <text:p>2021/03/08</text:p>
          </table:table-cell>
          <table:table-cell office:value-type="string" calcext:value-type="string">
            <text:p>2021/03/31</text:p>
          </table:table-cell>
          <table:table-cell table:number-columns-repeated="3"/>
          <table:table-cell table:formula="of:=&quot;update cartas set status = '&quot;&amp;IF([.M31]&lt;&gt;&quot;&quot;;&quot;2.0&quot;;IF([.L31]&lt;&gt;&quot;&quot;;&quot;1.256&quot;;IF([.J31]&lt;&gt;&quot;&quot;;&quot;1.128&quot;;&quot;1.64&quot;)))&amp;&quot;', &quot;&quot;aqhid&quot;&quot; = &quot;&amp;VLOOKUP([.H31];[$usuarios_id.$A$1:.$B$10];2;0)&amp;&quot;, &quot;&quot;inicioaqhid&quot;&quot; = '&quot;&amp;SUBSTITUTE(SUBSTITUTE([.I31];&quot;/&quot;;&quot;-&quot;;1);&quot;/&quot;;&quot;-&quot;;1)&amp;&quot; 00:00:00'&quot;&amp;IF([.J31]&lt;&gt;&quot;&quot;;&quot;, &quot;&quot;terminoaqhid&quot;&quot; = '&quot;&amp;SUBSTITUTE(SUBSTITUTE([.J31];&quot;/&quot;;&quot;-&quot;;1);&quot;/&quot;;&quot;-&quot;;1)&amp;&quot; 00:00:00'&quot;;&quot;&quot;)&amp;IF([.K31]&lt;&gt;&quot;&quot;;&quot;, &quot;&quot;revhid&quot;&quot; = &quot;&amp;VLOOKUP([.K31];[$usuarios_id.$A$1:.$B$10];2;0)&amp;&quot;, &quot;&quot;iniciorevhid&quot;&quot; = '&quot;&amp;SUBSTITUTE(SUBSTITUTE([.L31];&quot;/&quot;;&quot;-&quot;;1);&quot;/&quot;;&quot;-&quot;;1)&amp;&quot; 00:00:00'&quot;;&quot;&quot;)&amp;IF([.M31]&lt;&gt;&quot;&quot;;&quot;, &quot;&quot;terminoRevhid&quot;&quot; = '&quot;&amp;SUBSTITUTE(SUBSTITUTE([.M31];&quot;/&quot;;&quot;-&quot;;1);&quot;/&quot;;&quot;-&quot;;1)&amp;&quot; 00:00:00'&quot;;&quot;&quot;)&amp;&quot; WHERE mi = '&quot;&amp;[.C31]&amp;&quot;';&quot;" office:value-type="string" office:string-value="update cartas set status = '1.128', &quot;aqhid&quot; = 30, &quot;inicioaqhid&quot; = '2021-03-08 00:00:00', &quot;terminoaqhid&quot; = '2021-03-31 00:00:00' WHERE mi = '1284-3-SE';" calcext:value-type="string">
            <text:p>update cartas set status = '1.128', "aqhid" = 30, "inicioaqhid" = '2021-03-08 00:00:00', "terminoaqhid" = '2021-03-31 00:00:00' WHERE mi = '1284-3-SE';</text:p>
          </table:table-cell>
        </table:table-row>
        <table:table-row table:style-name="ro1">
          <table:table-cell office:value-type="string" calcext:value-type="string">
            <text:p>SC-25-V-A-III-3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2-3-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09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4/09</text:p>
          </table:table-cell>
          <table:table-cell office:value-type="string" calcext:value-type="string">
            <text:p>2021/04/1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13</text:p>
          </table:table-cell>
          <table:table-cell table:formula="of:=&quot;update cartas set status = '&quot;&amp;IF([.M32]&lt;&gt;&quot;&quot;;&quot;2.0&quot;;IF([.L32]&lt;&gt;&quot;&quot;;&quot;1.256&quot;;IF([.J32]&lt;&gt;&quot;&quot;;&quot;1.128&quot;;&quot;1.64&quot;)))&amp;&quot;', &quot;&quot;aqhid&quot;&quot; = &quot;&amp;VLOOKUP([.H32];[$usuarios_id.$A$1:.$B$10];2;0)&amp;&quot;, &quot;&quot;inicioaqhid&quot;&quot; = '&quot;&amp;SUBSTITUTE(SUBSTITUTE([.I32];&quot;/&quot;;&quot;-&quot;;1);&quot;/&quot;;&quot;-&quot;;1)&amp;&quot; 00:00:00'&quot;&amp;IF([.J32]&lt;&gt;&quot;&quot;;&quot;, &quot;&quot;terminoaqhid&quot;&quot; = '&quot;&amp;SUBSTITUTE(SUBSTITUTE([.J32];&quot;/&quot;;&quot;-&quot;;1);&quot;/&quot;;&quot;-&quot;;1)&amp;&quot; 00:00:00'&quot;;&quot;&quot;)&amp;IF([.K32]&lt;&gt;&quot;&quot;;&quot;, &quot;&quot;revhid&quot;&quot; = &quot;&amp;VLOOKUP([.K32];[$usuarios_id.$A$1:.$B$10];2;0)&amp;&quot;, &quot;&quot;iniciorevhid&quot;&quot; = '&quot;&amp;SUBSTITUTE(SUBSTITUTE([.L32];&quot;/&quot;;&quot;-&quot;;1);&quot;/&quot;;&quot;-&quot;;1)&amp;&quot; 00:00:00'&quot;;&quot;&quot;)&amp;IF([.M32]&lt;&gt;&quot;&quot;;&quot;, &quot;&quot;terminoRevhid&quot;&quot; = '&quot;&amp;SUBSTITUTE(SUBSTITUTE([.M32];&quot;/&quot;;&quot;-&quot;;1);&quot;/&quot;;&quot;-&quot;;1)&amp;&quot; 00:00:00'&quot;;&quot;&quot;)&amp;&quot; WHERE mi = '&quot;&amp;[.C32]&amp;&quot;';&quot;" office:value-type="string" office:string-value="update cartas set status = '2.0', &quot;aqhid&quot; = 8, &quot;inicioaqhid&quot; = '2021-04-09 00:00:00', &quot;terminoaqhid&quot; = '2021-04-13 00:00:00', &quot;revhid&quot; = 3, &quot;iniciorevhid&quot; = '2021-04-13 00:00:00', &quot;terminoRevhid&quot; = '2021-04-13 00:00:00' WHERE mi = '1372-3-NO';" calcext:value-type="string">
            <text:p>update cartas set status = '2.0', "aqhid" = 8, "inicioaqhid" = '2021-04-09 00:00:00', "terminoaqhid" = '2021-04-13 00:00:00', "revhid" = 3, "iniciorevhid" = '2021-04-13 00:00:00', "terminoRevhid" = '2021-04-13 00:00:00' WHERE mi = '1372-3-NO';</text:p>
          </table:table-cell>
        </table:table-row>
        <table:table-row table:style-name="ro1">
          <table:table-cell office:value-type="string" calcext:value-type="string">
            <text:p>SC-24-V-B-IV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2-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7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3/17</text:p>
          </table:table-cell>
          <table:table-cell office:value-type="string" calcext:value-type="string">
            <text:p>2021/03/22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22</text:p>
          </table:table-cell>
          <table:table-cell table:formula="of:=&quot;update cartas set status = '&quot;&amp;IF([.M33]&lt;&gt;&quot;&quot;;&quot;2.0&quot;;IF([.L33]&lt;&gt;&quot;&quot;;&quot;1.256&quot;;IF([.J33]&lt;&gt;&quot;&quot;;&quot;1.128&quot;;&quot;1.64&quot;)))&amp;&quot;', &quot;&quot;aqhid&quot;&quot; = &quot;&amp;VLOOKUP([.H33];[$usuarios_id.$A$1:.$B$10];2;0)&amp;&quot;, &quot;&quot;inicioaqhid&quot;&quot; = '&quot;&amp;SUBSTITUTE(SUBSTITUTE([.I33];&quot;/&quot;;&quot;-&quot;;1);&quot;/&quot;;&quot;-&quot;;1)&amp;&quot; 00:00:00'&quot;&amp;IF([.J33]&lt;&gt;&quot;&quot;;&quot;, &quot;&quot;terminoaqhid&quot;&quot; = '&quot;&amp;SUBSTITUTE(SUBSTITUTE([.J33];&quot;/&quot;;&quot;-&quot;;1);&quot;/&quot;;&quot;-&quot;;1)&amp;&quot; 00:00:00'&quot;;&quot;&quot;)&amp;IF([.K33]&lt;&gt;&quot;&quot;;&quot;, &quot;&quot;revhid&quot;&quot; = &quot;&amp;VLOOKUP([.K33];[$usuarios_id.$A$1:.$B$10];2;0)&amp;&quot;, &quot;&quot;iniciorevhid&quot;&quot; = '&quot;&amp;SUBSTITUTE(SUBSTITUTE([.L33];&quot;/&quot;;&quot;-&quot;;1);&quot;/&quot;;&quot;-&quot;;1)&amp;&quot; 00:00:00'&quot;;&quot;&quot;)&amp;IF([.M33]&lt;&gt;&quot;&quot;;&quot;, &quot;&quot;terminoRevhid&quot;&quot; = '&quot;&amp;SUBSTITUTE(SUBSTITUTE([.M33];&quot;/&quot;;&quot;-&quot;;1);&quot;/&quot;;&quot;-&quot;;1)&amp;&quot; 00:00:00'&quot;;&quot;&quot;)&amp;&quot; WHERE mi = '&quot;&amp;[.C33]&amp;&quot;';&quot;" office:value-type="string" office:string-value="update cartas set status = '2.0', &quot;aqhid&quot; = 8, &quot;inicioaqhid&quot; = '2021-03-17 00:00:00', &quot;terminoaqhid&quot; = '2021-03-22 00:00:00', &quot;revhid&quot; = 3, &quot;iniciorevhid&quot; = '2021-03-22 00:00:00', &quot;terminoRevhid&quot; = '2021-03-22 00:00:00' WHERE mi = '1439-2-SE';" calcext:value-type="string">
            <text:p>update cartas set status = '2.0', "aqhid" = 8, "inicioaqhid" = '2021-03-17 00:00:00', "terminoaqhid" = '2021-03-22 00:00:00', "revhid" = 3, "iniciorevhid" = '2021-03-22 00:00:00', "terminoRevhid" = '2021-03-22 00:00:00' WHERE mi = '1439-2-SE';</text:p>
          </table:table-cell>
        </table:table-row>
        <table:table-row table:style-name="ro1">
          <table:table-cell office:value-type="string" calcext:value-type="string">
            <text:p>SC-24-V-B-IV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2-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3/15</text:p>
          </table:table-cell>
          <table:table-cell office:value-type="string" calcext:value-type="string">
            <text:p>Sgt Elizeu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2021/03/1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7</text:p>
          </table:table-cell>
          <table:table-cell table:formula="of:=&quot;update cartas set status = '&quot;&amp;IF([.M34]&lt;&gt;&quot;&quot;;&quot;2.0&quot;;IF([.L34]&lt;&gt;&quot;&quot;;&quot;1.256&quot;;IF([.J34]&lt;&gt;&quot;&quot;;&quot;1.128&quot;;&quot;1.64&quot;)))&amp;&quot;', &quot;&quot;aqhid&quot;&quot; = &quot;&amp;VLOOKUP([.H34];[$usuarios_id.$A$1:.$B$10];2;0)&amp;&quot;, &quot;&quot;inicioaqhid&quot;&quot; = '&quot;&amp;SUBSTITUTE(SUBSTITUTE([.I34];&quot;/&quot;;&quot;-&quot;;1);&quot;/&quot;;&quot;-&quot;;1)&amp;&quot; 00:00:00'&quot;&amp;IF([.J34]&lt;&gt;&quot;&quot;;&quot;, &quot;&quot;terminoaqhid&quot;&quot; = '&quot;&amp;SUBSTITUTE(SUBSTITUTE([.J34];&quot;/&quot;;&quot;-&quot;;1);&quot;/&quot;;&quot;-&quot;;1)&amp;&quot; 00:00:00'&quot;;&quot;&quot;)&amp;IF([.K34]&lt;&gt;&quot;&quot;;&quot;, &quot;&quot;revhid&quot;&quot; = &quot;&amp;VLOOKUP([.K34];[$usuarios_id.$A$1:.$B$10];2;0)&amp;&quot;, &quot;&quot;iniciorevhid&quot;&quot; = '&quot;&amp;SUBSTITUTE(SUBSTITUTE([.L34];&quot;/&quot;;&quot;-&quot;;1);&quot;/&quot;;&quot;-&quot;;1)&amp;&quot; 00:00:00'&quot;;&quot;&quot;)&amp;IF([.M34]&lt;&gt;&quot;&quot;;&quot;, &quot;&quot;terminoRevhid&quot;&quot; = '&quot;&amp;SUBSTITUTE(SUBSTITUTE([.M34];&quot;/&quot;;&quot;-&quot;;1);&quot;/&quot;;&quot;-&quot;;1)&amp;&quot; 00:00:00'&quot;;&quot;&quot;)&amp;&quot; WHERE mi = '&quot;&amp;[.C34]&amp;&quot;';&quot;" office:value-type="string" office:string-value="update cartas set status = '2.0', &quot;aqhid&quot; = 8, &quot;inicioaqhid&quot; = '2021-03-15 00:00:00', &quot;terminoaqhid&quot; = '2021-03-17 00:00:00', &quot;revhid&quot; = 3, &quot;iniciorevhid&quot; = '2021-03-17 00:00:00', &quot;terminoRevhid&quot; = '2021-03-17 00:00:00' WHERE mi = '1439-2-SO';" calcext:value-type="string">
            <text:p>update cartas set status = '2.0', "aqhid" = 8, "inicioaqhid" = '2021-03-15 00:00:00', "terminoaqhid" = '2021-03-17 00:00:00', "revhid" = 3, "iniciorevhid" = '2021-03-17 00:00:00', "terminoRevhid" = '2021-03-17 00:00:00' WHERE mi = '1439-2-SO';</text:p>
          </table:table-cell>
        </table:table-row>
        <table:table-row table:style-name="ro1">
          <table:table-cell office:value-type="string" calcext:value-type="string">
            <text:p>SB-24-Z-C-VI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3-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08</text:p>
          </table:table-cell>
          <table:table-cell office:value-type="string" calcext:value-type="string">
            <text:p>Sgt Albuquerque</text:p>
          </table:table-cell>
          <table:table-cell office:value-type="string" calcext:value-type="string">
            <text:p>2021/03/09</text:p>
          </table:table-cell>
          <table:table-cell office:value-type="string" calcext:value-type="string">
            <text:p>2021/03/15</text:p>
          </table:table-cell>
          <table:table-cell office:value-type="string" calcext:value-type="string">
            <text:p>ST Alves Neto</text:p>
          </table:table-cell>
          <table:table-cell office:value-type="string" calcext:value-type="string">
            <text:p>2021/03/31</text:p>
          </table:table-cell>
          <table:table-cell office:value-type="string" calcext:value-type="string">
            <text:p>2021/04/05</text:p>
          </table:table-cell>
          <table:table-cell table:formula="of:=&quot;update cartas set status = '&quot;&amp;IF([.M35]&lt;&gt;&quot;&quot;;&quot;2.0&quot;;IF([.L35]&lt;&gt;&quot;&quot;;&quot;1.256&quot;;IF([.J35]&lt;&gt;&quot;&quot;;&quot;1.128&quot;;&quot;1.64&quot;)))&amp;&quot;', &quot;&quot;aqhid&quot;&quot; = &quot;&amp;VLOOKUP([.H35];[$usuarios_id.$A$1:.$B$10];2;0)&amp;&quot;, &quot;&quot;inicioaqhid&quot;&quot; = '&quot;&amp;SUBSTITUTE(SUBSTITUTE([.I35];&quot;/&quot;;&quot;-&quot;;1);&quot;/&quot;;&quot;-&quot;;1)&amp;&quot; 00:00:00'&quot;&amp;IF([.J35]&lt;&gt;&quot;&quot;;&quot;, &quot;&quot;terminoaqhid&quot;&quot; = '&quot;&amp;SUBSTITUTE(SUBSTITUTE([.J35];&quot;/&quot;;&quot;-&quot;;1);&quot;/&quot;;&quot;-&quot;;1)&amp;&quot; 00:00:00'&quot;;&quot;&quot;)&amp;IF([.K35]&lt;&gt;&quot;&quot;;&quot;, &quot;&quot;revhid&quot;&quot; = &quot;&amp;VLOOKUP([.K35];[$usuarios_id.$A$1:.$B$10];2;0)&amp;&quot;, &quot;&quot;iniciorevhid&quot;&quot; = '&quot;&amp;SUBSTITUTE(SUBSTITUTE([.L35];&quot;/&quot;;&quot;-&quot;;1);&quot;/&quot;;&quot;-&quot;;1)&amp;&quot; 00:00:00'&quot;;&quot;&quot;)&amp;IF([.M35]&lt;&gt;&quot;&quot;;&quot;, &quot;&quot;terminoRevhid&quot;&quot; = '&quot;&amp;SUBSTITUTE(SUBSTITUTE([.M35];&quot;/&quot;;&quot;-&quot;;1);&quot;/&quot;;&quot;-&quot;;1)&amp;&quot; 00:00:00'&quot;;&quot;&quot;)&amp;&quot; WHERE mi = '&quot;&amp;[.C35]&amp;&quot;';&quot;" office:value-type="string" office:string-value="update cartas set status = '2.0', &quot;aqhid&quot; = 20, &quot;inicioaqhid&quot; = '2021-03-09 00:00:00', &quot;terminoaqhid&quot; = '2021-03-15 00:00:00', &quot;revhid&quot; = 3, &quot;iniciorevhid&quot; = '2021-03-31 00:00:00', &quot;terminoRevhid&quot; = '2021-04-05 00:00:00' WHERE mi = '1287-3-NE';" calcext:value-type="string">
            <text:p>update cartas set status = '2.0', "aqhid" = 20, "inicioaqhid" = '2021-03-09 00:00:00', "terminoaqhid" = '2021-03-15 00:00:00', "revhid" = 3, "iniciorevhid" = '2021-03-31 00:00:00', "terminoRevhid" = '2021-04-05 00:00:00' WHERE mi = '1287-3-NE';</text:p>
          </table:table-cell>
        </table:table-row>
        <table:table-row table:style-name="ro1">
          <table:table-cell office:value-type="string" calcext:value-type="string">
            <text:p>SC-24-V-B-III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2-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10</text:p>
          </table:table-cell>
          <table:table-cell office:value-type="string" calcext:value-type="string">
            <text:p>Sgt Albuquerque</text:p>
          </table:table-cell>
          <table:table-cell office:value-type="string" calcext:value-type="string">
            <text:p>2021/03/16</text:p>
          </table:table-cell>
          <table:table-cell table:number-columns-repeated="4"/>
          <table:table-cell table:formula="of:=&quot;update cartas set status = '&quot;&amp;IF([.M36]&lt;&gt;&quot;&quot;;&quot;2.0&quot;;IF([.L36]&lt;&gt;&quot;&quot;;&quot;1.256&quot;;IF([.J36]&lt;&gt;&quot;&quot;;&quot;1.128&quot;;&quot;1.64&quot;)))&amp;&quot;', &quot;&quot;aqhid&quot;&quot; = &quot;&amp;VLOOKUP([.H36];[$usuarios_id.$A$1:.$B$10];2;0)&amp;&quot;, &quot;&quot;inicioaqhid&quot;&quot; = '&quot;&amp;SUBSTITUTE(SUBSTITUTE([.I36];&quot;/&quot;;&quot;-&quot;;1);&quot;/&quot;;&quot;-&quot;;1)&amp;&quot; 00:00:00'&quot;&amp;IF([.J36]&lt;&gt;&quot;&quot;;&quot;, &quot;&quot;terminoaqhid&quot;&quot; = '&quot;&amp;SUBSTITUTE(SUBSTITUTE([.J36];&quot;/&quot;;&quot;-&quot;;1);&quot;/&quot;;&quot;-&quot;;1)&amp;&quot; 00:00:00'&quot;;&quot;&quot;)&amp;IF([.K36]&lt;&gt;&quot;&quot;;&quot;, &quot;&quot;revhid&quot;&quot; = &quot;&amp;VLOOKUP([.K36];[$usuarios_id.$A$1:.$B$10];2;0)&amp;&quot;, &quot;&quot;iniciorevhid&quot;&quot; = '&quot;&amp;SUBSTITUTE(SUBSTITUTE([.L36];&quot;/&quot;;&quot;-&quot;;1);&quot;/&quot;;&quot;-&quot;;1)&amp;&quot; 00:00:00'&quot;;&quot;&quot;)&amp;IF([.M36]&lt;&gt;&quot;&quot;;&quot;, &quot;&quot;terminoRevhid&quot;&quot; = '&quot;&amp;SUBSTITUTE(SUBSTITUTE([.M36];&quot;/&quot;;&quot;-&quot;;1);&quot;/&quot;;&quot;-&quot;;1)&amp;&quot; 00:00:00'&quot;;&quot;&quot;)&amp;&quot; WHERE mi = '&quot;&amp;[.C36]&amp;&quot;';&quot;" office:value-type="string" office:string-value="update cartas set status = '1.64', &quot;aqhid&quot; = 20, &quot;inicioaqhid&quot; = '2021-03-16 00:00:00' WHERE mi = '1363-2-NE';" calcext:value-type="string">
            <text:p>update cartas set status = '1.64', "aqhid" = 20, "inicioaqhid" = '2021-03-16 00:00:00' WHERE mi = '1363-2-NE';</text:p>
          </table:table-cell>
        </table:table-row>
        <table:table-row table:style-name="ro1">
          <table:table-cell office:value-type="string" calcext:value-type="string">
            <text:p>SC-25-V-A-II-2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1-2-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06</text:p>
          </table:table-cell>
          <table:table-cell office:value-type="string" calcext:value-type="string">
            <text:p>Sgt Albuquerque</text:p>
          </table:table-cell>
          <table:table-cell office:value-type="string" calcext:value-type="string">
            <text:p>2021/04/07</text:p>
          </table:table-cell>
          <table:table-cell table:number-columns-repeated="4"/>
          <table:table-cell table:formula="of:=&quot;update cartas set status = '&quot;&amp;IF([.M37]&lt;&gt;&quot;&quot;;&quot;2.0&quot;;IF([.L37]&lt;&gt;&quot;&quot;;&quot;1.256&quot;;IF([.J37]&lt;&gt;&quot;&quot;;&quot;1.128&quot;;&quot;1.64&quot;)))&amp;&quot;', &quot;&quot;aqhid&quot;&quot; = &quot;&amp;VLOOKUP([.H37];[$usuarios_id.$A$1:.$B$10];2;0)&amp;&quot;, &quot;&quot;inicioaqhid&quot;&quot; = '&quot;&amp;SUBSTITUTE(SUBSTITUTE([.I37];&quot;/&quot;;&quot;-&quot;;1);&quot;/&quot;;&quot;-&quot;;1)&amp;&quot; 00:00:00'&quot;&amp;IF([.J37]&lt;&gt;&quot;&quot;;&quot;, &quot;&quot;terminoaqhid&quot;&quot; = '&quot;&amp;SUBSTITUTE(SUBSTITUTE([.J37];&quot;/&quot;;&quot;-&quot;;1);&quot;/&quot;;&quot;-&quot;;1)&amp;&quot; 00:00:00'&quot;;&quot;&quot;)&amp;IF([.K37]&lt;&gt;&quot;&quot;;&quot;, &quot;&quot;revhid&quot;&quot; = &quot;&amp;VLOOKUP([.K37];[$usuarios_id.$A$1:.$B$10];2;0)&amp;&quot;, &quot;&quot;iniciorevhid&quot;&quot; = '&quot;&amp;SUBSTITUTE(SUBSTITUTE([.L37];&quot;/&quot;;&quot;-&quot;;1);&quot;/&quot;;&quot;-&quot;;1)&amp;&quot; 00:00:00'&quot;;&quot;&quot;)&amp;IF([.M37]&lt;&gt;&quot;&quot;;&quot;, &quot;&quot;terminoRevhid&quot;&quot; = '&quot;&amp;SUBSTITUTE(SUBSTITUTE([.M37];&quot;/&quot;;&quot;-&quot;;1);&quot;/&quot;;&quot;-&quot;;1)&amp;&quot; 00:00:00'&quot;;&quot;&quot;)&amp;&quot; WHERE mi = '&quot;&amp;[.C37]&amp;&quot;';&quot;" office:value-type="string" office:string-value="update cartas set status = '1.64', &quot;aqhid&quot; = 20, &quot;inicioaqhid&quot; = '2021-04-07 00:00:00' WHERE mi = '1371-2-NE';" calcext:value-type="string">
            <text:p>update cartas set status = '1.64', "aqhid" = 20, "inicioaqhid" = '2021-04-07 00:00:00' WHERE mi = '1371-2-NE';</text:p>
          </table:table-cell>
        </table:table-row>
        <table:table-row table:style-name="ro1">
          <table:table-cell office:value-type="string" calcext:value-type="string">
            <text:p>SB-24-Y-C-III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2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III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2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3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3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3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3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3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4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4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4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4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4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4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4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4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I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05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II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05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II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08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-3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09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09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-3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09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09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-4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09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09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-4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09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-4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09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I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10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-4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12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I-3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13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I-3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13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I-4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13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I-4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13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I-4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13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II-3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14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1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1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1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1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1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1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C-VI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1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1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1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1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IV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2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1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1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1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3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4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4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4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1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4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4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4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4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284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4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4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Y-D-VI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4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V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V-1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V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V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V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V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V-3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V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V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IV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5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-1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-3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6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1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3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C-VI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87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1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1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1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1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2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2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2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3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3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IV-4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8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V-4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9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V-4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89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VI-3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90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VI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90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VI-3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90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VI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90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VI-4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0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VI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90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VI-4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0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4-Z-D-VI-4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290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1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2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2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2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3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3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3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3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4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4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4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IV-4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1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1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1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1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1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2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2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2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2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3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3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3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3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4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4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4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-4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292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I-1-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93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I-1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93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I-1-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93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I-1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93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I-3-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93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I-3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93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I-3-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93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-25-Y-C-VI-3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293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59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1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III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0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1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1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1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1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1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1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1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2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3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1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3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3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363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II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3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-3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4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1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1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3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3-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-24-X-A-II-3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4-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-24-X-A-II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4-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3/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-24-X-A-II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5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1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1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3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3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II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366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1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1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1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1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2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2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2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3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3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4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4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-4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7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1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1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2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2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2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2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3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3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4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4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-4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8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1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1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1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1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2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69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2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2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69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2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3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3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4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69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4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69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II-4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369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1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1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1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1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2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2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2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2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3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3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3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3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4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4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4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-4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0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I-1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1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I-1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1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I-1-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I-1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I-2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371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I-2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I-3-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I-3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I-3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I-4-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4-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07</text:p>
          </table:table-cell>
          <table:table-cell/>
          <table:table-cell office:value-type="string" calcext:value-type="string">
            <text:p>2021/04/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-25-V-A-II-4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1-4-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gt Elizeu</text:p>
          </table:table-cell>
          <table:table-cell table:number-columns-repeated="2" office:value-type="string" calcext:value-type="string">
            <text:p>2021/04/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-25-V-A-III-1-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372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1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7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7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7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7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7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7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7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1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1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1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A-VI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8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1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1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1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IV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39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1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1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1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0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I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1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I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441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I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1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I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1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I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1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I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1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B-VI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1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1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1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3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IV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2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1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1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3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3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3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1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1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3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3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3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4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4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A-VI-4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444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1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1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1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1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2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2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2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2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3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3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4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4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IV-4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5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1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1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1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1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2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2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2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2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3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3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4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4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-4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6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1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1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1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1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2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7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2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2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7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2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3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3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4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7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4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7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B-VI-4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47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1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1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1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1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2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2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2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2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3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3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3-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3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4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4-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IV-4-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448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1-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1-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-25-V-A-V-1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1-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1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2-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2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2-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lves Neto</text:p>
          </table:table-cell>
          <table:table-cell table:number-columns-repeated="2" office:value-type="string" calcext:value-type="string">
            <text:p>2021/04/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-25-V-A-V-2-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2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3-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3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3-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4-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4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-4-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5-V-A-VI-1-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449-A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1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2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2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4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4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4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4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C-III-4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5-4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1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6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6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1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6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1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6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2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6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2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6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3-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6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3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6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3-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6-3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-3-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6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V-D-II-1-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517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0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-1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0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-1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0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0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0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-2-S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0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-2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0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-3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0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-4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0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I-1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1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I-1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1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I-1-S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1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I-2-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1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C-III-2-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521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-1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2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-1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2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-1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2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-2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2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-2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2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-2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2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-2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2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-4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2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2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1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1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1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1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2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2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2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2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2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3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3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3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3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4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4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-4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3-4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I-1-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4-1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I-1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4-1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I-1-S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4-1-S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I-1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4-1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I-2-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524-2-N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I-2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4-2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I-2-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4-2-S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-24-X-D-III-3-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524-3-NO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</table:table>
      <table:table table:name="usuarios_id" table:style-name="ta1">
        <table:table-column table:style-name="co2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 Alves Ne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gt Albuquerq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gt Souza Mend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gt Romulo Pereir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gt Raoni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gt Olivald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gt Josie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gt Irl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gt Garcia Filh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gt Elizeu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5" table:target-range-address="ALL.A1:ALL.M626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09:23:40.3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26T10:37:42.860000000</dc:date>
    <meta:editing-duration>PT1H12M35S</meta:editing-duration>
    <meta:editing-cycles>14</meta:editing-cycles>
    <meta:generator>LibreOffice/6.4.5.2$Windows_X86_64 LibreOffice_project/a726b36747cf2001e06b58ad5db1aa3a9a1872d6</meta:generator>
    <meta:document-statistic meta:table-count="7" meta:cell-count="5060" meta:object-count="0"/>
  </office:meta>
</office:document-meta>
</file>